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3.205cm"/>
    </style:style>
    <style:style style:name="Πίνακας2.B" style:family="table-column">
      <style:table-column-properties style:column-width="0.998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none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3.205cm"/>
    </style:style>
    <style:style style:name="Πίνακας3.B" style:family="table-column">
      <style:table-column-properties style:column-width="0.998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none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3.099cm"/>
    </style:style>
    <style:style style:name="Πίνακας4.B" style:family="table-column">
      <style:table-column-properties style:column-width="1.3cm"/>
    </style:style>
    <style:style style:name="Πίνακας4.C" style:family="table-column">
      <style:table-column-properties style:column-width="1.266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none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406cm"/>
    </style:style>
    <style:style style:name="Πίνακας5.C" style:family="table-column">
      <style:table-column-properties style:column-width="1.266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none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none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6.A3" style:family="table-cell">
      <style:table-cell-properties fo:padding="0.097cm" fo:border-left="0.05pt solid #000000" fo:border-right="none" fo:border-top="none" fo:border-bottom="0.05pt solid #000000"/>
    </style:style>
    <style:style style:name="Πίνακας6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602cm"/>
    </style:style>
    <style:style style:name="Πίνακας7.D" style:family="table-column">
      <style:table-column-properties style:column-width="1.498cm"/>
    </style:style>
    <style:style style:name="Πίνακας7.E" style:family="table-column">
      <style:table-column-properties style:column-width="1.748cm"/>
    </style:style>
    <style:style style:name="Πίνακας7.F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none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7.A3" style:family="table-cell">
      <style:table-cell-properties fo:padding="0.097cm" fo:border-left="0.05pt solid #000000" fo:border-right="none" fo:border-top="none" fo:border-bottom="0.05pt solid #000000"/>
    </style:style>
    <style:style style:name="Πίνακας7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8" style:family="table">
      <style:table-properties style:width="16.993cm" table:align="left"/>
    </style:style>
    <style:style style:name="Πίνακας8.A" style:family="table-column">
      <style:table-column-properties style:column-width="2.706cm"/>
    </style:style>
    <style:style style:name="Πίνακας8.B" style:family="table-column">
      <style:table-column-properties style:column-width="1.392cm"/>
    </style:style>
    <style:style style:name="Πίνακας8.C" style:family="table-column">
      <style:table-column-properties style:column-width="1.568cm"/>
    </style:style>
    <style:style style:name="Πίνακας8.D" style:family="table-column">
      <style:table-column-properties style:column-width="1.889cm"/>
    </style:style>
    <style:style style:name="Πίνακας8.I" style:family="table-column">
      <style:table-column-properties style:column-width="1.882cm"/>
    </style:style>
    <style:style style:name="Πίνακας8.A1" style:family="table-cell">
      <style:table-cell-properties fo:padding="0.097cm" fo:border="0.05pt solid #000000"/>
    </style:style>
    <style:style style:name="Πίνακας8.A2" style:family="table-cell">
      <style:table-cell-properties fo:padding="0.097cm" fo:border-left="0.05pt solid #000000" fo:border-right="none" fo:border-top="none" fo:border-bottom="0.05pt solid #000000"/>
    </style:style>
    <style:style style:name="Πίνακας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8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8.I4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" style:family="table">
      <style:table-properties style:width="16.993cm" table:align="left"/>
    </style:style>
    <style:style style:name="Πίνακας9.A" style:family="table-column">
      <style:table-column-properties style:column-width="2.706cm"/>
    </style:style>
    <style:style style:name="Πίνακας9.B" style:family="table-column">
      <style:table-column-properties style:column-width="1.392cm"/>
    </style:style>
    <style:style style:name="Πίνακας9.C" style:family="table-column">
      <style:table-column-properties style:column-width="1.568cm"/>
    </style:style>
    <style:style style:name="Πίνακας9.D" style:family="table-column">
      <style:table-column-properties style:column-width="1.889cm"/>
    </style:style>
    <style:style style:name="Πίνακας9.I" style:family="table-column">
      <style:table-column-properties style:column-width="1.882cm"/>
    </style:style>
    <style:style style:name="Πίνακας9.A1" style:family="table-cell">
      <style:table-cell-properties fo:padding="0.097cm" fo:border="0.05pt solid #000000"/>
    </style:style>
    <style:style style:name="Πίνακας9.A2" style:family="table-cell">
      <style:table-cell-properties fo:padding="0.097cm" fo:border-left="0.05pt solid #000000" fo:border-right="none" fo:border-top="none" fo:border-bottom="0.05pt solid #000000"/>
    </style:style>
    <style:style style:name="Πίνακας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9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9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.8" style:family="table-row">
      <style:table-row-properties style:min-row-height="0.75cm"/>
    </style:style>
    <style:style style:name="Πίνακας10" style:family="table">
      <style:table-properties style:width="16.993cm" table:align="left"/>
    </style:style>
    <style:style style:name="Πίνακας10.A" style:family="table-column">
      <style:table-column-properties style:column-width="3.205cm"/>
    </style:style>
    <style:style style:name="Πίνακας10.B" style:family="table-column">
      <style:table-column-properties style:column-width="0.998cm"/>
    </style:style>
    <style:style style:name="Πίνακας10.C" style:family="table-column">
      <style:table-column-properties style:column-width="1.462cm"/>
    </style:style>
    <style:style style:name="Πίνακας10.D" style:family="table-column">
      <style:table-column-properties style:column-width="1.889cm"/>
    </style:style>
    <style:style style:name="Πίνακας10.I" style:family="table-column">
      <style:table-column-properties style:column-width="1.882cm"/>
    </style:style>
    <style:style style:name="Πίνακας10.A1" style:family="table-cell">
      <style:table-cell-properties fo:padding="0.097cm" fo:border-left="0.05pt solid #000000" fo:border-right="none" fo:border-top="0.05pt solid #000000" fo:border-bottom="none"/>
    </style:style>
    <style:style style:name="Πίνακας10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0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0.A2" style:family="table-cell">
      <style:table-cell-properties fo:padding="0.097cm" fo:border-left="0.05pt solid #000000" fo:border-right="none" fo:border-top="none" fo:border-bottom="none"/>
    </style:style>
    <style:style style:name="Πίνακας10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0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0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0.A3" style:family="table-cell">
      <style:table-cell-properties fo:padding="0.097cm" fo:border-left="0.05pt solid #000000" fo:border-right="none" fo:border-top="none" fo:border-bottom="0.05pt solid #000000"/>
    </style:style>
    <style:style style:name="Πίνακας10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0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0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1" style:family="table">
      <style:table-properties style:width="16.993cm" table:align="left"/>
    </style:style>
    <style:style style:name="Πίνακας11.A" style:family="table-column">
      <style:table-column-properties style:column-width="3.205cm"/>
    </style:style>
    <style:style style:name="Πίνακας11.B" style:family="table-column">
      <style:table-column-properties style:column-width="0.998cm"/>
    </style:style>
    <style:style style:name="Πίνακας11.C" style:family="table-column">
      <style:table-column-properties style:column-width="1.462cm"/>
    </style:style>
    <style:style style:name="Πίνακας11.D" style:family="table-column">
      <style:table-column-properties style:column-width="1.889cm"/>
    </style:style>
    <style:style style:name="Πίνακας11.I" style:family="table-column">
      <style:table-column-properties style:column-width="1.882cm"/>
    </style:style>
    <style:style style:name="Πίνακας11.A1" style:family="table-cell">
      <style:table-cell-properties fo:padding="0.097cm" fo:border-left="0.05pt solid #000000" fo:border-right="none" fo:border-top="0.05pt solid #000000" fo:border-bottom="none"/>
    </style:style>
    <style:style style:name="Πίνακας11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1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1.A2" style:family="table-cell">
      <style:table-cell-properties fo:padding="0.097cm" fo:border-left="0.05pt solid #000000" fo:border-right="none" fo:border-top="none" fo:border-bottom="none"/>
    </style:style>
    <style:style style:name="Πίνακας11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1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1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1.A3" style:family="table-cell">
      <style:table-cell-properties fo:padding="0.097cm" fo:border-left="0.05pt solid #000000" fo:border-right="none" fo:border-top="none" fo:border-bottom="0.05pt solid #000000"/>
    </style:style>
    <style:style style:name="Πίνακας11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1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2" style:family="table">
      <style:table-properties style:width="16.993cm" table:align="left"/>
    </style:style>
    <style:style style:name="Πίνακας12.A" style:family="table-column">
      <style:table-column-properties style:column-width="3.099cm"/>
    </style:style>
    <style:style style:name="Πίνακας12.B" style:family="table-column">
      <style:table-column-properties style:column-width="1.3cm"/>
    </style:style>
    <style:style style:name="Πίνακας12.C" style:family="table-column">
      <style:table-column-properties style:column-width="1.266cm"/>
    </style:style>
    <style:style style:name="Πίνακας12.D" style:family="table-column">
      <style:table-column-properties style:column-width="1.889cm"/>
    </style:style>
    <style:style style:name="Πίνακας12.I" style:family="table-column">
      <style:table-column-properties style:column-width="1.882cm"/>
    </style:style>
    <style:style style:name="Πίνακας12.A1" style:family="table-cell">
      <style:table-cell-properties fo:padding="0.097cm" fo:border-left="0.05pt solid #000000" fo:border-right="none" fo:border-top="0.05pt solid #000000" fo:border-bottom="none"/>
    </style:style>
    <style:style style:name="Πίνακας1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2.A2" style:family="table-cell">
      <style:table-cell-properties fo:padding="0.097cm" fo:border-left="0.05pt solid #000000" fo:border-right="none" fo:border-top="none" fo:border-bottom="none"/>
    </style:style>
    <style:style style:name="Πίνακας12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2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2.A3" style:family="table-cell">
      <style:table-cell-properties fo:padding="0.097cm" fo:border-left="0.05pt solid #000000" fo:border-right="none" fo:border-top="none" fo:border-bottom="0.05pt solid #000000"/>
    </style:style>
    <style:style style:name="Πίνακας12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2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3" style:family="table">
      <style:table-properties style:width="16.993cm" table:align="left"/>
    </style:style>
    <style:style style:name="Πίνακας13.A" style:family="table-column">
      <style:table-column-properties style:column-width="2.993cm"/>
    </style:style>
    <style:style style:name="Πίνακας13.B" style:family="table-column">
      <style:table-column-properties style:column-width="1.406cm"/>
    </style:style>
    <style:style style:name="Πίνακας13.C" style:family="table-column">
      <style:table-column-properties style:column-width="1.266cm"/>
    </style:style>
    <style:style style:name="Πίνακας13.D" style:family="table-column">
      <style:table-column-properties style:column-width="1.889cm"/>
    </style:style>
    <style:style style:name="Πίνακας13.I" style:family="table-column">
      <style:table-column-properties style:column-width="1.882cm"/>
    </style:style>
    <style:style style:name="Πίνακας13.A1" style:family="table-cell">
      <style:table-cell-properties fo:padding="0.097cm" fo:border-left="0.05pt solid #000000" fo:border-right="none" fo:border-top="0.05pt solid #000000" fo:border-bottom="none"/>
    </style:style>
    <style:style style:name="Πίνακας1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3.A2" style:family="table-cell">
      <style:table-cell-properties fo:padding="0.097cm" fo:border-left="0.05pt solid #000000" fo:border-right="none" fo:border-top="none" fo:border-bottom="none"/>
    </style:style>
    <style:style style:name="Πίνακας13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3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3.A3" style:family="table-cell">
      <style:table-cell-properties fo:padding="0.097cm" fo:border-left="0.05pt solid #000000" fo:border-right="none" fo:border-top="none" fo:border-bottom="0.05pt solid #000000"/>
    </style:style>
    <style:style style:name="Πίνακας13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3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4" style:family="table">
      <style:table-properties style:width="16.993cm" table:align="left"/>
    </style:style>
    <style:style style:name="Πίνακας14.A" style:family="table-column">
      <style:table-column-properties style:column-width="2.993cm"/>
    </style:style>
    <style:style style:name="Πίνακας14.B" style:family="table-column">
      <style:table-column-properties style:column-width="1.406cm"/>
    </style:style>
    <style:style style:name="Πίνακας14.C" style:family="table-column">
      <style:table-column-properties style:column-width="1.603cm"/>
    </style:style>
    <style:style style:name="Πίνακας14.D" style:family="table-column">
      <style:table-column-properties style:column-width="1.552cm"/>
    </style:style>
    <style:style style:name="Πίνακας14.E" style:family="table-column">
      <style:table-column-properties style:column-width="1.889cm"/>
    </style:style>
    <style:style style:name="Πίνακας14.I" style:family="table-column">
      <style:table-column-properties style:column-width="1.882cm"/>
    </style:style>
    <style:style style:name="Πίνακας14.A1" style:family="table-cell">
      <style:table-cell-properties fo:padding="0.097cm" fo:border-left="0.05pt solid #000000" fo:border-right="none" fo:border-top="0.05pt solid #000000" fo:border-bottom="none"/>
    </style:style>
    <style:style style:name="Πίνακας1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4.A2" style:family="table-cell">
      <style:table-cell-properties fo:padding="0.097cm" fo:border-left="0.05pt solid #000000" fo:border-right="none" fo:border-top="none" fo:border-bottom="none"/>
    </style:style>
    <style:style style:name="Πίνακας1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4.A3" style:family="table-cell">
      <style:table-cell-properties fo:padding="0.097cm" fo:border-left="0.05pt solid #000000" fo:border-right="none" fo:border-top="none" fo:border-bottom="0.05pt solid #000000"/>
    </style:style>
    <style:style style:name="Πίνακας1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5" style:family="table">
      <style:table-properties style:width="16.993cm" table:align="left"/>
    </style:style>
    <style:style style:name="Πίνακας15.A" style:family="table-column">
      <style:table-column-properties style:column-width="2.993cm"/>
    </style:style>
    <style:style style:name="Πίνακας15.B" style:family="table-column">
      <style:table-column-properties style:column-width="1.603cm"/>
    </style:style>
    <style:style style:name="Πίνακας15.C" style:family="table-column">
      <style:table-column-properties style:column-width="1.602cm"/>
    </style:style>
    <style:style style:name="Πίνακας15.D" style:family="table-column">
      <style:table-column-properties style:column-width="1.498cm"/>
    </style:style>
    <style:style style:name="Πίνακας15.E" style:family="table-column">
      <style:table-column-properties style:column-width="1.748cm"/>
    </style:style>
    <style:style style:name="Πίνακας15.F" style:family="table-column">
      <style:table-column-properties style:column-width="1.889cm"/>
    </style:style>
    <style:style style:name="Πίνακας15.I" style:family="table-column">
      <style:table-column-properties style:column-width="1.882cm"/>
    </style:style>
    <style:style style:name="Πίνακας15.A1" style:family="table-cell">
      <style:table-cell-properties fo:padding="0.097cm" fo:border-left="0.05pt solid #000000" fo:border-right="none" fo:border-top="0.05pt solid #000000" fo:border-bottom="none"/>
    </style:style>
    <style:style style:name="Πίνακας1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5.A2" style:family="table-cell">
      <style:table-cell-properties fo:padding="0.097cm" fo:border-left="0.05pt solid #000000" fo:border-right="none" fo:border-top="none" fo:border-bottom="none"/>
    </style:style>
    <style:style style:name="Πίνακας1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5.A3" style:family="table-cell">
      <style:table-cell-properties fo:padding="0.097cm" fo:border-left="0.05pt solid #000000" fo:border-right="none" fo:border-top="none" fo:border-bottom="0.05pt solid #000000"/>
    </style:style>
    <style:style style:name="Πίνακας1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6" style:family="table">
      <style:table-properties style:width="16.993cm" table:align="left"/>
    </style:style>
    <style:style style:name="Πίνακας16.A" style:family="table-column">
      <style:table-column-properties style:column-width="2.706cm"/>
    </style:style>
    <style:style style:name="Πίνακας16.B" style:family="table-column">
      <style:table-column-properties style:column-width="1.392cm"/>
    </style:style>
    <style:style style:name="Πίνακας16.C" style:family="table-column">
      <style:table-column-properties style:column-width="1.568cm"/>
    </style:style>
    <style:style style:name="Πίνακας16.D" style:family="table-column">
      <style:table-column-properties style:column-width="1.889cm"/>
    </style:style>
    <style:style style:name="Πίνακας16.I" style:family="table-column">
      <style:table-column-properties style:column-width="1.882cm"/>
    </style:style>
    <style:style style:name="Πίνακας16.A1" style:family="table-cell">
      <style:table-cell-properties fo:padding="0.097cm" fo:border="0.05pt solid #000000"/>
    </style:style>
    <style:style style:name="Πίνακας16.A2" style:family="table-cell">
      <style:table-cell-properties fo:padding="0.097cm" fo:border-left="0.05pt solid #000000" fo:border-right="none" fo:border-top="none" fo:border-bottom="0.05pt solid #000000"/>
    </style:style>
    <style:style style:name="Πίνακας1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6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6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6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7" style:family="table">
      <style:table-properties style:width="16.993cm" table:align="left"/>
    </style:style>
    <style:style style:name="Πίνακας17.A" style:family="table-column">
      <style:table-column-properties style:column-width="2.706cm"/>
    </style:style>
    <style:style style:name="Πίνακας17.B" style:family="table-column">
      <style:table-column-properties style:column-width="1.392cm"/>
    </style:style>
    <style:style style:name="Πίνακας17.C" style:family="table-column">
      <style:table-column-properties style:column-width="1.568cm"/>
    </style:style>
    <style:style style:name="Πίνακας17.D" style:family="table-column">
      <style:table-column-properties style:column-width="1.889cm"/>
    </style:style>
    <style:style style:name="Πίνακας17.I" style:family="table-column">
      <style:table-column-properties style:column-width="1.882cm"/>
    </style:style>
    <style:style style:name="Πίνακας17.A1" style:family="table-cell">
      <style:table-cell-properties fo:padding="0.097cm" fo:border="0.05pt solid #000000"/>
    </style:style>
    <style:style style:name="Πίνακας17.A2" style:family="table-cell">
      <style:table-cell-properties fo:padding="0.097cm" fo:border-left="0.05pt solid #000000" fo:border-right="none" fo:border-top="none" fo:border-bottom="0.05pt solid #000000"/>
    </style:style>
    <style:style style:name="Πίνακας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7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7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7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" style:family="table">
      <style:table-properties style:width="8.602cm" table:align="left"/>
    </style:style>
    <style:style style:name="Πίνακας20.A" style:family="table-column">
      <style:table-column-properties style:column-width="2.706cm"/>
    </style:style>
    <style:style style:name="Πίνακας20.B" style:family="table-column">
      <style:table-column-properties style:column-width="2.692cm"/>
    </style:style>
    <style:style style:name="Πίνακας20.C" style:family="table-column">
      <style:table-column-properties style:column-width="3.205cm"/>
    </style:style>
    <style:style style:name="Πίνακας20.A1" style:family="table-cell">
      <style:table-cell-properties fo:padding="0.097cm" fo:border="0.05pt solid #000000"/>
    </style:style>
    <style:style style:name="Πίνακας20.A2" style:family="table-cell">
      <style:table-cell-properties fo:padding="0.097cm" fo:border-left="0.05pt solid #000000" fo:border-right="none" fo:border-top="none" fo:border-bottom="0.05pt solid #000000"/>
    </style:style>
    <style:style style:name="Πίνακας20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0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0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8" style:family="table">
      <style:table-properties style:width="8.602cm" table:align="left"/>
    </style:style>
    <style:style style:name="Πίνακας18.A" style:family="table-column">
      <style:table-column-properties style:column-width="2.706cm"/>
    </style:style>
    <style:style style:name="Πίνακας18.B" style:family="table-column">
      <style:table-column-properties style:column-width="2.692cm"/>
    </style:style>
    <style:style style:name="Πίνακας18.C" style:family="table-column">
      <style:table-column-properties style:column-width="3.205cm"/>
    </style:style>
    <style:style style:name="Πίνακας18.A1" style:family="table-cell">
      <style:table-cell-properties fo:padding="0.097cm" fo:border="0.05pt solid #000000"/>
    </style:style>
    <style:style style:name="Πίνακας18.A2" style:family="table-cell">
      <style:table-cell-properties fo:padding="0.097cm" fo:border-left="0.05pt solid #000000" fo:border-right="none" fo:border-top="none" fo:border-bottom="0.05pt solid #000000"/>
    </style:style>
    <style:style style:name="Πίνακας18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8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9" style:family="table">
      <style:table-properties style:width="8.602cm" table:align="left"/>
    </style:style>
    <style:style style:name="Πίνακας19.A" style:family="table-column">
      <style:table-column-properties style:column-width="2.706cm"/>
    </style:style>
    <style:style style:name="Πίνακας19.B" style:family="table-column">
      <style:table-column-properties style:column-width="2.692cm"/>
    </style:style>
    <style:style style:name="Πίνακας19.C" style:family="table-column">
      <style:table-column-properties style:column-width="3.205cm"/>
    </style:style>
    <style:style style:name="Πίνακας19.A1" style:family="table-cell">
      <style:table-cell-properties fo:padding="0.097cm" fo:border="0.05pt solid #000000"/>
    </style:style>
    <style:style style:name="Πίνακας19.A2" style:family="table-cell">
      <style:table-cell-properties fo:padding="0.097cm" fo:border-left="0.05pt solid #000000" fo:border-right="none" fo:border-top="none" fo:border-bottom="0.05pt solid #000000"/>
    </style:style>
    <style:style style:name="Πίνακας19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9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1" style:family="table">
      <style:table-properties style:width="8.602cm" table:align="left"/>
    </style:style>
    <style:style style:name="Πίνακας21.A" style:family="table-column">
      <style:table-column-properties style:column-width="2.706cm"/>
    </style:style>
    <style:style style:name="Πίνακας21.B" style:family="table-column">
      <style:table-column-properties style:column-width="2.692cm"/>
    </style:style>
    <style:style style:name="Πίνακας21.C" style:family="table-column">
      <style:table-column-properties style:column-width="3.205cm"/>
    </style:style>
    <style:style style:name="Πίνακας21.A1" style:family="table-cell">
      <style:table-cell-properties fo:padding="0.097cm" fo:border="0.05pt solid #000000"/>
    </style:style>
    <style:style style:name="Πίνακας21.A2" style:family="table-cell">
      <style:table-cell-properties fo:padding="0.097cm" fo:border-left="0.05pt solid #000000" fo:border-right="none" fo:border-top="none" fo:border-bottom="0.05pt solid #000000"/>
    </style:style>
    <style:style style:name="Πίνακας2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1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1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2" style:family="table">
      <style:table-properties style:width="8.602cm" table:align="left"/>
    </style:style>
    <style:style style:name="Πίνακας22.A" style:family="table-column">
      <style:table-column-properties style:column-width="2.706cm"/>
    </style:style>
    <style:style style:name="Πίνακας22.B" style:family="table-column">
      <style:table-column-properties style:column-width="2.692cm"/>
    </style:style>
    <style:style style:name="Πίνακας22.C" style:family="table-column">
      <style:table-column-properties style:column-width="3.205cm"/>
    </style:style>
    <style:style style:name="Πίνακας22.A1" style:family="table-cell">
      <style:table-cell-properties fo:padding="0.097cm" fo:border="0.05pt solid #000000"/>
    </style:style>
    <style:style style:name="Πίνακας22.A2" style:family="table-cell">
      <style:table-cell-properties fo:padding="0.097cm" fo:border-left="0.05pt solid #000000" fo:border-right="none" fo:border-top="none" fo:border-bottom="0.05pt solid #000000"/>
    </style:style>
    <style:style style:name="Πίνακας22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2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2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3" style:family="table">
      <style:table-properties style:width="8.602cm" table:align="left"/>
    </style:style>
    <style:style style:name="Πίνακας23.A" style:family="table-column">
      <style:table-column-properties style:column-width="2.706cm"/>
    </style:style>
    <style:style style:name="Πίνακας23.B" style:family="table-column">
      <style:table-column-properties style:column-width="2.692cm"/>
    </style:style>
    <style:style style:name="Πίνακας23.C" style:family="table-column">
      <style:table-column-properties style:column-width="3.205cm"/>
    </style:style>
    <style:style style:name="Πίνακας23.A1" style:family="table-cell">
      <style:table-cell-properties fo:padding="0.097cm" fo:border="0.05pt solid #000000"/>
    </style:style>
    <style:style style:name="Πίνακας23.A2" style:family="table-cell">
      <style:table-cell-properties fo:padding="0.097cm" fo:border-left="0.05pt solid #000000" fo:border-right="none" fo:border-top="none" fo:border-bottom="0.05pt solid #000000"/>
    </style:style>
    <style:style style:name="Πίνακας23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3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3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4" style:family="table">
      <style:table-properties style:width="8.602cm" table:align="left"/>
    </style:style>
    <style:style style:name="Πίνακας24.A" style:family="table-column">
      <style:table-column-properties style:column-width="2.706cm"/>
    </style:style>
    <style:style style:name="Πίνακας24.B" style:family="table-column">
      <style:table-column-properties style:column-width="2.692cm"/>
    </style:style>
    <style:style style:name="Πίνακας24.C" style:family="table-column">
      <style:table-column-properties style:column-width="3.205cm"/>
    </style:style>
    <style:style style:name="Πίνακας24.A1" style:family="table-cell">
      <style:table-cell-properties fo:padding="0.097cm" fo:border="0.05pt solid #000000"/>
    </style:style>
    <style:style style:name="Πίνακας24.A2" style:family="table-cell">
      <style:table-cell-properties fo:padding="0.097cm" fo:border-left="0.05pt solid #000000" fo:border-right="none" fo:border-top="none" fo:border-bottom="0.05pt solid #000000"/>
    </style:style>
    <style:style style:name="Πίνακας24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4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4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5" style:family="table">
      <style:table-properties style:width="8.602cm" table:align="left"/>
    </style:style>
    <style:style style:name="Πίνακας25.A" style:family="table-column">
      <style:table-column-properties style:column-width="2.706cm"/>
    </style:style>
    <style:style style:name="Πίνακας25.B" style:family="table-column">
      <style:table-column-properties style:column-width="2.692cm"/>
    </style:style>
    <style:style style:name="Πίνακας25.C" style:family="table-column">
      <style:table-column-properties style:column-width="3.205cm"/>
    </style:style>
    <style:style style:name="Πίνακας25.A1" style:family="table-cell">
      <style:table-cell-properties fo:padding="0.097cm" fo:border="0.05pt solid #000000"/>
    </style:style>
    <style:style style:name="Πίνακας25.A2" style:family="table-cell">
      <style:table-cell-properties fo:padding="0.097cm" fo:border-left="0.05pt solid #000000" fo:border-right="none" fo:border-top="none" fo:border-bottom="0.05pt solid #000000"/>
    </style:style>
    <style:style style:name="Πίνακας25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5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5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Standard">
      <style:text-properties fo:language="el" fo:country="GR" officeooo:rsid="001b627d" officeooo:paragraph-rsid="001b627d"/>
    </style:style>
    <style:style style:name="P6" style:family="paragraph" style:parent-style-name="Standard">
      <style:text-properties fo:language="el" fo:country="GR" officeooo:rsid="001adeee" officeooo:paragraph-rsid="001adeee"/>
    </style:style>
    <style:style style:name="P7" style:family="paragraph" style:parent-style-name="Standard">
      <style:paragraph-properties fo:text-align="start" style:justify-single-word="false"/>
      <style:text-properties fo:language="el" fo:country="GR" officeooo:rsid="007ffb01" officeooo:paragraph-rsid="007ffb01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7ffb01" officeooo:paragraph-rsid="00bedb8c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10ef11d" officeooo:paragraph-rsid="010ef11d"/>
    </style:style>
    <style:style style:name="P10" style:family="paragraph" style:parent-style-name="Standard">
      <style:text-properties fo:language="en" fo:country="US" officeooo:rsid="000d5279" officeooo:paragraph-rsid="001a0e1c"/>
    </style:style>
    <style:style style:name="P11" style:family="paragraph" style:parent-style-name="Standard">
      <style:text-properties fo:language="en" fo:country="US" officeooo:rsid="000eeece" officeooo:paragraph-rsid="001a0e1c"/>
    </style:style>
    <style:style style:name="P12" style:family="paragraph" style:parent-style-name="Standard">
      <style:text-properties fo:language="en" fo:country="US" officeooo:rsid="001097d1" officeooo:paragraph-rsid="001a0e1c"/>
    </style:style>
    <style:style style:name="P13" style:family="paragraph" style:parent-style-name="Standard">
      <style:text-properties fo:language="en" fo:country="US" officeooo:rsid="0012206c" officeooo:paragraph-rsid="001a0e1c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rsid="010d1135" officeooo:paragraph-rsid="00ac0529"/>
    </style:style>
    <style:style style:name="P15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l" fo:country="GR" officeooo:rsid="001d8dff" officeooo:paragraph-rsid="001d8dff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bedb8c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officeooo:rsid="001d8dff" officeooo:paragraph-rsid="001d8dff" style:font-size-asian="10.5pt" style:font-size-complex="12pt"/>
    </style:style>
    <style:style style:name="P28" style:family="paragraph" style:parent-style-name="Standard">
      <style:paragraph-properties fo:text-align="center" style:justify-single-word="false"/>
      <style:text-properties officeooo:paragraph-rsid="002e2677"/>
    </style:style>
    <style:style style:name="P29" style:family="paragraph" style:parent-style-name="Standard">
      <style:paragraph-properties fo:text-align="center" style:justify-single-word="false"/>
      <style:text-properties officeooo:paragraph-rsid="00ac0529"/>
    </style:style>
    <style:style style:name="P30" style:family="paragraph" style:parent-style-name="Standard">
      <style:paragraph-properties fo:text-align="center" style:justify-single-word="false"/>
      <style:text-properties officeooo:paragraph-rsid="00bedb8c"/>
    </style:style>
    <style:style style:name="P31" style:family="paragraph" style:parent-style-name="Standard">
      <style:paragraph-properties fo:text-align="center" style:justify-single-word="false"/>
      <style:text-properties officeooo:paragraph-rsid="015e9850"/>
    </style:style>
    <style:style style:name="P32" style:family="paragraph" style:parent-style-name="Standard">
      <style:paragraph-properties fo:text-align="center" style:justify-single-word="false"/>
      <style:text-properties officeooo:paragraph-rsid="0164c7b8"/>
    </style:style>
    <style:style style:name="P33" style:family="paragraph" style:parent-style-name="Standard">
      <style:paragraph-properties fo:text-align="center" style:justify-single-word="false"/>
      <style:text-properties officeooo:paragraph-rsid="01664022"/>
    </style:style>
    <style:style style:name="P34" style:family="paragraph" style:parent-style-name="Standard">
      <style:paragraph-properties fo:text-align="center" style:justify-single-word="false"/>
      <style:text-properties officeooo:paragraph-rsid="01675abf"/>
    </style:style>
    <style:style style:name="P35" style:family="paragraph" style:parent-style-name="Standard">
      <style:paragraph-properties fo:text-align="center" style:justify-single-word="false"/>
      <style:text-properties officeooo:paragraph-rsid="0168ff6d"/>
    </style:style>
    <style:style style:name="P36" style:family="paragraph" style:parent-style-name="Standard">
      <style:paragraph-properties fo:text-align="center" style:justify-single-word="false"/>
      <style:text-properties officeooo:paragraph-rsid="016af43a"/>
    </style:style>
    <style:style style:name="P37" style:family="paragraph" style:parent-style-name="Standard">
      <style:paragraph-properties fo:text-align="center" style:justify-single-word="false"/>
      <style:text-properties officeooo:paragraph-rsid="016c1074"/>
    </style:style>
    <style:style style:name="P38" style:family="paragraph" style:parent-style-name="Standard">
      <style:paragraph-properties fo:text-align="center" style:justify-single-word="false"/>
      <style:text-properties officeooo:paragraph-rsid="016de935"/>
    </style:style>
    <style:style style:name="P39" style:family="paragraph" style:parent-style-name="Standard">
      <style:text-properties officeooo:paragraph-rsid="002e2677"/>
    </style:style>
    <style:style style:name="P40" style:family="paragraph" style:parent-style-name="Standard">
      <style:paragraph-properties fo:text-align="start" style:justify-single-word="false"/>
      <style:text-properties officeooo:rsid="007ffb01" officeooo:paragraph-rsid="007ffb01"/>
    </style:style>
    <style:style style:name="P41" style:family="paragraph" style:parent-style-name="Standard">
      <style:paragraph-properties fo:text-align="start" style:justify-single-word="false"/>
      <style:text-properties officeooo:rsid="007ffb01" officeooo:paragraph-rsid="00bedb8c"/>
    </style:style>
    <style:style style:name="P42" style:family="paragraph" style:parent-style-name="Standard">
      <style:text-properties officeooo:paragraph-rsid="00bedb8c"/>
    </style:style>
    <style:style style:name="P43" style:family="paragraph" style:parent-style-name="Standard">
      <style:paragraph-properties fo:text-align="start" style:justify-single-word="false"/>
      <style:text-properties officeooo:rsid="017d1d6c" officeooo:paragraph-rsid="017d1d6c"/>
    </style:style>
    <style:style style:name="P44" style:family="paragraph" style:parent-style-name="Table_20_Contents">
      <style:text-properties officeooo:rsid="001a0e1c" officeooo:paragraph-rsid="001a0e1c"/>
    </style:style>
    <style:style style:name="P45" style:family="paragraph" style:parent-style-name="Table_20_Contents">
      <style:text-properties officeooo:paragraph-rsid="001a0e1c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bedb8c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1d995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bedb8c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3c8fa4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bedb8c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3cc2ae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bedb8c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3e1afa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bedb8c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3e3ccf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bedb8c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40576f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bedb8c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40f26f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bedb8c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424ffb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bedb8c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441189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bedb8c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4515b3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bedb8c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461f65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bedb8c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47e40e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bedb8c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810b1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c8ac4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bedb8c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4f54b5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bedb8c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54a752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bedb8c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55a2d7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bedb8c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5876cf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bedb8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5a51a0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bedb8c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5e0449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bedb8c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621808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bedb8c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631f95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bedb8c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649777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bedb8c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64e152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bedb8c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65c9c2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bedb8c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65f9ed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bedb8c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67ab39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bedb8c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6a507b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bedb8c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710326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bedb8c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728be9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bedb8c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76a39c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bedb8c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77297c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bedb8c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78dbc9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bedb8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7983b3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bedb8c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7b1633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bedb8c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7cfadf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bedb8c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7e1718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bedb8c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fo:language="en" fo:country="US" officeooo:rsid="00c0a4e7" officeooo:paragraph-rsid="00c0a4e7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fo:language="en" fo:country="US" officeooo:rsid="00c86eea" officeooo:paragraph-rsid="00c86eea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fo:language="en" fo:country="US" officeooo:rsid="00c9e63e" officeooo:paragraph-rsid="00c9e63e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fo:language="en" fo:country="US" officeooo:rsid="00f6896f" officeooo:paragraph-rsid="00f6896f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fo:language="en" fo:country="US" officeooo:rsid="00f72997" officeooo:paragraph-rsid="00f72997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fo:language="en" fo:country="US" officeooo:rsid="00f8bf4b" officeooo:paragraph-rsid="00f8bf4b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fo:language="en" fo:country="US" officeooo:rsid="00f9ed6b" officeooo:paragraph-rsid="00f9ed6b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en" fo:country="US" officeooo:rsid="00d8471a" officeooo:paragraph-rsid="00d8471a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en" fo:country="US" officeooo:rsid="00fd114a" officeooo:paragraph-rsid="00fd114a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fo:language="en" fo:country="US" officeooo:rsid="00fe0b09" officeooo:paragraph-rsid="00fe0b09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fo:language="en" fo:country="US" officeooo:rsid="00fe604c" officeooo:paragraph-rsid="00fe604c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fo:language="en" fo:country="US" officeooo:rsid="00ffd9c8" officeooo:paragraph-rsid="00ffd9c8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fo:language="en" fo:country="US" officeooo:rsid="01013d63" officeooo:paragraph-rsid="01013d63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en" fo:country="US" officeooo:rsid="0113e403" officeooo:paragraph-rsid="0113e403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en" fo:country="US" officeooo:rsid="0114210b" officeooo:paragraph-rsid="0114210b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fo:language="en" fo:country="US" officeooo:rsid="0115afb2" officeooo:paragraph-rsid="0115afb2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fo:language="en" fo:country="US" officeooo:rsid="0115cb0a" officeooo:paragraph-rsid="0115cb0a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fo:language="en" fo:country="US" officeooo:rsid="0115d63c" officeooo:paragraph-rsid="0115d63c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fo:language="en" fo:country="US" officeooo:rsid="0119204e" officeooo:paragraph-rsid="0119204e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fo:language="en" fo:country="US" officeooo:rsid="0119d76b" officeooo:paragraph-rsid="0119d76b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en" fo:country="US" officeooo:rsid="011b01ad" officeooo:paragraph-rsid="011b01ad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en" fo:country="US" officeooo:rsid="011c3177" officeooo:paragraph-rsid="011c3177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en" fo:country="US" officeooo:rsid="011dc986" officeooo:paragraph-rsid="011dc986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en" fo:country="US" officeooo:rsid="011f0642" officeooo:paragraph-rsid="011f0642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en" fo:country="US" officeooo:rsid="01254748" officeooo:paragraph-rsid="01254748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en" fo:country="US" officeooo:rsid="012725da" officeooo:paragraph-rsid="012725da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en" fo:country="US" officeooo:rsid="012a1460" officeooo:paragraph-rsid="012a1460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en" fo:country="US" officeooo:rsid="012bd7e5" officeooo:paragraph-rsid="012bd7e5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en" fo:country="US" officeooo:rsid="012d6432" officeooo:paragraph-rsid="012d6432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fo:language="en" fo:country="US" officeooo:rsid="012eeae4" officeooo:paragraph-rsid="012eeae4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en" fo:country="US" officeooo:rsid="012ffaa1" officeooo:paragraph-rsid="012ffaa1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en" fo:country="US" officeooo:rsid="013029d4" officeooo:paragraph-rsid="013029d4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fo:language="en" fo:country="US" officeooo:rsid="0130d69a" officeooo:paragraph-rsid="0130d69a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fo:language="en" fo:country="US" officeooo:rsid="0132f420" officeooo:paragraph-rsid="0132f420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fo:language="en" fo:country="US" officeooo:rsid="0133a3d0" officeooo:paragraph-rsid="0133a3d0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fo:language="en" fo:country="US" officeooo:rsid="0134daab" officeooo:paragraph-rsid="0134daab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fo:language="en" fo:country="US" officeooo:rsid="01360ee8" officeooo:paragraph-rsid="01360ee8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en" fo:country="US" officeooo:rsid="013912f3" officeooo:paragraph-rsid="013912f3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fo:language="en" fo:country="US" officeooo:rsid="013a944a" officeooo:paragraph-rsid="013a944a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fo:language="en" fo:country="US" officeooo:rsid="013d8230" officeooo:paragraph-rsid="013d8230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en" fo:country="US" officeooo:rsid="013e7d1a" officeooo:paragraph-rsid="013e7d1a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fo:language="en" fo:country="US" officeooo:rsid="013fcdd6" officeooo:paragraph-rsid="013fcdd6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fo:language="en" fo:country="US" officeooo:rsid="0140cd18" officeooo:paragraph-rsid="0140cd18" style:font-size-asian="10.5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fo:language="en" fo:country="US" officeooo:rsid="0141a05a" officeooo:paragraph-rsid="0141a05a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fo:language="en" fo:country="US" officeooo:rsid="014253ea" officeooo:paragraph-rsid="014253ea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fo:language="en" fo:country="US" officeooo:rsid="01428b3e" officeooo:paragraph-rsid="01428b3e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fo:language="en" fo:country="US" officeooo:rsid="0143ca62" officeooo:paragraph-rsid="0143ca62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fo:language="en" fo:country="US" officeooo:rsid="014794f5" officeooo:paragraph-rsid="014794f5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fo:language="en" fo:country="US" officeooo:rsid="01495e6f" officeooo:paragraph-rsid="01495e6f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fo:language="en" fo:country="US" officeooo:rsid="014a249e" officeooo:paragraph-rsid="014a249e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fo:language="en" fo:country="US" officeooo:rsid="014dbeae" officeooo:paragraph-rsid="014dbeae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fo:language="en" fo:country="US" officeooo:rsid="014ebe7a" officeooo:paragraph-rsid="014ebe7a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fo:language="en" fo:country="US" officeooo:rsid="014ef5ce" officeooo:paragraph-rsid="014ef5ce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fo:language="en" fo:country="US" officeooo:rsid="015078b9" officeooo:paragraph-rsid="015078b9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fo:language="en" fo:country="US" officeooo:rsid="0174a7cb" officeooo:paragraph-rsid="0174a7cb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officeooo:rsid="00c9e63e" officeooo:paragraph-rsid="00c9e63e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officeooo:rsid="0114210b" officeooo:paragraph-rsid="0114210b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officeooo:rsid="0115d63c" officeooo:paragraph-rsid="0115d63c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officeooo:rsid="0119204e" officeooo:paragraph-rsid="0119204e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officeooo:rsid="0119d76b" officeooo:paragraph-rsid="0119d76b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officeooo:rsid="0120dd22" officeooo:paragraph-rsid="0120dd22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officeooo:rsid="01360ee8" officeooo:paragraph-rsid="01360ee8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fo:language="el" fo:country="GR" officeooo:rsid="00cb200f" officeooo:paragraph-rsid="00cb200f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fo:language="el" fo:country="GR" officeooo:rsid="00cbeb90" officeooo:paragraph-rsid="00cbeb90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fo:language="el" fo:country="GR" officeooo:rsid="00cd4d95" officeooo:paragraph-rsid="00cd4d95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fo:language="el" fo:country="GR" officeooo:rsid="00d8471a" officeooo:paragraph-rsid="00d8471a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fo:language="el" fo:country="GR" officeooo:rsid="00d8a0c7" officeooo:paragraph-rsid="00d8a0c7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fo:language="el" fo:country="GR" officeooo:rsid="00dca5e6" officeooo:paragraph-rsid="00dca5e6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fo:language="el" fo:country="GR" officeooo:rsid="00dd4411" officeooo:paragraph-rsid="00dd4411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fo:language="el" fo:country="GR" officeooo:rsid="00deda71" officeooo:paragraph-rsid="00deda71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fo:language="el" fo:country="GR" officeooo:rsid="00dfa9a5" officeooo:paragraph-rsid="00dfa9a5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fo:language="el" fo:country="GR" officeooo:rsid="00e17c65" officeooo:paragraph-rsid="00e17c65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fo:language="el" fo:country="GR" officeooo:rsid="00e2750f" officeooo:paragraph-rsid="00e2750f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fo:language="el" fo:country="GR" officeooo:rsid="00e3e14a" officeooo:paragraph-rsid="00e3e14a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fo:language="el" fo:country="GR" officeooo:rsid="00e5bb3f" officeooo:paragraph-rsid="00e5bb3f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fo:language="el" fo:country="GR" officeooo:rsid="00e6effa" officeooo:paragraph-rsid="00e6effa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fo:language="el" fo:country="GR" officeooo:rsid="00e89061" officeooo:paragraph-rsid="00e89061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fo:language="el" fo:country="GR" officeooo:rsid="00e97a11" officeooo:paragraph-rsid="00e97a11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fo:language="el" fo:country="GR" officeooo:rsid="00eaa5e3" officeooo:paragraph-rsid="00eaa5e3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fo:language="el" fo:country="GR" officeooo:rsid="00ee5414" officeooo:paragraph-rsid="00ee5414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fo:language="el" fo:country="GR" officeooo:rsid="00ef11c2" officeooo:paragraph-rsid="00ef11c2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fo:language="el" fo:country="GR" officeooo:rsid="00efa098" officeooo:paragraph-rsid="00efa098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fo:language="el" fo:country="GR" officeooo:rsid="00efee25" officeooo:paragraph-rsid="00efee25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fo:language="el" fo:country="GR" officeooo:rsid="00f10146" officeooo:paragraph-rsid="00f10146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fo:language="el" fo:country="GR" officeooo:rsid="00f22082" officeooo:paragraph-rsid="00f22082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fo:language="el" fo:country="GR" officeooo:rsid="00f36f3f" officeooo:paragraph-rsid="00f36f3f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fo:font-size="12pt" fo:language="el" fo:country="GR" officeooo:rsid="00f5114d" officeooo:paragraph-rsid="00f5114d" style:font-size-asian="10.5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fo:font-size="12pt" fo:language="el" fo:country="GR" officeooo:rsid="00f5c74c" officeooo:paragraph-rsid="00f5c74c" style:font-size-asian="10.5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7ffb01"/>
    </style:style>
    <style:style style:name="P216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/>
    </style:style>
    <style:style style:name="P217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bedb8c"/>
    </style:style>
    <style:style style:name="P218" style:family="paragraph" style:parent-style-name="Table_20_Contents">
      <style:paragraph-properties fo:text-align="start" style:justify-single-word="false"/>
      <style:text-properties fo:language="en" fo:country="US" officeooo:rsid="01029be2" officeooo:paragraph-rsid="01029be2"/>
    </style:style>
    <style:style style:name="P219" style:family="paragraph" style:parent-style-name="Table_20_Contents">
      <style:paragraph-properties fo:text-align="start" style:justify-single-word="false"/>
      <style:text-properties fo:language="en" fo:country="US" officeooo:rsid="0102dd3c" officeooo:paragraph-rsid="0102dd3c"/>
    </style:style>
    <style:style style:name="P220" style:family="paragraph" style:parent-style-name="Table_20_Contents">
      <style:paragraph-properties fo:text-align="start" style:justify-single-word="false"/>
      <style:text-properties fo:language="en" fo:country="US" officeooo:rsid="01045857" officeooo:paragraph-rsid="01045857"/>
    </style:style>
    <style:style style:name="P221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/>
    </style:style>
    <style:style style:name="P222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/>
    </style:style>
    <style:style style:name="P223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/>
    </style:style>
    <style:style style:name="P224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/>
    </style:style>
    <style:style style:name="P225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/>
    </style:style>
    <style:style style:name="P226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/>
    </style:style>
    <style:style style:name="P227" style:family="paragraph" style:parent-style-name="Table_20_Contents">
      <style:paragraph-properties fo:text-align="start" style:justify-single-word="false"/>
      <style:text-properties fo:language="en" fo:country="US" officeooo:rsid="0109944b" officeooo:paragraph-rsid="0109944b"/>
    </style:style>
    <style:style style:name="P228" style:family="paragraph" style:parent-style-name="Table_20_Contents">
      <style:paragraph-properties fo:text-align="start" style:justify-single-word="false"/>
      <style:text-properties fo:language="en" fo:country="US" officeooo:rsid="010a37bd" officeooo:paragraph-rsid="010a37bd"/>
    </style:style>
    <style:style style:name="P229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 fo:background-color="transparent"/>
    </style:style>
    <style:style style:name="P230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 fo:background-color="transparent"/>
    </style:style>
    <style:style style:name="P231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 fo:background-color="transparent"/>
    </style:style>
    <style:style style:name="P232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 fo:background-color="transparent"/>
    </style:style>
    <style:style style:name="P233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 fo:background-color="transparent"/>
    </style:style>
    <style:style style:name="P234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 fo:background-color="transparent"/>
    </style:style>
    <style:style style:name="P235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 fo:background-color="transparent"/>
    </style:style>
    <style:style style:name="P236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5e9850"/>
    </style:style>
    <style:style style:name="P237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4c7b8"/>
    </style:style>
    <style:style style:name="P238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64022"/>
    </style:style>
    <style:style style:name="P239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75abf"/>
    </style:style>
    <style:style style:name="P240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8ff6d"/>
    </style:style>
    <style:style style:name="P241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af43a"/>
    </style:style>
    <style:style style:name="P242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c1074"/>
    </style:style>
    <style:style style:name="P243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de935"/>
    </style:style>
    <style:style style:name="P244" style:family="paragraph" style:parent-style-name="Table_20_Contents">
      <style:paragraph-properties fo:text-align="start" style:justify-single-word="false"/>
      <style:text-properties officeooo:rsid="007ffb01" officeooo:paragraph-rsid="007ffb01"/>
    </style:style>
    <style:style style:name="P245" style:family="paragraph" style:parent-style-name="Table_20_Contents">
      <style:paragraph-properties fo:text-align="start" style:justify-single-word="false"/>
      <style:text-properties officeooo:rsid="007ffb01" officeooo:paragraph-rsid="00ac0529"/>
    </style:style>
    <style:style style:name="P246" style:family="paragraph" style:parent-style-name="Table_20_Contents">
      <style:paragraph-properties fo:text-align="start" style:justify-single-word="false"/>
      <style:text-properties officeooo:rsid="007ffb01" officeooo:paragraph-rsid="00bedb8c"/>
    </style:style>
    <style:style style:name="P247" style:family="paragraph" style:parent-style-name="Table_20_Contents">
      <style:paragraph-properties fo:text-align="center" style:justify-single-word="false"/>
      <style:text-properties officeooo:rsid="007ffb01" officeooo:paragraph-rsid="007ffb01"/>
    </style:style>
    <style:style style:name="P248" style:family="paragraph" style:parent-style-name="Table_20_Contents">
      <style:paragraph-properties fo:text-align="center" style:justify-single-word="false"/>
      <style:text-properties officeooo:rsid="007ffb01" officeooo:paragraph-rsid="00bedb8c"/>
    </style:style>
    <style:style style:name="P249" style:family="paragraph" style:parent-style-name="Table_20_Contents">
      <style:paragraph-properties fo:text-align="center" style:justify-single-word="false"/>
      <style:text-properties officeooo:rsid="00ac0529" officeooo:paragraph-rsid="00ac0529"/>
    </style:style>
    <style:style style:name="P250" style:family="paragraph" style:parent-style-name="Table_20_Contents">
      <style:paragraph-properties fo:text-align="center" style:justify-single-word="false"/>
      <style:text-properties officeooo:rsid="00ac0529" officeooo:paragraph-rsid="00bedb8c"/>
    </style:style>
    <style:style style:name="P251" style:family="paragraph" style:parent-style-name="Table_20_Contents">
      <style:paragraph-properties fo:text-align="start" style:justify-single-word="false"/>
      <style:text-properties officeooo:rsid="00da9869" officeooo:paragraph-rsid="00da9869"/>
    </style:style>
    <style:style style:name="P252" style:family="paragraph" style:parent-style-name="Table_20_Contents">
      <style:paragraph-properties fo:text-align="start" style:justify-single-word="false"/>
      <style:text-properties officeooo:rsid="00daf2d8" officeooo:paragraph-rsid="00daf2d8"/>
    </style:style>
    <style:style style:name="P253" style:family="paragraph" style:parent-style-name="Table_20_Contents">
      <style:paragraph-properties fo:text-align="center" style:justify-single-word="false"/>
      <style:text-properties officeooo:rsid="015e9850" officeooo:paragraph-rsid="015e9850"/>
    </style:style>
    <style:style style:name="P254" style:family="paragraph" style:parent-style-name="Table_20_Contents">
      <style:paragraph-properties fo:text-align="center" style:justify-single-word="false"/>
      <style:text-properties officeooo:rsid="015e9850" officeooo:paragraph-rsid="0164c7b8"/>
    </style:style>
    <style:style style:name="P255" style:family="paragraph" style:parent-style-name="Table_20_Contents">
      <style:paragraph-properties fo:text-align="center" style:justify-single-word="false"/>
      <style:text-properties officeooo:rsid="015e9850" officeooo:paragraph-rsid="01664022"/>
    </style:style>
    <style:style style:name="P256" style:family="paragraph" style:parent-style-name="Table_20_Contents">
      <style:paragraph-properties fo:text-align="center" style:justify-single-word="false"/>
      <style:text-properties officeooo:rsid="015e9850" officeooo:paragraph-rsid="01675abf"/>
    </style:style>
    <style:style style:name="P257" style:family="paragraph" style:parent-style-name="Table_20_Contents">
      <style:paragraph-properties fo:text-align="center" style:justify-single-word="false"/>
      <style:text-properties officeooo:rsid="015e9850" officeooo:paragraph-rsid="0168ff6d"/>
    </style:style>
    <style:style style:name="P258" style:family="paragraph" style:parent-style-name="Table_20_Contents">
      <style:paragraph-properties fo:text-align="center" style:justify-single-word="false"/>
      <style:text-properties officeooo:rsid="015e9850" officeooo:paragraph-rsid="016af43a"/>
    </style:style>
    <style:style style:name="P259" style:family="paragraph" style:parent-style-name="Table_20_Contents">
      <style:paragraph-properties fo:text-align="center" style:justify-single-word="false"/>
      <style:text-properties officeooo:rsid="015e9850" officeooo:paragraph-rsid="016c1074"/>
    </style:style>
    <style:style style:name="P260" style:family="paragraph" style:parent-style-name="Table_20_Contents">
      <style:paragraph-properties fo:text-align="center" style:justify-single-word="false"/>
      <style:text-properties officeooo:rsid="015e9850" officeooo:paragraph-rsid="016de935"/>
    </style:style>
    <style:style style:name="P261" style:family="paragraph" style:parent-style-name="Standard">
      <style:paragraph-properties fo:text-align="center" style:justify-single-word="false"/>
      <style:text-properties fo:language="el" fo:country="GR" officeooo:rsid="0037b608" officeooo:paragraph-rsid="002e2677"/>
    </style:style>
    <style:style style:name="P262" style:family="paragraph" style:parent-style-name="Standard">
      <style:paragraph-properties fo:text-align="center" style:justify-single-word="false"/>
      <style:text-properties fo:language="el" fo:country="GR" officeooo:rsid="0037b608" officeooo:paragraph-rsid="00bedb8c"/>
    </style:style>
    <style:style style:name="P263" style:family="paragraph" style:parent-style-name="Standard" style:list-style-name="L1">
      <style:paragraph-properties fo:text-align="start" style:justify-single-word="false"/>
      <style:text-properties fo:language="el" fo:country="GR" officeooo:rsid="0181f432" officeooo:paragraph-rsid="0181f432"/>
    </style:style>
    <style:style style:name="P264" style:family="paragraph" style:parent-style-name="Standard" style:list-style-name="L1">
      <style:paragraph-properties fo:text-align="start" style:justify-single-word="false"/>
      <style:text-properties fo:language="el" fo:country="GR" officeooo:rsid="0183085f" officeooo:paragraph-rsid="0183085f"/>
    </style:style>
    <style:style style:name="P265" style:family="paragraph" style:parent-style-name="Standard" style:list-style-name="L1">
      <style:paragraph-properties fo:text-align="start" style:justify-single-word="false"/>
      <style:text-properties fo:language="el" fo:country="GR" officeooo:rsid="0184e1eb" officeooo:paragraph-rsid="0184e1eb"/>
    </style:style>
    <style:style style:name="P266" style:family="paragraph" style:parent-style-name="Standard" style:list-style-name="L1">
      <style:paragraph-properties fo:text-align="start" style:justify-single-word="false"/>
      <style:text-properties fo:language="el" fo:country="GR" officeooo:rsid="0186986e" officeooo:paragraph-rsid="0186986e"/>
    </style:style>
    <style:style style:name="P267" style:family="paragraph" style:parent-style-name="Standard" style:list-style-name="L1">
      <style:paragraph-properties fo:text-align="start" style:justify-single-word="false"/>
      <style:text-properties fo:language="el" fo:country="GR" officeooo:rsid="0187810d" officeooo:paragraph-rsid="0187810d"/>
    </style:style>
    <style:style style:name="P268" style:family="paragraph" style:parent-style-name="Standard" style:list-style-name="L1">
      <style:paragraph-properties fo:text-align="start" style:justify-single-word="false"/>
      <style:text-properties fo:language="el" fo:country="GR" officeooo:rsid="01888f16" officeooo:paragraph-rsid="01888f16"/>
    </style:style>
    <style:style style:name="P269" style:family="paragraph" style:parent-style-name="Standard" style:list-style-name="L1">
      <style:paragraph-properties fo:text-align="start" style:justify-single-word="false"/>
      <style:text-properties fo:language="el" fo:country="GR" officeooo:rsid="0189896e" officeooo:paragraph-rsid="0189896e"/>
    </style:style>
    <style:style style:name="P270" style:family="paragraph" style:parent-style-name="Standard">
      <style:paragraph-properties fo:text-align="center" style:justify-single-word="false"/>
      <style:text-properties officeooo:paragraph-rsid="016de935"/>
    </style:style>
    <style:style style:name="P271" style:family="paragraph" style:parent-style-name="Standard">
      <style:paragraph-properties fo:text-align="center" style:justify-single-word="false"/>
      <style:text-properties fo:language="en" fo:country="US" officeooo:rsid="01818658" officeooo:paragraph-rsid="01818658"/>
    </style:style>
    <style:style style:name="P272" style:family="paragraph" style:parent-style-name="Standard">
      <style:paragraph-properties fo:text-align="start" style:justify-single-word="false"/>
      <style:text-properties fo:language="en" fo:country="US" officeooo:rsid="01818658" officeooo:paragraph-rsid="0181f432"/>
    </style:style>
    <style:style style:name="P273" style:family="paragraph" style:parent-style-name="Table_20_Contents">
      <style:paragraph-properties fo:text-align="start" style:justify-single-word="false"/>
      <style:text-properties fo:font-size="12pt" fo:language="en" fo:country="US" officeooo:rsid="012a1460" officeooo:paragraph-rsid="012a1460" style:font-size-asian="10.5pt" style:font-size-complex="12pt"/>
    </style:style>
    <style:style style:name="P274" style:family="paragraph" style:parent-style-name="Table_20_Contents">
      <style:paragraph-properties fo:text-align="start" style:justify-single-word="false"/>
      <style:text-properties fo:font-size="12pt" fo:language="en" fo:country="US" officeooo:rsid="0131a71f" officeooo:paragraph-rsid="0131a71f" style:font-size-asian="10.5pt" style:font-size-complex="12pt"/>
    </style:style>
    <style:style style:name="P275" style:family="paragraph" style:parent-style-name="Table_20_Contents">
      <style:paragraph-properties fo:text-align="start" style:justify-single-word="false"/>
      <style:text-properties fo:font-size="12pt" fo:language="en" fo:country="US" officeooo:rsid="01360ee8" officeooo:paragraph-rsid="01360ee8" style:font-size-asian="10.5pt" style:font-size-complex="12pt"/>
    </style:style>
    <style:style style:name="P276" style:family="paragraph" style:parent-style-name="Table_20_Contents">
      <style:paragraph-properties fo:text-align="start" style:justify-single-word="false"/>
      <style:text-properties fo:font-size="12pt" fo:language="en" fo:country="US" officeooo:rsid="013912f3" officeooo:paragraph-rsid="013912f3" style:font-size-asian="10.5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font-size="12pt" fo:language="en" fo:country="US" officeooo:rsid="013a944a" officeooo:paragraph-rsid="013a944a" style:font-size-asian="10.5pt" style:font-size-complex="12pt"/>
    </style:style>
    <style:style style:name="P278" style:family="paragraph" style:parent-style-name="Table_20_Contents">
      <style:paragraph-properties fo:text-align="start" style:justify-single-word="false"/>
      <style:text-properties fo:font-size="12pt" fo:language="en" fo:country="US" officeooo:rsid="01587ca2" officeooo:paragraph-rsid="01587ca2" style:font-size-asian="10.5pt" style:font-size-complex="12pt"/>
    </style:style>
    <style:style style:name="P279" style:family="paragraph" style:parent-style-name="Table_20_Contents">
      <style:paragraph-properties fo:text-align="start" style:justify-single-word="false"/>
      <style:text-properties fo:font-size="12pt" fo:language="en" fo:country="US" officeooo:rsid="01596c30" officeooo:paragraph-rsid="01596c30" style:font-size-asian="10.5pt" style:font-size-complex="12pt"/>
    </style:style>
    <style:style style:name="P280" style:family="paragraph" style:parent-style-name="Table_20_Contents">
      <style:paragraph-properties fo:text-align="start" style:justify-single-word="false"/>
      <style:text-properties fo:font-size="12pt" fo:language="en" fo:country="US" officeooo:rsid="0159fdf8" officeooo:paragraph-rsid="0159fdf8" style:font-size-asian="10.5pt" style:font-size-complex="12pt"/>
    </style:style>
    <style:style style:name="P281" style:family="paragraph" style:parent-style-name="Table_20_Contents">
      <style:paragraph-properties fo:text-align="start" style:justify-single-word="false"/>
      <style:text-properties fo:font-size="12pt" fo:language="en" fo:country="US" officeooo:rsid="015bb911" officeooo:paragraph-rsid="015bb911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n" fo:country="US" officeooo:rsid="01113c87"/>
    </style:style>
    <style:style style:name="T15" style:family="text">
      <style:text-properties fo:language="en" fo:country="US" officeooo:rsid="0111eb3b"/>
    </style:style>
    <style:style style:name="T16" style:family="text">
      <style:text-properties fo:language="en" fo:country="US" officeooo:rsid="0159c6ce"/>
    </style:style>
    <style:style style:name="T17" style:family="text">
      <style:text-properties fo:language="en" fo:country="US" officeooo:rsid="0164c7b8"/>
    </style:style>
    <style:style style:name="T18" style:family="text">
      <style:text-properties fo:language="en" fo:country="US" officeooo:rsid="01664022"/>
    </style:style>
    <style:style style:name="T19" style:family="text">
      <style:text-properties fo:language="en" fo:country="US" officeooo:rsid="01675abf"/>
    </style:style>
    <style:style style:name="T20" style:family="text">
      <style:text-properties fo:language="en" fo:country="US" officeooo:rsid="0168ff6d"/>
    </style:style>
    <style:style style:name="T21" style:family="text">
      <style:text-properties fo:language="en" fo:country="US" officeooo:rsid="016af43a"/>
    </style:style>
    <style:style style:name="T22" style:family="text">
      <style:text-properties fo:language="en" fo:country="US" officeooo:rsid="016c1074"/>
    </style:style>
    <style:style style:name="T23" style:family="text">
      <style:text-properties fo:language="en" fo:country="US" officeooo:rsid="016de935"/>
    </style:style>
    <style:style style:name="T24" style:family="text">
      <style:text-properties fo:language="en" fo:country="US" officeooo:rsid="018225d6"/>
    </style:style>
    <style:style style:name="T25" style:family="text">
      <style:text-properties fo:language="el" fo:country="GR"/>
    </style:style>
    <style:style style:name="T26" style:family="text">
      <style:text-properties fo:language="el" fo:country="GR" officeooo:rsid="0037b608"/>
    </style:style>
    <style:style style:name="T27" style:family="text">
      <style:text-properties fo:language="el" fo:country="GR" officeooo:rsid="00bedb8c"/>
    </style:style>
    <style:style style:name="T28" style:family="text">
      <style:text-properties fo:language="el" fo:country="GR" officeooo:rsid="017df665"/>
    </style:style>
    <style:style style:name="T29" style:family="text">
      <style:text-properties fo:language="el" fo:country="GR" officeooo:rsid="0181f432"/>
    </style:style>
    <style:style style:name="T30" style:family="text">
      <style:text-properties officeooo:rsid="000d5279"/>
    </style:style>
    <style:style style:name="T31" style:family="text">
      <style:text-properties officeooo:rsid="001a0e1c"/>
    </style:style>
    <style:style style:name="T32" style:family="text">
      <style:text-properties officeooo:rsid="001adeee"/>
    </style:style>
    <style:style style:name="T33" style:family="text">
      <style:text-properties officeooo:rsid="001d8dff"/>
    </style:style>
    <style:style style:name="T34" style:family="text">
      <style:text-properties officeooo:rsid="0024b34f"/>
    </style:style>
    <style:style style:name="T35" style:family="text">
      <style:text-properties officeooo:rsid="0037b608"/>
    </style:style>
    <style:style style:name="T36" style:family="text">
      <style:text-properties officeooo:rsid="003c8fa4"/>
    </style:style>
    <style:style style:name="T37" style:family="text">
      <style:text-properties officeooo:rsid="004c8ac4"/>
    </style:style>
    <style:style style:name="T38" style:family="text">
      <style:text-properties officeooo:rsid="0050d7e1"/>
    </style:style>
    <style:style style:name="T39" style:family="text">
      <style:text-properties officeooo:rsid="005197f3"/>
    </style:style>
    <style:style style:name="T40" style:family="text">
      <style:text-properties officeooo:rsid="005257ac"/>
    </style:style>
    <style:style style:name="T41" style:family="text">
      <style:text-properties officeooo:rsid="005b4aea"/>
    </style:style>
    <style:style style:name="T42" style:family="text">
      <style:text-properties officeooo:rsid="005e4c0a"/>
    </style:style>
    <style:style style:name="T43" style:family="text">
      <style:text-properties officeooo:rsid="005f1845"/>
    </style:style>
    <style:style style:name="T44" style:family="text">
      <style:text-properties officeooo:rsid="005f7827"/>
    </style:style>
    <style:style style:name="T45" style:family="text">
      <style:text-properties officeooo:rsid="0060a24e"/>
    </style:style>
    <style:style style:name="T46" style:family="text">
      <style:text-properties officeooo:rsid="00612106"/>
    </style:style>
    <style:style style:name="T47" style:family="text">
      <style:text-properties officeooo:rsid="006deafe"/>
    </style:style>
    <style:style style:name="T48" style:family="text">
      <style:text-properties officeooo:rsid="00744dc0"/>
    </style:style>
    <style:style style:name="T49" style:family="text">
      <style:text-properties officeooo:rsid="0075466b"/>
    </style:style>
    <style:style style:name="T50" style:family="text">
      <style:text-properties officeooo:rsid="00ce899e"/>
    </style:style>
    <style:style style:name="T51" style:family="text">
      <style:text-properties officeooo:rsid="00cfa238"/>
    </style:style>
    <style:style style:name="T52" style:family="text">
      <style:text-properties officeooo:rsid="00d04737"/>
    </style:style>
    <style:style style:name="T53" style:family="text">
      <style:text-properties officeooo:rsid="00d1d2c6"/>
    </style:style>
    <style:style style:name="T54" style:family="text">
      <style:text-properties officeooo:rsid="00d32547"/>
    </style:style>
    <style:style style:name="T55" style:family="text">
      <style:text-properties officeooo:rsid="00d517d8"/>
    </style:style>
    <style:style style:name="T56" style:family="text">
      <style:text-properties officeooo:rsid="00d70be5"/>
    </style:style>
    <style:style style:name="T57" style:family="text">
      <style:text-properties officeooo:rsid="011088ea"/>
    </style:style>
    <style:style style:name="T58" style:family="text">
      <style:text-properties officeooo:rsid="01113c87"/>
    </style:style>
    <style:style style:name="T59" style:family="text">
      <style:text-properties officeooo:rsid="0111eb3b"/>
    </style:style>
    <style:style style:name="T60" style:family="text">
      <style:text-properties officeooo:rsid="0157bf92"/>
    </style:style>
    <style:style style:name="T61" style:family="text">
      <style:text-properties officeooo:rsid="015d57de"/>
    </style:style>
    <style:style style:name="T62" style:family="text">
      <style:text-properties officeooo:rsid="0175f436"/>
    </style:style>
    <style:style style:name="T63" style:family="text">
      <style:text-properties officeooo:rsid="018225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31">ακριβώς έξω από αυτόν, </text:span>παίρνουμε <text:span text:style-name="T31">χρόνο 0.838 δευτερολέπτων. Άλλος περιττός επαναϋπολογισμός είναι αυτός των </text:span><text:span text:style-name="T5">fX^2, fY^2 </text:span><text:span text:style-name="T31">και </text:span><text:span text:style-name="T5">f. </text:span><text:span text:style-name="T31">Η βελτιστοποίηση που επιλέξαμε ήταν η εξής:</text:span> <text:span text:style-name="T1"><text:s/></text:span><text:span text:style-name="T31">κρατήσαμε τα </text:span><text:span text:style-name="T5">fX^2 </text:span><text:span text:style-name="T31">και </text:span><text:span text:style-name="T5">fY^2 </text:span><text:span text:style-name="T31">σε δύο διανύσματα μήκους 1</text:span><text:span text:style-name="T5">xn </text:span><text:span text:style-name="T31">και 1</text:span><text:span text:style-name="T5">xm </text:span><text:span text:style-name="T31">αντίστοιχα. Ιδανικά, θα θέλαμε να κρατούσαμε το </text:span><text:span text:style-name="T5">f </text:span><text:span text:style-name="T31">για κάθε θέση του </text:span><text:span text:style-name="T5">nxm </text:span><text:span text:style-name="T31">πίνακα, όμως αυτό είναι ασύμφορο από πλευράς μνήμης, αφού χρειάζεται ένας ακόμη </text:span><text:span text:style-name="T5">nxm </text:span><text:span text:style-name="T31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32">γίνονται ταυτόχρονα. Κατόπιν, ο βρόχος </text:span><text:span text:style-name="T6">while </text:span><text:span text:style-name="T32">κάνει 39 επαναλήψεις, στις οποίες χρησιμοποιούνται τα στοιχεία από τα διανύσματα </text:span><text:span text:style-name="T6">fXsquared </text:span><text:span text:style-name="T32">και </text:span><text:span text:style-name="T6">fYsquared</text:span><text:span text:style-name="T32">.</text:span></text:p>
      <text:p text:style-name="P3"/>
      <text:p text:style-name="P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44">Μέγεθος Προβλήματος</text:p>
          </table:table-cell>
          <table:table-cell table:style-name="Πίνακας1.B1" office:value-type="string">
            <text:p text:style-name="P44">Χρόνος</text:p>
          </table:table-cell>
        </table:table-row>
        <table:table-row>
          <table:table-cell table:style-name="Πίνακας1.A2" office:value-type="string">
            <text:p text:style-name="P1"><text:span text:style-name="T30">840</text:span><text:span text:style-name="T2">x840</text:span></text:p>
          </table:table-cell>
          <table:table-cell table:style-name="Πίνακας1.B2" office:value-type="string">
            <text:p text:style-name="P45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10">1680x1680</text:p>
          </table:table-cell>
          <table:table-cell table:style-name="Πίνακας1.B2" office:value-type="string">
            <text:p text:style-name="P10">1.802 sec</text:p>
          </table:table-cell>
        </table:table-row>
        <table:table-row>
          <table:table-cell table:style-name="Πίνακας1.A2" office:value-type="string">
            <text:p text:style-name="P10">3360x3360</text:p>
          </table:table-cell>
          <table:table-cell table:style-name="Πίνακας1.B2" office:value-type="string">
            <text:p text:style-name="P10">7.064 sec</text:p>
          </table:table-cell>
        </table:table-row>
        <table:table-row>
          <table:table-cell table:style-name="Πίνακας1.A2" office:value-type="string">
            <text:p text:style-name="P11">6720x6720</text:p>
          </table:table-cell>
          <table:table-cell table:style-name="Πίνακας1.B2" office:value-type="string">
            <text:p text:style-name="P11">28.085 sec</text:p>
          </table:table-cell>
        </table:table-row>
        <table:table-row>
          <table:table-cell table:style-name="Πίνακας1.A2" office:value-type="string">
            <text:p text:style-name="P12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13">26880x26880</text:p>
          </table:table-cell>
          <table:table-cell table:style-name="Πίνακας1.B2" office:value-type="string">
            <text:p text:style-name="P13">449.683 sec</text:p>
          </table:table-cell>
        </table:table-row>
      </table:table>
      <text:p text:style-name="P4"/>
      <text:p text:style-name="P5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5"/>
      <text:p text:style-name="P16">ΙΙΙ. Σχεδιασμός <text:span text:style-name="T1">MPI </text:span>Παραλληλοποίησης</text:p>
      <text:p text:style-name="P16"/>
      <text:p text:style-name="P16"><text:span text:style-name="T7">IV. </text:span><text:span text:style-name="T33">Βελτιστοποίηση ΜΡΙ Κώδικα</text:span></text:p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V. <text:span text:style-name="T25">Μετρήσεις ΜΡΙ Κώδικα</text:span></text:p>
      <text:p text:style-name="P17"/>
      <text:p text:style-name="P26">A) <text:span text:style-name="T25">Με την </text:span>MPI_Allreduce <text:span text:style-name="T25">ενεργοποιημένη</text:span></text:p>
      <text:p text:style-name="P27"/>
      <text:p text:style-name="P19"><text:span text:style-name="T25">1) Μέγεθος προβλήματος: 840</text:span>x840</text:p>
      <text:p text:style-name="P19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46"># Proc. </text:p>
          </table:table-cell>
          <table:table-cell table:style-name="Πίνακας2.B1" office:value-type="float" office:value="4">
            <text:p text:style-name="P46">4</text:p>
          </table:table-cell>
          <table:table-cell table:style-name="Πίνακας2.B1" office:value-type="float" office:value="9">
            <text:p text:style-name="P46">9</text:p>
          </table:table-cell>
          <table:table-cell table:style-name="Πίνακας2.B1" office:value-type="float" office:value="16">
            <text:p text:style-name="P46">16</text:p>
          </table:table-cell>
          <table:table-cell table:style-name="Πίνακας2.B1" office:value-type="float" office:value="25">
            <text:p text:style-name="P46">25</text:p>
          </table:table-cell>
          <table:table-cell table:style-name="Πίνακας2.B1" office:value-type="float" office:value="36">
            <text:p text:style-name="P46">36</text:p>
          </table:table-cell>
          <table:table-cell table:style-name="Πίνακας2.B1" office:value-type="float" office:value="49">
            <text:p text:style-name="P46">49</text:p>
          </table:table-cell>
          <table:table-cell table:style-name="Πίνακας2.B1" office:value-type="float" office:value="64">
            <text:p text:style-name="P46">64</text:p>
          </table:table-cell>
          <table:table-cell table:style-name="Πίνακας2.I1" office:value-type="float" office:value="80">
            <text:p text:style-name="P46">80</text:p>
          </table:table-cell>
        </table:table-row>
        <table:table-row>
          <table:table-cell table:style-name="Πίνακας2.A2" office:value-type="string">
            <text:p text:style-name="P46">Time(msec)</text:p>
          </table:table-cell>
          <table:table-cell table:style-name="Πίνακας2.B2" office:value-type="float" office:value="132">
            <text:p text:style-name="P125">132</text:p>
          </table:table-cell>
          <table:table-cell table:style-name="Πίνακας2.C2" office:value-type="float" office:value="71">
            <text:p text:style-name="P125">71</text:p>
          </table:table-cell>
          <table:table-cell table:style-name="Πίνακας2.C2" office:value-type="float" office:value="55">
            <text:p text:style-name="P125">55</text:p>
          </table:table-cell>
          <table:table-cell table:style-name="Πίνακας2.C2" office:value-type="float" office:value="64">
            <text:p text:style-name="P125">64</text:p>
          </table:table-cell>
          <table:table-cell table:style-name="Πίνακας2.C2" office:value-type="float" office:value="90">
            <text:p text:style-name="P125">90</text:p>
          </table:table-cell>
          <table:table-cell table:style-name="Πίνακας2.C2" office:value-type="float" office:value="71">
            <text:p text:style-name="P125">71</text:p>
          </table:table-cell>
          <table:table-cell table:style-name="Πίνακας2.C2" office:value-type="float" office:value="52">
            <text:p text:style-name="P125">52</text:p>
          </table:table-cell>
          <table:table-cell table:style-name="Πίνακας2.I2" office:value-type="float" office:value="87">
            <text:p text:style-name="P125">87</text:p>
          </table:table-cell>
        </table:table-row>
        <table:table-row>
          <table:table-cell table:style-name="Πίνακας2.A3" office:value-type="string">
            <text:p text:style-name="P52">Challenge(<text:span text:style-name="T36">msec</text:span>)</text:p>
          </table:table-cell>
          <table:table-cell table:style-name="Πίνακας2.B3" office:value-type="float" office:value="222">
            <text:p text:style-name="P54">222</text:p>
          </table:table-cell>
          <table:table-cell table:style-name="Πίνακας2.C3" office:value-type="float" office:value="119">
            <text:p text:style-name="P54">119</text:p>
          </table:table-cell>
          <table:table-cell table:style-name="Πίνακας2.C3" office:value-type="float" office:value="104">
            <text:p text:style-name="P54">104</text:p>
          </table:table-cell>
          <table:table-cell table:style-name="Πίνακας2.C3" office:value-type="float" office:value="97">
            <text:p text:style-name="P54">97</text:p>
          </table:table-cell>
          <table:table-cell table:style-name="Πίνακας2.C3" office:value-type="float" office:value="97">
            <text:p text:style-name="P54">97</text:p>
          </table:table-cell>
          <table:table-cell table:style-name="Πίνακας2.C3" office:value-type="float" office:value="111">
            <text:p text:style-name="P56">111</text:p>
          </table:table-cell>
          <table:table-cell table:style-name="Πίνακας2.C3" office:value-type="float" office:value="108">
            <text:p text:style-name="P58">108</text:p>
          </table:table-cell>
          <table:table-cell table:style-name="Πίνακας2.I3" office:value-type="float" office:value="108">
            <text:p text:style-name="P60">108</text:p>
          </table:table-cell>
        </table:table-row>
      </table:table>
      <text:p text:style-name="P19"/>
      <text:p text:style-name="P19">2<text:span text:style-name="T25">) Μέγεθος προβλήματος: </text:span>16<text:span text:style-name="T25">80</text:span>x1680</text:p>
      <text:p text:style-name="P19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46"># Proc. </text:p>
          </table:table-cell>
          <table:table-cell table:style-name="Πίνακας3.B1" office:value-type="float" office:value="4">
            <text:p text:style-name="P46">4</text:p>
          </table:table-cell>
          <table:table-cell table:style-name="Πίνακας3.B1" office:value-type="float" office:value="9">
            <text:p text:style-name="P46">9</text:p>
          </table:table-cell>
          <table:table-cell table:style-name="Πίνακας3.B1" office:value-type="float" office:value="16">
            <text:p text:style-name="P46">16</text:p>
          </table:table-cell>
          <table:table-cell table:style-name="Πίνακας3.B1" office:value-type="float" office:value="25">
            <text:p text:style-name="P46">25</text:p>
          </table:table-cell>
          <table:table-cell table:style-name="Πίνακας3.B1" office:value-type="float" office:value="36">
            <text:p text:style-name="P46">36</text:p>
          </table:table-cell>
          <table:table-cell table:style-name="Πίνακας3.B1" office:value-type="float" office:value="49">
            <text:p text:style-name="P46">49</text:p>
          </table:table-cell>
          <table:table-cell table:style-name="Πίνακας3.B1" office:value-type="float" office:value="64">
            <text:p text:style-name="P46">64</text:p>
          </table:table-cell>
          <table:table-cell table:style-name="Πίνακας3.I1" office:value-type="float" office:value="80">
            <text:p text:style-name="P46">80</text:p>
          </table:table-cell>
        </table:table-row>
        <table:table-row>
          <table:table-cell table:style-name="Πίνακας3.A2" office:value-type="string">
            <text:p text:style-name="P46">Time(msec)</text:p>
          </table:table-cell>
          <table:table-cell table:style-name="Πίνακας3.B2" office:value-type="float" office:value="513">
            <text:p text:style-name="P126">513</text:p>
          </table:table-cell>
          <table:table-cell table:style-name="Πίνακας3.C2" office:value-type="float" office:value="241">
            <text:p text:style-name="P127">241</text:p>
          </table:table-cell>
          <table:table-cell table:style-name="Πίνακας3.C2" office:value-type="float" office:value="162">
            <text:p text:style-name="P126">162</text:p>
          </table:table-cell>
          <table:table-cell table:style-name="Πίνακας3.C2" office:value-type="float" office:value="128">
            <text:p text:style-name="P126">128</text:p>
          </table:table-cell>
          <table:table-cell table:style-name="Πίνακας3.C2" office:value-type="float" office:value="120">
            <text:p text:style-name="P127">120</text:p>
          </table:table-cell>
          <table:table-cell table:style-name="Πίνακας3.C2" office:value-type="float" office:value="95">
            <text:p text:style-name="P127">95</text:p>
          </table:table-cell>
          <table:table-cell table:style-name="Πίνακας3.C2" office:value-type="float" office:value="80">
            <text:p text:style-name="P127">80</text:p>
          </table:table-cell>
          <table:table-cell table:style-name="Πίνακας3.I2" office:value-type="float" office:value="116">
            <text:p text:style-name="P182"><text:span text:style-name="T8">1</text:span><text:span text:style-name="T1">16</text:span></text:p>
          </table:table-cell>
        </table:table-row>
        <table:table-row>
          <table:table-cell table:style-name="Πίνακας3.A3" office:value-type="string">
            <text:p text:style-name="P52">Challenge(<text:span text:style-name="T36">msec</text:span>)</text:p>
          </table:table-cell>
          <table:table-cell table:style-name="Πίνακας3.B3" office:value-type="float" office:value="865">
            <text:p text:style-name="P76">865</text:p>
          </table:table-cell>
          <table:table-cell table:style-name="Πίνακας3.C3" office:value-type="float" office:value="422">
            <text:p text:style-name="P74">422</text:p>
          </table:table-cell>
          <table:table-cell table:style-name="Πίνακας3.C3" office:value-type="float" office:value="279">
            <text:p text:style-name="P72">279</text:p>
          </table:table-cell>
          <table:table-cell table:style-name="Πίνακας3.C3" office:value-type="float" office:value="217">
            <text:p text:style-name="P70">217</text:p>
          </table:table-cell>
          <table:table-cell table:style-name="Πίνακας3.C3" office:value-type="float" office:value="219">
            <text:p text:style-name="P68">219</text:p>
          </table:table-cell>
          <table:table-cell table:style-name="Πίνακας3.C3" office:value-type="float" office:value="221">
            <text:p text:style-name="P66">221</text:p>
          </table:table-cell>
          <table:table-cell table:style-name="Πίνακας3.C3" office:value-type="float" office:value="218">
            <text:p text:style-name="P64">218</text:p>
          </table:table-cell>
          <table:table-cell table:style-name="Πίνακας3.I3" office:value-type="float" office:value="326">
            <text:p text:style-name="P62">326</text:p>
          </table:table-cell>
        </table:table-row>
      </table:table>
      <text:p text:style-name="P20"/>
      <text:p text:style-name="P19"/>
      <text:p text:style-name="P19">3<text:span text:style-name="T25">) Μέγεθος προβλήματος: </text:span>336<text:span text:style-name="T25">0</text:span>x3360</text:p>
      <text:p text:style-name="P21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47"># Proc. </text:p>
          </table:table-cell>
          <table:table-cell table:style-name="Πίνακας4.B1" office:value-type="float" office:value="4">
            <text:p text:style-name="P47">4</text:p>
          </table:table-cell>
          <table:table-cell table:style-name="Πίνακας4.B1" office:value-type="float" office:value="9">
            <text:p text:style-name="P47">9</text:p>
          </table:table-cell>
          <table:table-cell table:style-name="Πίνακας4.B1" office:value-type="float" office:value="16">
            <text:p text:style-name="P47">16</text:p>
          </table:table-cell>
          <table:table-cell table:style-name="Πίνακας4.B1" office:value-type="float" office:value="25">
            <text:p text:style-name="P47">25</text:p>
          </table:table-cell>
          <table:table-cell table:style-name="Πίνακας4.B1" office:value-type="float" office:value="36">
            <text:p text:style-name="P47">36</text:p>
          </table:table-cell>
          <table:table-cell table:style-name="Πίνακας4.B1" office:value-type="float" office:value="49">
            <text:p text:style-name="P47">49</text:p>
          </table:table-cell>
          <table:table-cell table:style-name="Πίνακας4.B1" office:value-type="float" office:value="64">
            <text:p text:style-name="P47">64</text:p>
          </table:table-cell>
          <table:table-cell table:style-name="Πίνακας4.I1" office:value-type="float" office:value="80">
            <text:p text:style-name="P47">80</text:p>
          </table:table-cell>
        </table:table-row>
        <table:table-row>
          <table:table-cell table:style-name="Πίνακας4.A2" office:value-type="string">
            <text:p text:style-name="P47">Time(<text:span text:style-name="T34">sec, </text:span>msec)</text:p>
          </table:table-cell>
          <table:table-cell table:style-name="Πίνακας4.B2" office:value-type="float" office:value="1.989">
            <text:p text:style-name="P189">1,989</text:p>
          </table:table-cell>
          <table:table-cell table:style-name="Πίνακας4.B2" office:value-type="float" office:value="1.179">
            <text:p text:style-name="P189">1,179</text:p>
          </table:table-cell>
          <table:table-cell table:style-name="Πίνακας4.B2" office:value-type="float" office:value="0.926">
            <text:p text:style-name="P189">0,926</text:p>
          </table:table-cell>
          <table:table-cell table:style-name="Πίνακας4.B2" office:value-type="float" office:value="0.56">
            <text:p text:style-name="P189">0,560</text:p>
          </table:table-cell>
          <table:table-cell table:style-name="Πίνακας4.B2" office:value-type="float" office:value="0.423">
            <text:p text:style-name="P189">0,423</text:p>
          </table:table-cell>
          <table:table-cell table:style-name="Πίνακας4.B2" office:value-type="float" office:value="0.257">
            <text:p text:style-name="P189">0,257</text:p>
          </table:table-cell>
          <table:table-cell table:style-name="Πίνακας4.B2" office:value-type="float" office:value="0.194">
            <text:p text:style-name="P189">0,194</text:p>
          </table:table-cell>
          <table:table-cell table:style-name="Πίνακας4.I2" office:value-type="float" office:value="0.19">
            <text:p text:style-name="P189">0,190</text:p>
          </table:table-cell>
        </table:table-row>
        <table:table-row>
          <table:table-cell table:style-name="Πίνακας4.A3" office:value-type="string">
            <text:p text:style-name="P52">Challenge(<text:span text:style-name="T36">sec</text:span>)</text:p>
          </table:table-cell>
          <table:table-cell table:style-name="Πίνακας4.B3" office:value-type="float" office:value="3.413">
            <text:p text:style-name="P79">3,413</text:p>
          </table:table-cell>
          <table:table-cell table:style-name="Πίνακας4.B3" office:value-type="float" office:value="1.631">
            <text:p text:style-name="P77">1,63<text:span text:style-name="T37">1</text:span></text:p>
          </table:table-cell>
          <table:table-cell table:style-name="Πίνακας4.B3" office:value-type="float" office:value="1.054">
            <text:p text:style-name="P72"><text:span text:style-name="T38">1</text:span>,<text:span text:style-name="T39">054</text:span></text:p>
          </table:table-cell>
          <table:table-cell table:style-name="Πίνακας4.B3" office:value-type="float" office:value="0.762">
            <text:p text:style-name="P70"><text:span text:style-name="T40">0</text:span>,<text:span text:style-name="T40">762</text:span></text:p>
          </table:table-cell>
          <table:table-cell table:style-name="Πίνακας4.B3" office:value-type="float" office:value="0.596">
            <text:p text:style-name="P81">0,596</text:p>
          </table:table-cell>
          <table:table-cell table:style-name="Πίνακας4.B3" office:value-type="float" office:value="0.543">
            <text:p text:style-name="P83">0,543</text:p>
          </table:table-cell>
          <table:table-cell table:style-name="Πίνακας4.B3" office:value-type="float" office:value="0.503">
            <text:p text:style-name="P85">0,503</text:p>
          </table:table-cell>
          <table:table-cell table:style-name="Πίνακας4.I3" office:value-type="float" office:value="0.505">
            <text:p text:style-name="P87">0,505</text:p>
          </table:table-cell>
        </table:table-row>
      </table:table>
      <text:p text:style-name="P21"/>
      <text:p text:style-name="P19">4<text:span text:style-name="T25">) Μέγεθος προβλήματος: </text:span>672<text:span text:style-name="T25">0</text:span>x6720</text:p>
      <text:p text:style-name="P22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48"># Proc. </text:p>
          </table:table-cell>
          <table:table-cell table:style-name="Πίνακας5.B1" office:value-type="float" office:value="4">
            <text:p text:style-name="P48">4</text:p>
          </table:table-cell>
          <table:table-cell table:style-name="Πίνακας5.B1" office:value-type="float" office:value="9">
            <text:p text:style-name="P48">9</text:p>
          </table:table-cell>
          <table:table-cell table:style-name="Πίνακας5.B1" office:value-type="float" office:value="16">
            <text:p text:style-name="P48">16</text:p>
          </table:table-cell>
          <table:table-cell table:style-name="Πίνακας5.B1" office:value-type="float" office:value="25">
            <text:p text:style-name="P48">25</text:p>
          </table:table-cell>
          <table:table-cell table:style-name="Πίνακας5.B1" office:value-type="float" office:value="36">
            <text:p text:style-name="P48">36</text:p>
          </table:table-cell>
          <table:table-cell table:style-name="Πίνακας5.B1" office:value-type="float" office:value="49">
            <text:p text:style-name="P48">49</text:p>
          </table:table-cell>
          <table:table-cell table:style-name="Πίνακας5.B1" office:value-type="float" office:value="64">
            <text:p text:style-name="P48">64</text:p>
          </table:table-cell>
          <table:table-cell table:style-name="Πίνακας5.I1" office:value-type="float" office:value="80">
            <text:p text:style-name="P48">80</text:p>
          </table:table-cell>
        </table:table-row>
        <table:table-row>
          <table:table-cell table:style-name="Πίνακας5.A2" office:value-type="string">
            <text:p text:style-name="P48">Time(<text:span text:style-name="T34">sec, </text:span>msec)</text:p>
          </table:table-cell>
          <table:table-cell table:style-name="Πίνακας5.B2" office:value-type="float" office:value="7.838">
            <text:p text:style-name="P190">7,83<text:span text:style-name="T50">8</text:span></text:p>
          </table:table-cell>
          <table:table-cell table:style-name="Πίνακας5.B2" office:value-type="float" office:value="4.656">
            <text:p text:style-name="P190">4,6<text:span text:style-name="T50">56</text:span></text:p>
          </table:table-cell>
          <table:table-cell table:style-name="Πίνακας5.B2" office:value-type="float" office:value="3.549">
            <text:p text:style-name="P190">3,5<text:span text:style-name="T51">49</text:span></text:p>
          </table:table-cell>
          <table:table-cell table:style-name="Πίνακας5.B2" office:value-type="float" office:value="2.168">
            <text:p text:style-name="P190">2,1<text:span text:style-name="T52">68</text:span></text:p>
          </table:table-cell>
          <table:table-cell table:style-name="Πίνακας5.B2" office:value-type="float" office:value="1.64">
            <text:p text:style-name="P190">1,<text:span text:style-name="T53">640</text:span></text:p>
          </table:table-cell>
          <table:table-cell table:style-name="Πίνακας5.B2" office:value-type="float" office:value="1.153">
            <text:p text:style-name="P190">1,<text:span text:style-name="T54">153</text:span></text:p>
          </table:table-cell>
          <table:table-cell table:style-name="Πίνακας5.B2" office:value-type="float" office:value="0.956">
            <text:p text:style-name="P191">0,<text:span text:style-name="T55">956</text:span></text:p>
          </table:table-cell>
          <table:table-cell table:style-name="Πίνακας5.I2" office:value-type="float" office:value="0.801">
            <text:p text:style-name="P191">0,<text:span text:style-name="T56">801</text:span></text:p>
          </table:table-cell>
        </table:table-row>
        <table:table-row>
          <table:table-cell table:style-name="Πίνακας5.A3" office:value-type="string">
            <text:p text:style-name="P52">Challenge(<text:span text:style-name="T36">sec</text:span>)</text:p>
          </table:table-cell>
          <table:table-cell table:style-name="Πίνακας5.B3" office:value-type="float" office:value="13.58">
            <text:p text:style-name="P79">13,580</text:p>
          </table:table-cell>
          <table:table-cell table:style-name="Πίνακας5.B3" office:value-type="float" office:value="6.398">
            <text:p text:style-name="P77"><text:span text:style-name="T46">6</text:span>,<text:span text:style-name="T46">398</text:span></text:p>
          </table:table-cell>
          <table:table-cell table:style-name="Πίνακας5.B3" office:value-type="float" office:value="4.033">
            <text:p text:style-name="P72"><text:span text:style-name="T45">4</text:span>,<text:span text:style-name="T39">033</text:span></text:p>
          </table:table-cell>
          <table:table-cell table:style-name="Πίνακας5.B3" office:value-type="float" office:value="2.796">
            <text:p text:style-name="P70"><text:span text:style-name="T44">2</text:span>,<text:span text:style-name="T40">796</text:span></text:p>
          </table:table-cell>
          <table:table-cell table:style-name="Πίνακας5.B3" office:value-type="float" office:value="2.265">
            <text:p text:style-name="P81"><text:span text:style-name="T43">2</text:span>,<text:span text:style-name="T43">265</text:span></text:p>
          </table:table-cell>
          <table:table-cell table:style-name="Πίνακας5.B3" office:value-type="float" office:value="2.002">
            <text:p text:style-name="P83"><text:span text:style-name="T42">2</text:span>,<text:span text:style-name="T42">002</text:span></text:p>
          </table:table-cell>
          <table:table-cell table:style-name="Πίνακας5.B3" office:value-type="float" office:value="1.768">
            <text:p text:style-name="P89">1,768</text:p>
          </table:table-cell>
          <table:table-cell table:style-name="Πίνακας5.I3" office:value-type="float" office:value="1.614">
            <text:p text:style-name="P87"><text:span text:style-name="T41">1</text:span>,<text:span text:style-name="T41">614</text:span></text:p>
          </table:table-cell>
        </table:table-row>
      </table:table>
      <text:p text:style-name="P22"/>
      <text:p text:style-name="P19">5<text:span text:style-name="T25">) Μέγεθος προβλήματος: </text:span>134<text:span text:style-name="T25">40</text:span>x13440</text:p>
      <text:p text:style-name="P19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49"># Proc. </text:p>
          </table:table-cell>
          <table:table-cell table:style-name="Πίνακας6.B1" office:value-type="float" office:value="4">
            <text:p text:style-name="P49">4</text:p>
          </table:table-cell>
          <table:table-cell table:style-name="Πίνακας6.B1" office:value-type="float" office:value="9">
            <text:p text:style-name="P49">9</text:p>
          </table:table-cell>
          <table:table-cell table:style-name="Πίνακας6.B1" office:value-type="float" office:value="16">
            <text:p text:style-name="P49">16</text:p>
          </table:table-cell>
          <table:table-cell table:style-name="Πίνακας6.B1" office:value-type="float" office:value="25">
            <text:p text:style-name="P49">25</text:p>
          </table:table-cell>
          <table:table-cell table:style-name="Πίνακας6.B1" office:value-type="float" office:value="36">
            <text:p text:style-name="P49">36</text:p>
          </table:table-cell>
          <table:table-cell table:style-name="Πίνακας6.B1" office:value-type="float" office:value="49">
            <text:p text:style-name="P49">49</text:p>
          </table:table-cell>
          <table:table-cell table:style-name="Πίνακας6.B1" office:value-type="float" office:value="64">
            <text:p text:style-name="P49">64</text:p>
          </table:table-cell>
          <table:table-cell table:style-name="Πίνακας6.I1" office:value-type="float" office:value="80">
            <text:p text:style-name="P49">80</text:p>
          </table:table-cell>
        </table:table-row>
        <table:table-row>
          <table:table-cell table:style-name="Πίνακας6.A2" office:value-type="string">
            <text:p text:style-name="P49">Time(<text:span text:style-name="T34">sec, </text:span>msec)</text:p>
          </table:table-cell>
          <table:table-cell table:style-name="Πίνακας6.B2" office:value-type="float" office:value="31.204">
            <text:p text:style-name="P192">31,204</text:p>
          </table:table-cell>
          <table:table-cell table:style-name="Πίνακας6.B2" office:value-type="float" office:value="18.43">
            <text:p text:style-name="P192">18,430</text:p>
          </table:table-cell>
          <table:table-cell table:style-name="Πίνακας6.B2" office:value-type="float" office:value="14.023">
            <text:p text:style-name="P192">14,023</text:p>
          </table:table-cell>
          <table:table-cell table:style-name="Πίνακας6.B2" office:value-type="float" office:value="8.428">
            <text:p text:style-name="P192">8,428</text:p>
          </table:table-cell>
          <table:table-cell table:style-name="Πίνακας6.B2" office:value-type="float" office:value="6.308">
            <text:p text:style-name="P192">6,308</text:p>
          </table:table-cell>
          <table:table-cell table:style-name="Πίνακας6.B2" office:value-type="float" office:value="4.356">
            <text:p text:style-name="P192">4,356</text:p>
          </table:table-cell>
          <table:table-cell table:style-name="Πίνακας6.B2" office:value-type="float" office:value="3.597">
            <text:p text:style-name="P192">3,597</text:p>
          </table:table-cell>
          <table:table-cell table:style-name="Πίνακας6.I2" office:value-type="float" office:value="2.897">
            <text:p text:style-name="P192">2,897</text:p>
          </table:table-cell>
        </table:table-row>
        <table:table-row>
          <table:table-cell table:style-name="Πίνακας6.A3" office:value-type="string">
            <text:p text:style-name="P91">Challenge(sec)</text:p>
          </table:table-cell>
          <table:table-cell table:style-name="Πίνακας6.B3" office:value-type="float" office:value="54.22">
            <text:p text:style-name="P93">54,220</text:p>
          </table:table-cell>
          <table:table-cell table:style-name="Πίνακας6.B3" office:value-type="float" office:value="25.418">
            <text:p text:style-name="P95">25,418</text:p>
          </table:table-cell>
          <table:table-cell table:style-name="Πίνακας6.B3" office:value-type="float" office:value="15.84">
            <text:p text:style-name="P97">15,840</text:p>
          </table:table-cell>
          <table:table-cell table:style-name="Πίνακας6.B3" office:value-type="float" office:value="10.841">
            <text:p text:style-name="P99">10,841</text:p>
          </table:table-cell>
          <table:table-cell table:style-name="Πίνακας6.B3" office:value-type="float" office:value="8.57">
            <text:p text:style-name="P101">8,570</text:p>
          </table:table-cell>
          <table:table-cell table:style-name="Πίνακας6.B3" office:value-type="float" office:value="7.593">
            <text:p text:style-name="P103">7,593</text:p>
          </table:table-cell>
          <table:table-cell table:style-name="Πίνακας6.B3" office:value-type="float" office:value="6.65">
            <text:p text:style-name="P105">6,<text:span text:style-name="T47">650</text:span></text:p>
          </table:table-cell>
          <table:table-cell table:style-name="Πίνακας6.I3" office:value-type="float" office:value="5.913">
            <text:p text:style-name="P107"><text:span text:style-name="T48">5</text:span>,<text:span text:style-name="T48">913</text:span></text:p>
          </table:table-cell>
        </table:table-row>
      </table:table>
      <text:p text:style-name="P23"/>
      <text:p text:style-name="P19">6<text:span text:style-name="T25">) Μέγεθος προβλήματος: </text:span>2688<text:span text:style-name="T25">0</text:span>x26880</text:p>
      <text:p text:style-name="P24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/>
        <table:table-column table:style-name="Πίνακας7.F" table:number-columns-repeated="3"/>
        <table:table-column table:style-name="Πίνακας7.I"/>
        <table:table-row>
          <table:table-cell table:style-name="Πίνακας7.A1" office:value-type="string">
            <text:p text:style-name="P50"># Proc. </text:p>
          </table:table-cell>
          <table:table-cell table:style-name="Πίνακας7.B1" office:value-type="float" office:value="4">
            <text:p text:style-name="P50">4</text:p>
          </table:table-cell>
          <table:table-cell table:style-name="Πίνακας7.B1" office:value-type="float" office:value="9">
            <text:p text:style-name="P50">9</text:p>
          </table:table-cell>
          <table:table-cell table:style-name="Πίνακας7.B1" office:value-type="float" office:value="16">
            <text:p text:style-name="P50">16</text:p>
          </table:table-cell>
          <table:table-cell table:style-name="Πίνακας7.B1" office:value-type="float" office:value="25">
            <text:p text:style-name="P50">25</text:p>
          </table:table-cell>
          <table:table-cell table:style-name="Πίνακας7.B1" office:value-type="float" office:value="36">
            <text:p text:style-name="P50">36</text:p>
          </table:table-cell>
          <table:table-cell table:style-name="Πίνακας7.B1" office:value-type="float" office:value="49">
            <text:p text:style-name="P50">49</text:p>
          </table:table-cell>
          <table:table-cell table:style-name="Πίνακας7.B1" office:value-type="float" office:value="64">
            <text:p text:style-name="P50">64</text:p>
          </table:table-cell>
          <table:table-cell table:style-name="Πίνακας7.I1" office:value-type="float" office:value="80">
            <text:p text:style-name="P50">80</text:p>
          </table:table-cell>
        </table:table-row>
        <table:table-row>
          <table:table-cell table:style-name="Πίνακας7.A2" office:value-type="string">
            <text:p text:style-name="P50">Time(<text:span text:style-name="T34">sec, </text:span>msec)</text:p>
          </table:table-cell>
          <table:table-cell table:style-name="Πίνακας7.B2" office:value-type="float" office:value="126.594">
            <text:p text:style-name="P193">126,594</text:p>
          </table:table-cell>
          <table:table-cell table:style-name="Πίνακας7.B2" office:value-type="float" office:value="73.795">
            <text:p text:style-name="P193">73,795</text:p>
          </table:table-cell>
          <table:table-cell table:style-name="Πίνακας7.B2" office:value-type="float" office:value="55.917">
            <text:p text:style-name="P193">55,917</text:p>
          </table:table-cell>
          <table:table-cell table:style-name="Πίνακας7.B2" office:value-type="float" office:value="33.36">
            <text:p text:style-name="P193">33,360</text:p>
          </table:table-cell>
          <table:table-cell table:style-name="Πίνακας7.B2" office:value-type="float" office:value="24.914">
            <text:p text:style-name="P193">24,914</text:p>
          </table:table-cell>
          <table:table-cell table:style-name="Πίνακας7.B2" office:value-type="float" office:value="17.192">
            <text:p text:style-name="P193">17,192</text:p>
          </table:table-cell>
          <table:table-cell table:style-name="Πίνακας7.B2" office:value-type="float" office:value="14.083">
            <text:p text:style-name="P193">14,083</text:p>
          </table:table-cell>
          <table:table-cell table:style-name="Πίνακας7.I2" office:value-type="float" office:value="11.314">
            <text:p text:style-name="P193">11,314</text:p>
          </table:table-cell>
        </table:table-row>
        <table:table-row>
          <table:table-cell table:style-name="Πίνακας7.A3" office:value-type="string">
            <text:p text:style-name="P109">Challenge(sec)</text:p>
          </table:table-cell>
          <table:table-cell table:style-name="Πίνακας7.B3" office:value-type="float" office:value="216.962">
            <text:p text:style-name="P123">216,962</text:p>
          </table:table-cell>
          <table:table-cell table:style-name="Πίνακας7.B3" office:value-type="float" office:value="101.604">
            <text:p text:style-name="P121">101,604</text:p>
          </table:table-cell>
          <table:table-cell table:style-name="Πίνακας7.B3" office:value-type="float" office:value="63.314">
            <text:p text:style-name="P119">63,314</text:p>
          </table:table-cell>
          <table:table-cell table:style-name="Πίνακας7.B3" office:value-type="float" office:value="42.723">
            <text:p text:style-name="P117">42,723</text:p>
          </table:table-cell>
          <table:table-cell table:style-name="Πίνακας7.B3" office:value-type="float" office:value="33.665">
            <text:p text:style-name="P115">33,665</text:p>
          </table:table-cell>
          <table:table-cell table:style-name="Πίνακας7.B3" office:value-type="float" office:value="29.507">
            <text:p text:style-name="P113">29,507</text:p>
          </table:table-cell>
          <table:table-cell table:style-name="Πίνακας7.B3" office:value-type="float" office:value="25.767">
            <text:p text:style-name="P111">25,767</text:p>
          </table:table-cell>
          <table:table-cell table:style-name="Πίνακας7.I3" office:value-type="float" office:value="22.914">
            <text:p text:style-name="P109"><text:span text:style-name="T49">22</text:span>,<text:span text:style-name="T49">914</text:span></text:p>
          </table:table-cell>
        </table:table-row>
      </table:table>
      <text:p text:style-name="P39"/>
      <text:p text:style-name="P28"/>
      <text:p text:style-name="P28"/>
      <text:p text:style-name="P28"/>
      <text:p text:style-name="P28"/>
      <text:p text:style-name="P40"><text:soft-page-break/>Η επιτάχυνση και η αποδοτικότητα του προγράμματος με την εντολή <text:span text:style-name="T1">Allreduce </text:span><text:span text:style-name="T25">ενεργοποιημένη για όλα τα μεγέθη προβλήματος, έχει ως εξής:</text:span></text:p>
      <text:p text:style-name="P7"/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column table:style-name="Πίνακας8.D" table:number-columns-repeated="5"/>
        <table:table-column table:style-name="Πίνακας8.I"/>
        <table:table-row>
          <table:table-cell table:style-name="Πίνακας8.A1" table:number-columns-spanned="9" office:value-type="string">
            <text:p text:style-name="P247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8.A2" office:value-type="string">
            <text:p text:style-name="P244"># <text:span text:style-name="T1">Proc.<text:line-break/>_____<text:line-break/>Problem Size</text:span></text:p>
          </table:table-cell>
          <table:table-cell table:style-name="Πίνακας8.B2" office:value-type="float" office:value="4">
            <text:p text:style-name="P215">4</text:p>
          </table:table-cell>
          <table:table-cell table:style-name="Πίνακας8.B2" office:value-type="float" office:value="9">
            <text:p text:style-name="P215">9</text:p>
          </table:table-cell>
          <table:table-cell table:style-name="Πίνακας8.B2" office:value-type="float" office:value="16">
            <text:p text:style-name="P215">16</text:p>
          </table:table-cell>
          <table:table-cell table:style-name="Πίνακας8.B2" office:value-type="float" office:value="25">
            <text:p text:style-name="P215">25</text:p>
          </table:table-cell>
          <table:table-cell table:style-name="Πίνακας8.B2" office:value-type="float" office:value="36">
            <text:p text:style-name="P215">36</text:p>
          </table:table-cell>
          <table:table-cell table:style-name="Πίνακας8.B2" office:value-type="float" office:value="49">
            <text:p text:style-name="P215">49</text:p>
          </table:table-cell>
          <table:table-cell table:style-name="Πίνακας8.B2" office:value-type="float" office:value="64">
            <text:p text:style-name="P215">64</text:p>
          </table:table-cell>
          <table:table-cell table:style-name="Πίνακας8.I2" office:value-type="float" office:value="80">
            <text:p text:style-name="P215">80</text:p>
          </table:table-cell>
        </table:table-row>
        <table:table-row>
          <table:table-cell table:style-name="Πίνακας8.A2" office:value-type="string">
            <text:p text:style-name="P215">840x840</text:p>
          </table:table-cell>
          <table:table-cell table:style-name="Πίνακας8.B3" office:value-type="float" office:value="3.68">
            <text:p text:style-name="P251">3,68</text:p>
          </table:table-cell>
          <table:table-cell table:style-name="Πίνακας8.B3" office:value-type="float" office:value="6.84">
            <text:p text:style-name="P252">6,84</text:p>
          </table:table-cell>
          <table:table-cell table:style-name="Πίνακας8.B2" office:value-type="float" office:value="8.83">
            <text:p text:style-name="P194">8,83</text:p>
          </table:table-cell>
          <table:table-cell table:style-name="Πίνακας8.B2" office:value-type="float" office:value="7.59">
            <text:p text:style-name="P194">7,59</text:p>
          </table:table-cell>
          <table:table-cell table:style-name="Πίνακας8.B2" office:value-type="float" office:value="5.4">
            <text:p text:style-name="P195">5,4</text:p>
          </table:table-cell>
          <table:table-cell table:style-name="Πίνακας8.B2" office:value-type="float" office:value="6.84">
            <text:p text:style-name="P196">6,84</text:p>
          </table:table-cell>
          <table:table-cell table:style-name="Πίνακας8.B2" office:value-type="float" office:value="9.34">
            <text:p text:style-name="P197">9,34</text:p>
          </table:table-cell>
          <table:table-cell table:style-name="Πίνακας8.I2" office:value-type="float" office:value="5.58">
            <text:p text:style-name="P197">5,58</text:p>
          </table:table-cell>
        </table:table-row>
        <table:table-row>
          <table:table-cell table:style-name="Πίνακας8.A2" office:value-type="string">
            <text:p text:style-name="P215">1680x1680</text:p>
          </table:table-cell>
          <table:table-cell table:style-name="Πίνακας8.B3" office:value-type="float" office:value="3.51">
            <text:p text:style-name="P198">3,51</text:p>
          </table:table-cell>
          <table:table-cell table:style-name="Πίνακας8.B3" office:value-type="float" office:value="7.47">
            <text:p text:style-name="P199">7,47</text:p>
          </table:table-cell>
          <table:table-cell table:style-name="Πίνακας8.B3" office:value-type="float" office:value="11.12">
            <text:p text:style-name="P200">11,12</text:p>
          </table:table-cell>
          <table:table-cell table:style-name="Πίνακας8.B3" office:value-type="float" office:value="14.07">
            <text:p text:style-name="P201">14,07</text:p>
          </table:table-cell>
          <table:table-cell table:style-name="Πίνακας8.B3" office:value-type="float" office:value="15.01">
            <text:p text:style-name="P202">15,01</text:p>
          </table:table-cell>
          <table:table-cell table:style-name="Πίνακας8.B3" office:value-type="float" office:value="18.96">
            <text:p text:style-name="P203">18,96</text:p>
          </table:table-cell>
          <table:table-cell table:style-name="Πίνακας8.B3" office:value-type="float" office:value="22.5">
            <text:p text:style-name="P204">22,50</text:p>
          </table:table-cell>
          <table:table-cell table:style-name="Πίνακας8.I4" office:value-type="float" office:value="15.53">
            <text:p text:style-name="P205">15,53</text:p>
          </table:table-cell>
        </table:table-row>
        <table:table-row>
          <table:table-cell table:style-name="Πίνακας8.A2" office:value-type="string">
            <text:p text:style-name="P215">3360x3360</text:p>
          </table:table-cell>
          <table:table-cell table:style-name="Πίνακας8.B3" office:value-type="float" office:value="3.55">
            <text:p text:style-name="P206">3,55</text:p>
          </table:table-cell>
          <table:table-cell table:style-name="Πίνακας8.B3" office:value-type="float" office:value="5.99">
            <text:p text:style-name="P207">5,99</text:p>
          </table:table-cell>
          <table:table-cell table:style-name="Πίνακας8.B3" office:value-type="float" office:value="7.62">
            <text:p text:style-name="P208">7,62</text:p>
          </table:table-cell>
          <table:table-cell table:style-name="Πίνακας8.B3" office:value-type="float" office:value="12.61">
            <text:p text:style-name="P209">12,61</text:p>
          </table:table-cell>
          <table:table-cell table:style-name="Πίνακας8.B3" office:value-type="float" office:value="16.69">
            <text:p text:style-name="P210">16,69</text:p>
          </table:table-cell>
          <table:table-cell table:style-name="Πίνακας8.B3" office:value-type="float" office:value="27.48">
            <text:p text:style-name="P211">27,48</text:p>
          </table:table-cell>
          <table:table-cell table:style-name="Πίνακας8.B3" office:value-type="float" office:value="36.41">
            <text:p text:style-name="P212">36,41</text:p>
          </table:table-cell>
          <table:table-cell table:style-name="Πίνακας8.I4" office:value-type="float" office:value="37.17">
            <text:p text:style-name="P212">37,17</text:p>
          </table:table-cell>
        </table:table-row>
        <table:table-row>
          <table:table-cell table:style-name="Πίνακας8.A2" office:value-type="string">
            <text:p text:style-name="P215">6720x6720</text:p>
          </table:table-cell>
          <table:table-cell table:style-name="Πίνακας8.B3" office:value-type="float" office:value="3.58">
            <text:p text:style-name="P213">3,58</text:p>
          </table:table-cell>
          <table:table-cell table:style-name="Πίνακας8.B3" office:value-type="float" office:value="6.03">
            <text:p text:style-name="P190">6,03</text:p>
          </table:table-cell>
          <table:table-cell table:style-name="Πίνακας8.B3" office:value-type="float" office:value="7.91">
            <text:p text:style-name="P214">7,91</text:p>
          </table:table-cell>
          <table:table-cell table:style-name="Πίνακας8.B3" office:value-type="float" office:value="12.95">
            <text:p text:style-name="P128">12,95</text:p>
          </table:table-cell>
          <table:table-cell table:style-name="Πίνακας8.B3" office:value-type="float" office:value="17.12">
            <text:p text:style-name="P129">17,12</text:p>
          </table:table-cell>
          <table:table-cell table:style-name="Πίνακας8.B3" office:value-type="float" office:value="24.35">
            <text:p text:style-name="P130">24,35</text:p>
          </table:table-cell>
          <table:table-cell table:style-name="Πίνακας8.B3" office:value-type="float" office:value="29.37">
            <text:p text:style-name="P131">29,37</text:p>
          </table:table-cell>
          <table:table-cell table:style-name="Πίνακας8.I4" office:value-type="float" office:value="35.06">
            <text:p text:style-name="P131">35,06</text:p>
          </table:table-cell>
        </table:table-row>
        <table:table-row>
          <table:table-cell table:style-name="Πίνακας8.A2" office:value-type="string">
            <text:p text:style-name="P215">13440x13440</text:p>
          </table:table-cell>
          <table:table-cell table:style-name="Πίνακας8.B3" office:value-type="float" office:value="3.59">
            <text:p text:style-name="P132">3,59</text:p>
          </table:table-cell>
          <table:table-cell table:style-name="Πίνακας8.B3" office:value-type="float" office:value="6.09">
            <text:p text:style-name="P133">6,09</text:p>
          </table:table-cell>
          <table:table-cell table:style-name="Πίνακας8.B3" office:value-type="float" office:value="8">
            <text:p text:style-name="P134">8,00</text:p>
          </table:table-cell>
          <table:table-cell table:style-name="Πίνακας8.B3" office:value-type="float" office:value="13.32">
            <text:p text:style-name="P135">13,32</text:p>
          </table:table-cell>
          <table:table-cell table:style-name="Πίνακας8.B3" office:value-type="float" office:value="17.8">
            <text:p text:style-name="P135">17,80</text:p>
          </table:table-cell>
          <table:table-cell table:style-name="Πίνακας8.B3" office:value-type="float" office:value="25.78">
            <text:p text:style-name="P136">25,78</text:p>
          </table:table-cell>
          <table:table-cell table:style-name="Πίνακας8.B3" office:value-type="float" office:value="31.22">
            <text:p text:style-name="P132">31,22</text:p>
          </table:table-cell>
          <table:table-cell table:style-name="Πίνακας8.I4" office:value-type="float" office:value="38.76">
            <text:p text:style-name="P137">38,76</text:p>
          </table:table-cell>
        </table:table-row>
        <table:table-row>
          <table:table-cell table:style-name="Πίνακας8.A2" office:value-type="string">
            <text:p text:style-name="P215">26880x26880</text:p>
          </table:table-cell>
          <table:table-cell table:style-name="Πίνακας8.B3" office:value-type="float" office:value="3.55">
            <text:p text:style-name="P218">3,55</text:p>
          </table:table-cell>
          <table:table-cell table:style-name="Πίνακας8.B3" office:value-type="float" office:value="6.09">
            <text:p text:style-name="P219">6,09</text:p>
          </table:table-cell>
          <table:table-cell table:style-name="Πίνακας8.B3" office:value-type="float" office:value="8.04">
            <text:p text:style-name="P220">8,04</text:p>
          </table:table-cell>
          <table:table-cell table:style-name="Πίνακας8.B3" office:value-type="float" office:value="13.47">
            <text:p text:style-name="P220">13,47</text:p>
          </table:table-cell>
          <table:table-cell table:style-name="Πίνακας8.B3" office:value-type="float" office:value="18.04">
            <text:p text:style-name="P220">18,04</text:p>
          </table:table-cell>
          <table:table-cell table:style-name="Πίνακας8.B3" office:value-type="float" office:value="26.15">
            <text:p text:style-name="P220">26,15</text:p>
          </table:table-cell>
          <table:table-cell table:style-name="Πίνακας8.B3" office:value-type="float" office:value="31.93">
            <text:p text:style-name="P220">31,93</text:p>
          </table:table-cell>
          <table:table-cell table:style-name="Πίνακας8.I4" office:value-type="float" office:value="39.74">
            <text:p text:style-name="P220">39,74</text:p>
          </table:table-cell>
        </table:table-row>
      </table:table>
      <text:p text:style-name="P7"/>
      <text:p text:style-name="P29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 table:number-columns-repeated="5"/>
        <table:table-column table:style-name="Πίνακας9.I"/>
        <table:table-row>
          <table:table-cell table:style-name="Πίνακας9.A1" table:number-columns-spanned="9" office:value-type="string">
            <text:p text:style-name="P249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9.A2" office:value-type="string">
            <text:p text:style-name="P245"># <text:span text:style-name="T1">Proc.<text:line-break/>_____<text:line-break/>Problem Size</text:span></text:p>
          </table:table-cell>
          <table:table-cell table:style-name="Πίνακας9.B2" office:value-type="float" office:value="4">
            <text:p text:style-name="P235">4</text:p>
          </table:table-cell>
          <table:table-cell table:style-name="Πίνακας9.B2" office:value-type="float" office:value="9">
            <text:p text:style-name="P235">9</text:p>
          </table:table-cell>
          <table:table-cell table:style-name="Πίνακας9.B2" office:value-type="float" office:value="16">
            <text:p text:style-name="P235">16</text:p>
          </table:table-cell>
          <table:table-cell table:style-name="Πίνακας9.B2" office:value-type="float" office:value="25">
            <text:p text:style-name="P235">25</text:p>
          </table:table-cell>
          <table:table-cell table:style-name="Πίνακας9.B2" office:value-type="float" office:value="36">
            <text:p text:style-name="P235">36</text:p>
          </table:table-cell>
          <table:table-cell table:style-name="Πίνακας9.B2" office:value-type="float" office:value="49">
            <text:p text:style-name="P216">49</text:p>
          </table:table-cell>
          <table:table-cell table:style-name="Πίνακας9.B2" office:value-type="float" office:value="64">
            <text:p text:style-name="P216">64</text:p>
          </table:table-cell>
          <table:table-cell table:style-name="Πίνακας9.I2" office:value-type="float" office:value="80">
            <text:p text:style-name="P216">80</text:p>
          </table:table-cell>
        </table:table-row>
        <table:table-row>
          <table:table-cell table:style-name="Πίνακας9.A2" office:value-type="string">
            <text:p text:style-name="P216">840x840</text:p>
          </table:table-cell>
          <table:table-cell table:style-name="Πίνακας9.B3" office:value-type="float" office:value="0.92">
            <text:p text:style-name="P233">0,92</text:p>
          </table:table-cell>
          <table:table-cell table:style-name="Πίνακας9.B3" office:value-type="float" office:value="0.76">
            <text:p text:style-name="P232">0,76</text:p>
          </table:table-cell>
          <table:table-cell table:style-name="Πίνακας9.B3" office:value-type="float" office:value="0.55">
            <text:p text:style-name="P231">0,55</text:p>
          </table:table-cell>
          <table:table-cell table:style-name="Πίνακας9.B3" office:value-type="float" office:value="0.3">
            <text:p text:style-name="P230">0,30</text:p>
          </table:table-cell>
          <table:table-cell table:style-name="Πίνακας9.B3" office:value-type="float" office:value="0.15">
            <text:p text:style-name="P230">0,15</text:p>
          </table:table-cell>
          <table:table-cell table:style-name="Πίνακας9.B3" office:value-type="float" office:value="0.13">
            <text:p text:style-name="P226">0,13</text:p>
          </table:table-cell>
          <table:table-cell table:style-name="Πίνακας9.B3" office:value-type="float" office:value="0.14">
            <text:p text:style-name="P226">0,14</text:p>
          </table:table-cell>
          <table:table-cell table:style-name="Πίνακας9.I3" office:value-type="float" office:value="0.06">
            <text:p text:style-name="P227">0,06</text:p>
          </table:table-cell>
        </table:table-row>
        <table:table-row>
          <table:table-cell table:style-name="Πίνακας9.A2" office:value-type="string">
            <text:p text:style-name="P216">1680x1680</text:p>
          </table:table-cell>
          <table:table-cell table:style-name="Πίνακας9.B3" office:value-type="float" office:value="0.87">
            <text:p text:style-name="P233">0,87</text:p>
          </table:table-cell>
          <table:table-cell table:style-name="Πίνακας9.B3" office:value-type="float" office:value="0.83">
            <text:p text:style-name="P232">0,83</text:p>
          </table:table-cell>
          <table:table-cell table:style-name="Πίνακας9.B3" office:value-type="float" office:value="0.69">
            <text:p text:style-name="P231">0,69</text:p>
          </table:table-cell>
          <table:table-cell table:style-name="Πίνακας9.B3" office:value-type="float" office:value="0.56">
            <text:p text:style-name="P230">0,56</text:p>
          </table:table-cell>
          <table:table-cell table:style-name="Πίνακας9.B3" office:value-type="float" office:value="0.41">
            <text:p text:style-name="P230">0,41</text:p>
          </table:table-cell>
          <table:table-cell table:style-name="Πίνακας9.B3" office:value-type="float" office:value="0.38">
            <text:p text:style-name="P226">0,38</text:p>
          </table:table-cell>
          <table:table-cell table:style-name="Πίνακας9.B3" office:value-type="float" office:value="0.35">
            <text:p text:style-name="P226">0,35</text:p>
          </table:table-cell>
          <table:table-cell table:style-name="Πίνακας9.I3" office:value-type="float" office:value="0.19">
            <text:p text:style-name="P227">0,19</text:p>
          </table:table-cell>
        </table:table-row>
        <table:table-row>
          <table:table-cell table:style-name="Πίνακας9.A2" office:value-type="string">
            <text:p text:style-name="P216">3360x3360</text:p>
          </table:table-cell>
          <table:table-cell table:style-name="Πίνακας9.B3" office:value-type="float" office:value="0.88">
            <text:p text:style-name="P233">0,88</text:p>
          </table:table-cell>
          <table:table-cell table:style-name="Πίνακας9.B3" office:value-type="float" office:value="0.66">
            <text:p text:style-name="P232">0,66</text:p>
          </table:table-cell>
          <table:table-cell table:style-name="Πίνακας9.B3" office:value-type="float" office:value="0.47">
            <text:p text:style-name="P231">0,47</text:p>
          </table:table-cell>
          <table:table-cell table:style-name="Πίνακας9.B3" office:value-type="float" office:value="0.5">
            <text:p text:style-name="P230">0,50</text:p>
          </table:table-cell>
          <table:table-cell table:style-name="Πίνακας9.B3" office:value-type="float" office:value="0.46">
            <text:p text:style-name="P230">0,46</text:p>
          </table:table-cell>
          <table:table-cell table:style-name="Πίνακας9.B3" office:value-type="float" office:value="0.56">
            <text:p text:style-name="P226">0,56</text:p>
          </table:table-cell>
          <table:table-cell table:style-name="Πίνακας9.B3" office:value-type="float" office:value="0.56">
            <text:p text:style-name="P226">0,56</text:p>
          </table:table-cell>
          <table:table-cell table:style-name="Πίνακας9.I3" office:value-type="float" office:value="0.46">
            <text:p text:style-name="P227">0,46</text:p>
          </table:table-cell>
        </table:table-row>
        <table:table-row>
          <table:table-cell table:style-name="Πίνακας9.A2" office:value-type="string">
            <text:p text:style-name="P216">6720x6720</text:p>
          </table:table-cell>
          <table:table-cell table:style-name="Πίνακας9.B2" office:value-type="float" office:value="0.89">
            <text:p text:style-name="P233">0,89</text:p>
          </table:table-cell>
          <table:table-cell table:style-name="Πίνακας9.B3" office:value-type="float" office:value="0.67">
            <text:p text:style-name="P232">0,67</text:p>
          </table:table-cell>
          <table:table-cell table:style-name="Πίνακας9.B3" office:value-type="float" office:value="0.49">
            <text:p text:style-name="P231">0,49</text:p>
          </table:table-cell>
          <table:table-cell table:style-name="Πίνακας9.B3" office:value-type="float" office:value="0.51">
            <text:p text:style-name="P230">0,51</text:p>
          </table:table-cell>
          <table:table-cell table:style-name="Πίνακας9.B3" office:value-type="float" office:value="0.47">
            <text:p text:style-name="P230">0,47</text:p>
          </table:table-cell>
          <table:table-cell table:style-name="Πίνακας9.B3" office:value-type="float" office:value="0.49">
            <text:p text:style-name="P226">0,49</text:p>
          </table:table-cell>
          <table:table-cell table:style-name="Πίνακας9.B3" office:value-type="float" office:value="0.45">
            <text:p text:style-name="P226">0,45</text:p>
          </table:table-cell>
          <table:table-cell table:style-name="Πίνακας9.I3" office:value-type="float" office:value="0.43">
            <text:p text:style-name="P227">0,43</text:p>
          </table:table-cell>
        </table:table-row>
        <table:table-row>
          <table:table-cell table:style-name="Πίνακας9.A2" office:value-type="string">
            <text:p text:style-name="P216">13440x13440</text:p>
          </table:table-cell>
          <table:table-cell table:style-name="Πίνακας9.B3" office:value-type="float" office:value="0.89">
            <text:p text:style-name="P233">0,89</text:p>
          </table:table-cell>
          <table:table-cell table:style-name="Πίνακας9.B3" office:value-type="float" office:value="0.67">
            <text:p text:style-name="P232">0,67</text:p>
          </table:table-cell>
          <table:table-cell table:style-name="Πίνακας9.B3" office:value-type="float" office:value="0.5">
            <text:p text:style-name="P231">0,50</text:p>
          </table:table-cell>
          <table:table-cell table:style-name="Πίνακας9.B3" office:value-type="float" office:value="0.53">
            <text:p text:style-name="P230">0,53</text:p>
          </table:table-cell>
          <table:table-cell table:style-name="Πίνακας9.B3" office:value-type="float" office:value="0.49">
            <text:p text:style-name="P230">0,49</text:p>
          </table:table-cell>
          <table:table-cell table:style-name="Πίνακας9.B3" office:value-type="float" office:value="0.52">
            <text:p text:style-name="P226">0,52</text:p>
          </table:table-cell>
          <table:table-cell table:style-name="Πίνακας9.B3" office:value-type="float" office:value="0.48">
            <text:p text:style-name="P226">0,48</text:p>
          </table:table-cell>
          <table:table-cell table:style-name="Πίνακας9.I3" office:value-type="float" office:value="0.48">
            <text:p text:style-name="P228">0,48</text:p>
          </table:table-cell>
        </table:table-row>
        <table:table-row table:style-name="Πίνακας9.8">
          <table:table-cell table:style-name="Πίνακας9.A2" office:value-type="string">
            <text:p text:style-name="P216">26880x26880</text:p>
          </table:table-cell>
          <table:table-cell table:style-name="Πίνακας9.B3" office:value-type="float" office:value="0.88">
            <text:p text:style-name="P221">0,88</text:p>
          </table:table-cell>
          <table:table-cell table:style-name="Πίνακας9.B3" office:value-type="float" office:value="0.67">
            <text:p text:style-name="P223">0,67</text:p>
          </table:table-cell>
          <table:table-cell table:style-name="Πίνακας9.B3" office:value-type="float" office:value="0.5">
            <text:p text:style-name="P224">0,50</text:p>
          </table:table-cell>
          <table:table-cell table:style-name="Πίνακας9.B3" office:value-type="float" office:value="0.53">
            <text:p text:style-name="P225">0,53</text:p>
          </table:table-cell>
          <table:table-cell table:style-name="Πίνακας9.B3" office:value-type="float" office:value="0.5">
            <text:p text:style-name="P225">0,50</text:p>
          </table:table-cell>
          <table:table-cell table:style-name="Πίνακας9.B3" office:value-type="float" office:value="0.53">
            <text:p text:style-name="P229">0,53</text:p>
          </table:table-cell>
          <table:table-cell table:style-name="Πίνακας9.B3" office:value-type="float" office:value="0.49">
            <text:p text:style-name="P226">0,49</text:p>
          </table:table-cell>
          <table:table-cell table:style-name="Πίνακας9.I3" office:value-type="float" office:value="0.49">
            <text:p text:style-name="P228">0,49</text:p>
          </table:table-cell>
        </table:table-row>
      </table:table>
      <text:p text:style-name="P14"/>
      <text:p text:style-name="P9">Το πρόγραμμα δεν κλιμακώνει. Ας πάρουμε το εξής παράδειγμα: Για 4 διεργασίες και για μέγεθος προβλήματος 3360<text:span text:style-name="T1">x3360, </text:span>έχουμε αποδοτικότητα ίση με 0,88. Διπλασιάζοντας την πλευρά του τετραγώνου, τετραπλασιάζουμε το μέγεθος του προβλήματος, άρα το μέγεθος 6720x6720 είναι 4 φορές μεγαλύτερο από το προηγούμενο. Τετραπλασιάζοντας και τον αριθμό των διεργασιών, παρατηρούμε ότι η απόδοση πέφτει στο 0,49. <text:span text:style-name="T1"><text:s/></text:span><text:span text:style-name="T57">Όμως, για μέγεθος προβλήματος 13440x13440 και 64 διεργασίες, παρατηρούμε ότι η αποδοτικότητα παρουσιάζει σχεδόν αμελητέα πτώση, πηγαίνοντας στο 0,48. Επομένως, παρατηρούμε κάποιο </text:span><text:span text:style-name="T14">weak scaling </text:span><text:span text:style-name="T58">για μεγαλύτερα μεγέθη προβλήματος και περισσότερες διεργασίες, αλλά για τα περισσότερα μεγέθη προβλήματος, ο τετραπλασιασμός των διεργασιών δεν διατηρεί την απόδοση σε σταθερά επίπεδα. Ένα ακόμη παράδειγμα προς αυτή την κατεύθυνση είναι η πτώση της απόδοσης από 0,92 σε 0,69 από 4 διεργασίες για 840</text:span><text:span text:style-name="T15">x840 </text:span><text:span text:style-name="T59">σε 16 διεργασίες για 1680x1680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35">Β) Με την </text:span><text:span text:style-name="T13">MPI_Allreduce </text:span><text:span text:style-name="T26">απενεργοποιημένη</text:span></text:p>
      <text:p text:style-name="P261"/>
      <text:p text:style-name="P25"><text:span text:style-name="T25">1) Μέγεθος προβλήματος: 840</text:span>x840</text:p>
      <text:p text:style-name="P25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column table:style-name="Πίνακας10.D" table:number-columns-repeated="5"/>
        <table:table-column table:style-name="Πίνακας10.I"/>
        <table:table-row>
          <table:table-cell table:style-name="Πίνακας10.A1" office:value-type="string">
            <text:p text:style-name="P51"># Proc. </text:p>
          </table:table-cell>
          <table:table-cell table:style-name="Πίνακας10.B1" office:value-type="float" office:value="4">
            <text:p text:style-name="P51">4</text:p>
          </table:table-cell>
          <table:table-cell table:style-name="Πίνακας10.B1" office:value-type="float" office:value="9">
            <text:p text:style-name="P51">9</text:p>
          </table:table-cell>
          <table:table-cell table:style-name="Πίνακας10.B1" office:value-type="float" office:value="16">
            <text:p text:style-name="P51">16</text:p>
          </table:table-cell>
          <table:table-cell table:style-name="Πίνακας10.B1" office:value-type="float" office:value="25">
            <text:p text:style-name="P51">25</text:p>
          </table:table-cell>
          <table:table-cell table:style-name="Πίνακας10.B1" office:value-type="float" office:value="36">
            <text:p text:style-name="P51">36</text:p>
          </table:table-cell>
          <table:table-cell table:style-name="Πίνακας10.B1" office:value-type="float" office:value="49">
            <text:p text:style-name="P51">49</text:p>
          </table:table-cell>
          <table:table-cell table:style-name="Πίνακας10.B1" office:value-type="float" office:value="64">
            <text:p text:style-name="P51">64</text:p>
          </table:table-cell>
          <table:table-cell table:style-name="Πίνακας10.I1" office:value-type="float" office:value="80">
            <text:p text:style-name="P51">80</text:p>
          </table:table-cell>
        </table:table-row>
        <table:table-row>
          <table:table-cell table:style-name="Πίνακας10.A2" office:value-type="string">
            <text:p text:style-name="P51">Time(msec)</text:p>
          </table:table-cell>
          <table:table-cell table:style-name="Πίνακας10.B2" office:value-type="float" office:value="122">
            <text:p text:style-name="P138">122</text:p>
          </table:table-cell>
          <table:table-cell table:style-name="Πίνακας10.C2" office:value-type="float" office:value="63">
            <text:p text:style-name="P138">63</text:p>
          </table:table-cell>
          <table:table-cell table:style-name="Πίνακας10.C2" office:value-type="float" office:value="54">
            <text:p text:style-name="P138">54</text:p>
          </table:table-cell>
          <table:table-cell table:style-name="Πίνακας10.C2" office:value-type="float" office:value="55">
            <text:p text:style-name="P138">55</text:p>
          </table:table-cell>
          <table:table-cell table:style-name="Πίνακας10.C2" office:value-type="float" office:value="51">
            <text:p text:style-name="P138">51</text:p>
          </table:table-cell>
          <table:table-cell table:style-name="Πίνακας10.C2" office:value-type="float" office:value="42">
            <text:p text:style-name="P138">42</text:p>
          </table:table-cell>
          <table:table-cell table:style-name="Πίνακας10.C2" office:value-type="float" office:value="42">
            <text:p text:style-name="P138">42</text:p>
          </table:table-cell>
          <table:table-cell table:style-name="Πίνακας10.I2" office:value-type="float" office:value="61">
            <text:p text:style-name="P138">61</text:p>
          </table:table-cell>
        </table:table-row>
        <table:table-row>
          <table:table-cell table:style-name="Πίνακας10.A3" office:value-type="string">
            <text:p text:style-name="P53">Challenge(<text:span text:style-name="T36">msec</text:span>)</text:p>
          </table:table-cell>
          <table:table-cell table:style-name="Πίνακας10.B3" office:value-type="float" office:value="222">
            <text:p text:style-name="P55">222</text:p>
          </table:table-cell>
          <table:table-cell table:style-name="Πίνακας10.C3" office:value-type="float" office:value="119">
            <text:p text:style-name="P55">119</text:p>
          </table:table-cell>
          <table:table-cell table:style-name="Πίνακας10.C3" office:value-type="float" office:value="104">
            <text:p text:style-name="P55">104</text:p>
          </table:table-cell>
          <table:table-cell table:style-name="Πίνακας10.C3" office:value-type="float" office:value="97">
            <text:p text:style-name="P55">97</text:p>
          </table:table-cell>
          <table:table-cell table:style-name="Πίνακας10.C3" office:value-type="float" office:value="97">
            <text:p text:style-name="P55">97</text:p>
          </table:table-cell>
          <table:table-cell table:style-name="Πίνακας10.C3" office:value-type="float" office:value="111">
            <text:p text:style-name="P57">111</text:p>
          </table:table-cell>
          <table:table-cell table:style-name="Πίνακας10.C3" office:value-type="float" office:value="108">
            <text:p text:style-name="P59">108</text:p>
          </table:table-cell>
          <table:table-cell table:style-name="Πίνακας10.I3" office:value-type="float" office:value="108">
            <text:p text:style-name="P61">108</text:p>
          </table:table-cell>
        </table:table-row>
      </table:table>
      <text:p text:style-name="P25"/>
      <text:p text:style-name="P25"/>
      <text:p text:style-name="P25">2<text:span text:style-name="T25">) Μέγεθος προβλήματος: </text:span>16<text:span text:style-name="T25">80</text:span>x1680</text:p>
      <text:p text:style-name="P25"/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column table:style-name="Πίνακας11.D" table:number-columns-repeated="5"/>
        <table:table-column table:style-name="Πίνακας11.I"/>
        <table:table-row>
          <table:table-cell table:style-name="Πίνακας11.A1" office:value-type="string">
            <text:p text:style-name="P51"># Proc. </text:p>
          </table:table-cell>
          <table:table-cell table:style-name="Πίνακας11.B1" office:value-type="float" office:value="4">
            <text:p text:style-name="P51">4</text:p>
          </table:table-cell>
          <table:table-cell table:style-name="Πίνακας11.B1" office:value-type="float" office:value="9">
            <text:p text:style-name="P51">9</text:p>
          </table:table-cell>
          <table:table-cell table:style-name="Πίνακας11.B1" office:value-type="float" office:value="16">
            <text:p text:style-name="P51">16</text:p>
          </table:table-cell>
          <table:table-cell table:style-name="Πίνακας11.B1" office:value-type="float" office:value="25">
            <text:p text:style-name="P51">25</text:p>
          </table:table-cell>
          <table:table-cell table:style-name="Πίνακας11.B1" office:value-type="float" office:value="36">
            <text:p text:style-name="P51">36</text:p>
          </table:table-cell>
          <table:table-cell table:style-name="Πίνακας11.B1" office:value-type="float" office:value="49">
            <text:p text:style-name="P51">49</text:p>
          </table:table-cell>
          <table:table-cell table:style-name="Πίνακας11.B1" office:value-type="float" office:value="64">
            <text:p text:style-name="P51">64</text:p>
          </table:table-cell>
          <table:table-cell table:style-name="Πίνακας11.I1" office:value-type="float" office:value="80">
            <text:p text:style-name="P51">80</text:p>
          </table:table-cell>
        </table:table-row>
        <table:table-row>
          <table:table-cell table:style-name="Πίνακας11.A2" office:value-type="string">
            <text:p text:style-name="P51">Time(msec)</text:p>
          </table:table-cell>
          <table:table-cell table:style-name="Πίνακας11.B2" office:value-type="float" office:value="502">
            <text:p text:style-name="P139">502</text:p>
          </table:table-cell>
          <table:table-cell table:style-name="Πίνακας11.C2" office:value-type="float" office:value="231">
            <text:p text:style-name="P139">231</text:p>
          </table:table-cell>
          <table:table-cell table:style-name="Πίνακας11.C2" office:value-type="float" office:value="144">
            <text:p text:style-name="P139">144</text:p>
          </table:table-cell>
          <table:table-cell table:style-name="Πίνακας11.C2" office:value-type="float" office:value="101">
            <text:p text:style-name="P139">101</text:p>
          </table:table-cell>
          <table:table-cell table:style-name="Πίνακας11.C2" office:value-type="float" office:value="91">
            <text:p text:style-name="P139">91</text:p>
          </table:table-cell>
          <table:table-cell table:style-name="Πίνακας11.C2" office:value-type="float" office:value="79">
            <text:p text:style-name="P139">79</text:p>
          </table:table-cell>
          <table:table-cell table:style-name="Πίνακας11.C2" office:value-type="float" office:value="64">
            <text:p text:style-name="P139">64</text:p>
          </table:table-cell>
          <table:table-cell table:style-name="Πίνακας11.I2" office:value-type="float" office:value="75">
            <text:p text:style-name="P183"><text:span text:style-name="T8">7</text:span><text:span text:style-name="T1">5</text:span></text:p>
          </table:table-cell>
        </table:table-row>
        <table:table-row>
          <table:table-cell table:style-name="Πίνακας11.A3" office:value-type="string">
            <text:p text:style-name="P53">Challenge(<text:span text:style-name="T36">msec</text:span>)</text:p>
          </table:table-cell>
          <table:table-cell table:style-name="Πίνακας11.B3" office:value-type="float" office:value="865">
            <text:p text:style-name="P78">865</text:p>
          </table:table-cell>
          <table:table-cell table:style-name="Πίνακας11.C3" office:value-type="float" office:value="422">
            <text:p text:style-name="P75">422</text:p>
          </table:table-cell>
          <table:table-cell table:style-name="Πίνακας11.C3" office:value-type="float" office:value="279">
            <text:p text:style-name="P73">279</text:p>
          </table:table-cell>
          <table:table-cell table:style-name="Πίνακας11.C3" office:value-type="float" office:value="217">
            <text:p text:style-name="P71">217</text:p>
          </table:table-cell>
          <table:table-cell table:style-name="Πίνακας11.C3" office:value-type="float" office:value="219">
            <text:p text:style-name="P69">219</text:p>
          </table:table-cell>
          <table:table-cell table:style-name="Πίνακας11.C3" office:value-type="float" office:value="221">
            <text:p text:style-name="P67">221</text:p>
          </table:table-cell>
          <table:table-cell table:style-name="Πίνακας11.C3" office:value-type="float" office:value="218">
            <text:p text:style-name="P65">218</text:p>
          </table:table-cell>
          <table:table-cell table:style-name="Πίνακας11.I3" office:value-type="float" office:value="326">
            <text:p text:style-name="P63">326</text:p>
          </table:table-cell>
        </table:table-row>
      </table:table>
      <text:p text:style-name="P25"/>
      <text:p text:style-name="P25"/>
      <text:p text:style-name="P25">3<text:span text:style-name="T25">) Μέγεθος προβλήματος: </text:span>336<text:span text:style-name="T25">0</text:span>x3360</text:p>
      <text:p text:style-name="P25"/>
      <table:table table:name="Πίνακας12" table:style-name="Πίνακας12">
        <table:table-column table:style-name="Πίνακας12.A"/>
        <table:table-column table:style-name="Πίνακας12.B"/>
        <table:table-column table:style-name="Πίνακας12.C"/>
        <table:table-column table:style-name="Πίνακας12.D" table:number-columns-repeated="5"/>
        <table:table-column table:style-name="Πίνακας12.I"/>
        <table:table-row>
          <table:table-cell table:style-name="Πίνακας12.A1" office:value-type="string">
            <text:p text:style-name="P51"># Proc. </text:p>
          </table:table-cell>
          <table:table-cell table:style-name="Πίνακας12.B1" office:value-type="float" office:value="4">
            <text:p text:style-name="P51">4</text:p>
          </table:table-cell>
          <table:table-cell table:style-name="Πίνακας12.B1" office:value-type="float" office:value="9">
            <text:p text:style-name="P51">9</text:p>
          </table:table-cell>
          <table:table-cell table:style-name="Πίνακας12.B1" office:value-type="float" office:value="16">
            <text:p text:style-name="P51">16</text:p>
          </table:table-cell>
          <table:table-cell table:style-name="Πίνακας12.B1" office:value-type="float" office:value="25">
            <text:p text:style-name="P51">25</text:p>
          </table:table-cell>
          <table:table-cell table:style-name="Πίνακας12.B1" office:value-type="float" office:value="36">
            <text:p text:style-name="P51">36</text:p>
          </table:table-cell>
          <table:table-cell table:style-name="Πίνακας12.B1" office:value-type="float" office:value="49">
            <text:p text:style-name="P51">49</text:p>
          </table:table-cell>
          <table:table-cell table:style-name="Πίνακας12.B1" office:value-type="float" office:value="64">
            <text:p text:style-name="P51">64</text:p>
          </table:table-cell>
          <table:table-cell table:style-name="Πίνακας12.I1" office:value-type="float" office:value="80">
            <text:p text:style-name="P51">80</text:p>
          </table:table-cell>
        </table:table-row>
        <table:table-row>
          <table:table-cell table:style-name="Πίνακας12.A2" office:value-type="string">
            <text:p text:style-name="P51">Time(<text:span text:style-name="T34">sec, </text:span>msec)</text:p>
          </table:table-cell>
          <table:table-cell table:style-name="Πίνακας12.B2" office:value-type="float" office:value="1.982">
            <text:p text:style-name="P140">1,982</text:p>
          </table:table-cell>
          <table:table-cell table:style-name="Πίνακας12.B2" office:value-type="float" office:value="1.127">
            <text:p text:style-name="P141">1,127</text:p>
          </table:table-cell>
          <table:table-cell table:style-name="Πίνακας12.B2" office:value-type="float" office:value="0.885">
            <text:p text:style-name="P142">0,885</text:p>
          </table:table-cell>
          <table:table-cell table:style-name="Πίνακας12.B2" office:value-type="float" office:value="0.522">
            <text:p text:style-name="P142">0,522</text:p>
          </table:table-cell>
          <table:table-cell table:style-name="Πίνακας12.B2" office:value-type="float" office:value="0.378">
            <text:p text:style-name="P142">0,378</text:p>
          </table:table-cell>
          <table:table-cell table:style-name="Πίνακας12.B2" office:value-type="float" office:value="0.214">
            <text:p text:style-name="P142">0,214</text:p>
          </table:table-cell>
          <table:table-cell table:style-name="Πίνακας12.B2" office:value-type="float" office:value="0.154">
            <text:p text:style-name="P142">0,154</text:p>
          </table:table-cell>
          <table:table-cell table:style-name="Πίνακας12.I2" office:value-type="float" office:value="0.147">
            <text:p text:style-name="P184"><text:span text:style-name="T9">0,</text:span><text:span text:style-name="T1">147</text:span></text:p>
          </table:table-cell>
        </table:table-row>
        <table:table-row>
          <table:table-cell table:style-name="Πίνακας12.A3" office:value-type="string">
            <text:p text:style-name="P53">Challenge(<text:span text:style-name="T36">sec</text:span>)</text:p>
          </table:table-cell>
          <table:table-cell table:style-name="Πίνακας12.B3" office:value-type="float" office:value="3.413">
            <text:p text:style-name="P80">3,413</text:p>
          </table:table-cell>
          <table:table-cell table:style-name="Πίνακας12.B3" office:value-type="float" office:value="1.631">
            <text:p text:style-name="P78">1,63<text:span text:style-name="T37">1</text:span></text:p>
          </table:table-cell>
          <table:table-cell table:style-name="Πίνακας12.B3" office:value-type="float" office:value="1.054">
            <text:p text:style-name="P73"><text:span text:style-name="T38">1</text:span>,<text:span text:style-name="T39">054</text:span></text:p>
          </table:table-cell>
          <table:table-cell table:style-name="Πίνακας12.B3" office:value-type="float" office:value="0.762">
            <text:p text:style-name="P71"><text:span text:style-name="T40">0</text:span>,<text:span text:style-name="T40">762</text:span></text:p>
          </table:table-cell>
          <table:table-cell table:style-name="Πίνακας12.B3" office:value-type="float" office:value="0.596">
            <text:p text:style-name="P82">0,596</text:p>
          </table:table-cell>
          <table:table-cell table:style-name="Πίνακας12.B3" office:value-type="float" office:value="0.543">
            <text:p text:style-name="P84">0,543</text:p>
          </table:table-cell>
          <table:table-cell table:style-name="Πίνακας12.B3" office:value-type="float" office:value="0.503">
            <text:p text:style-name="P86">0,503</text:p>
          </table:table-cell>
          <table:table-cell table:style-name="Πίνακας12.I3" office:value-type="float" office:value="0.505">
            <text:p text:style-name="P88">0,505</text:p>
          </table:table-cell>
        </table:table-row>
      </table:table>
      <text:p text:style-name="P25"/>
      <text:p text:style-name="P25">4<text:span text:style-name="T25">) Μέγεθος προβλήματος: </text:span>672<text:span text:style-name="T25">0</text:span>x6720</text:p>
      <text:p text:style-name="P25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column table:style-name="Πίνακας13.D" table:number-columns-repeated="5"/>
        <table:table-column table:style-name="Πίνακας13.I"/>
        <table:table-row>
          <table:table-cell table:style-name="Πίνακας13.A1" office:value-type="string">
            <text:p text:style-name="P51"># Proc. </text:p>
          </table:table-cell>
          <table:table-cell table:style-name="Πίνακας13.B1" office:value-type="float" office:value="4">
            <text:p text:style-name="P51">4</text:p>
          </table:table-cell>
          <table:table-cell table:style-name="Πίνακας13.B1" office:value-type="float" office:value="9">
            <text:p text:style-name="P51">9</text:p>
          </table:table-cell>
          <table:table-cell table:style-name="Πίνακας13.B1" office:value-type="float" office:value="16">
            <text:p text:style-name="P51">16</text:p>
          </table:table-cell>
          <table:table-cell table:style-name="Πίνακας13.B1" office:value-type="float" office:value="25">
            <text:p text:style-name="P51">25</text:p>
          </table:table-cell>
          <table:table-cell table:style-name="Πίνακας13.B1" office:value-type="float" office:value="36">
            <text:p text:style-name="P51">36</text:p>
          </table:table-cell>
          <table:table-cell table:style-name="Πίνακας13.B1" office:value-type="float" office:value="49">
            <text:p text:style-name="P51">49</text:p>
          </table:table-cell>
          <table:table-cell table:style-name="Πίνακας13.B1" office:value-type="float" office:value="64">
            <text:p text:style-name="P51">64</text:p>
          </table:table-cell>
          <table:table-cell table:style-name="Πίνακας13.I1" office:value-type="float" office:value="80">
            <text:p text:style-name="P51">80</text:p>
          </table:table-cell>
        </table:table-row>
        <table:table-row>
          <table:table-cell table:style-name="Πίνακας13.A2" office:value-type="string">
            <text:p text:style-name="P51">Time(<text:span text:style-name="T34">sec, </text:span>msec)</text:p>
          </table:table-cell>
          <table:table-cell table:style-name="Πίνακας13.B2" office:value-type="float" office:value="7.83">
            <text:p text:style-name="P143">7,830</text:p>
          </table:table-cell>
          <table:table-cell table:style-name="Πίνακας13.B2" office:value-type="float" office:value="4.567">
            <text:p text:style-name="P143">4,567</text:p>
          </table:table-cell>
          <table:table-cell table:style-name="Πίνακας13.B2" office:value-type="float" office:value="3.526">
            <text:p text:style-name="P143">3,526</text:p>
          </table:table-cell>
          <table:table-cell table:style-name="Πίνακας13.B2" office:value-type="float" office:value="2.115">
            <text:p text:style-name="P143">2,115</text:p>
          </table:table-cell>
          <table:table-cell table:style-name="Πίνακας13.B2" office:value-type="float" office:value="1.597">
            <text:p text:style-name="P143">1,597</text:p>
          </table:table-cell>
          <table:table-cell table:style-name="Πίνακας13.B2" office:value-type="float" office:value="1.083">
            <text:p text:style-name="P143">1,083</text:p>
          </table:table-cell>
          <table:table-cell table:style-name="Πίνακας13.B2" office:value-type="float" office:value="0.888">
            <text:p text:style-name="P143">0,888</text:p>
          </table:table-cell>
          <table:table-cell table:style-name="Πίνακας13.I2" office:value-type="float" office:value="0.716">
            <text:p text:style-name="P185"><text:span text:style-name="T10">0,</text:span><text:span text:style-name="T1">716</text:span></text:p>
          </table:table-cell>
        </table:table-row>
        <table:table-row>
          <table:table-cell table:style-name="Πίνακας13.A3" office:value-type="string">
            <text:p text:style-name="P53">Challenge(<text:span text:style-name="T36">sec</text:span>)</text:p>
          </table:table-cell>
          <table:table-cell table:style-name="Πίνακας13.B3" office:value-type="float" office:value="13.58">
            <text:p text:style-name="P80">13,580</text:p>
          </table:table-cell>
          <table:table-cell table:style-name="Πίνακας13.B3" office:value-type="float" office:value="6.398">
            <text:p text:style-name="P78"><text:span text:style-name="T46">6</text:span>,<text:span text:style-name="T46">398</text:span></text:p>
          </table:table-cell>
          <table:table-cell table:style-name="Πίνακας13.B3" office:value-type="float" office:value="4.033">
            <text:p text:style-name="P73"><text:span text:style-name="T45">4</text:span>,<text:span text:style-name="T39">033</text:span></text:p>
          </table:table-cell>
          <table:table-cell table:style-name="Πίνακας13.B3" office:value-type="float" office:value="2.796">
            <text:p text:style-name="P71"><text:span text:style-name="T44">2</text:span>,<text:span text:style-name="T40">796</text:span></text:p>
          </table:table-cell>
          <table:table-cell table:style-name="Πίνακας13.B3" office:value-type="float" office:value="2.265">
            <text:p text:style-name="P82"><text:span text:style-name="T43">2</text:span>,<text:span text:style-name="T43">265</text:span></text:p>
          </table:table-cell>
          <table:table-cell table:style-name="Πίνακας13.B3" office:value-type="float" office:value="2.002">
            <text:p text:style-name="P84"><text:span text:style-name="T42">2</text:span>,<text:span text:style-name="T42">002</text:span></text:p>
          </table:table-cell>
          <table:table-cell table:style-name="Πίνακας13.B3" office:value-type="float" office:value="1.768">
            <text:p text:style-name="P90">1,768</text:p>
          </table:table-cell>
          <table:table-cell table:style-name="Πίνακας13.I3" office:value-type="float" office:value="1.614">
            <text:p text:style-name="P88"><text:span text:style-name="T41">1</text:span>,<text:span text:style-name="T41">614</text:span></text:p>
          </table:table-cell>
        </table:table-row>
      </table:table>
      <text:p text:style-name="P25"/>
      <text:p text:style-name="P25">5<text:span text:style-name="T25">) Μέγεθος προβλήματος: </text:span>134<text:span text:style-name="T25">40</text:span>x13440</text:p>
      <text:p text:style-name="P25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column table:style-name="Πίνακας14.D"/>
        <table:table-column table:style-name="Πίνακας14.E" table:number-columns-repeated="4"/>
        <table:table-column table:style-name="Πίνακας14.I"/>
        <table:table-row>
          <table:table-cell table:style-name="Πίνακας14.A1" office:value-type="string">
            <text:p text:style-name="P51"># Proc. </text:p>
          </table:table-cell>
          <table:table-cell table:style-name="Πίνακας14.B1" office:value-type="float" office:value="4">
            <text:p text:style-name="P51">4</text:p>
          </table:table-cell>
          <table:table-cell table:style-name="Πίνακας14.B1" office:value-type="float" office:value="9">
            <text:p text:style-name="P51">9</text:p>
          </table:table-cell>
          <table:table-cell table:style-name="Πίνακας14.B1" office:value-type="float" office:value="16">
            <text:p text:style-name="P51">16</text:p>
          </table:table-cell>
          <table:table-cell table:style-name="Πίνακας14.B1" office:value-type="float" office:value="25">
            <text:p text:style-name="P51">25</text:p>
          </table:table-cell>
          <table:table-cell table:style-name="Πίνακας14.B1" office:value-type="float" office:value="36">
            <text:p text:style-name="P51">36</text:p>
          </table:table-cell>
          <table:table-cell table:style-name="Πίνακας14.B1" office:value-type="float" office:value="49">
            <text:p text:style-name="P51">49</text:p>
          </table:table-cell>
          <table:table-cell table:style-name="Πίνακας14.B1" office:value-type="float" office:value="64">
            <text:p text:style-name="P51">64</text:p>
          </table:table-cell>
          <table:table-cell table:style-name="Πίνακας14.I1" office:value-type="float" office:value="80">
            <text:p text:style-name="P51">80</text:p>
          </table:table-cell>
        </table:table-row>
        <table:table-row>
          <table:table-cell table:style-name="Πίνακας14.A2" office:value-type="string">
            <text:p text:style-name="P51">Time(<text:span text:style-name="T34">sec, </text:span>msec)</text:p>
          </table:table-cell>
          <table:table-cell table:style-name="Πίνακας14.B2" office:value-type="float" office:value="31.19">
            <text:p text:style-name="P144">31,190</text:p>
          </table:table-cell>
          <table:table-cell table:style-name="Πίνακας14.B2" office:value-type="float" office:value="17.513">
            <text:p text:style-name="P144">17,513</text:p>
          </table:table-cell>
          <table:table-cell table:style-name="Πίνακας14.B2" office:value-type="float" office:value="14">
            <text:p text:style-name="P144">14,000</text:p>
          </table:table-cell>
          <table:table-cell table:style-name="Πίνακας14.B2" office:value-type="float" office:value="8.41">
            <text:p text:style-name="P144">8,410</text:p>
          </table:table-cell>
          <table:table-cell table:style-name="Πίνακας14.B2" office:value-type="float" office:value="6.253">
            <text:p text:style-name="P144">6,253</text:p>
          </table:table-cell>
          <table:table-cell table:style-name="Πίνακας14.B2" office:value-type="float" office:value="4.282">
            <text:p text:style-name="P144">4,282</text:p>
          </table:table-cell>
          <table:table-cell table:style-name="Πίνακας14.B2" office:value-type="float" office:value="3.523">
            <text:p text:style-name="P144">3,523</text:p>
          </table:table-cell>
          <table:table-cell table:style-name="Πίνακας14.I2" office:value-type="float" office:value="2.834">
            <text:p text:style-name="P186"><text:span text:style-name="T11">2,</text:span><text:span text:style-name="T1">834</text:span></text:p>
          </table:table-cell>
        </table:table-row>
        <table:table-row>
          <table:table-cell table:style-name="Πίνακας14.A3" office:value-type="string">
            <text:p text:style-name="P92">Challenge(sec)</text:p>
          </table:table-cell>
          <table:table-cell table:style-name="Πίνακας14.B3" office:value-type="float" office:value="54.22">
            <text:p text:style-name="P94">54,220</text:p>
          </table:table-cell>
          <table:table-cell table:style-name="Πίνακας14.B3" office:value-type="float" office:value="25.418">
            <text:p text:style-name="P96">25,418</text:p>
          </table:table-cell>
          <table:table-cell table:style-name="Πίνακας14.B3" office:value-type="float" office:value="15.84">
            <text:p text:style-name="P98">15,840</text:p>
          </table:table-cell>
          <table:table-cell table:style-name="Πίνακας14.B3" office:value-type="float" office:value="10.841">
            <text:p text:style-name="P100">10,841</text:p>
          </table:table-cell>
          <table:table-cell table:style-name="Πίνακας14.B3" office:value-type="float" office:value="8.57">
            <text:p text:style-name="P102">8,570</text:p>
          </table:table-cell>
          <table:table-cell table:style-name="Πίνακας14.B3" office:value-type="float" office:value="7.593">
            <text:p text:style-name="P104">7,593</text:p>
          </table:table-cell>
          <table:table-cell table:style-name="Πίνακας14.B3" office:value-type="float" office:value="6.65">
            <text:p text:style-name="P106">6,<text:span text:style-name="T47">650</text:span></text:p>
          </table:table-cell>
          <table:table-cell table:style-name="Πίνακας14.I3" office:value-type="float" office:value="5.913">
            <text:p text:style-name="P108"><text:span text:style-name="T48">5</text:span>,<text:span text:style-name="T48">913</text:span></text:p>
          </table:table-cell>
        </table:table-row>
      </table:table>
      <text:p text:style-name="P25"/>
      <text:p text:style-name="P25">6<text:span text:style-name="T25">) Μέγεθος προβλήματος: </text:span>2688<text:span text:style-name="T25">0</text:span>x26880</text:p>
      <text:p text:style-name="P25"/>
      <table:table table:name="Πίνακας15" table:style-name="Πίνακας15">
        <table:table-column table:style-name="Πίνακας15.A"/>
        <table:table-column table:style-name="Πίνακας15.B"/>
        <table:table-column table:style-name="Πίνακας15.C"/>
        <table:table-column table:style-name="Πίνακας15.D"/>
        <table:table-column table:style-name="Πίνακας15.E"/>
        <table:table-column table:style-name="Πίνακας15.F" table:number-columns-repeated="3"/>
        <table:table-column table:style-name="Πίνακας15.I"/>
        <table:table-row>
          <table:table-cell table:style-name="Πίνακας15.A1" office:value-type="string">
            <text:p text:style-name="P51"># Proc. </text:p>
          </table:table-cell>
          <table:table-cell table:style-name="Πίνακας15.B1" office:value-type="float" office:value="4">
            <text:p text:style-name="P51">4</text:p>
          </table:table-cell>
          <table:table-cell table:style-name="Πίνακας15.B1" office:value-type="float" office:value="9">
            <text:p text:style-name="P51">9</text:p>
          </table:table-cell>
          <table:table-cell table:style-name="Πίνακας15.B1" office:value-type="float" office:value="16">
            <text:p text:style-name="P51">16</text:p>
          </table:table-cell>
          <table:table-cell table:style-name="Πίνακας15.B1" office:value-type="float" office:value="25">
            <text:p text:style-name="P51">25</text:p>
          </table:table-cell>
          <table:table-cell table:style-name="Πίνακας15.B1" office:value-type="float" office:value="36">
            <text:p text:style-name="P51">36</text:p>
          </table:table-cell>
          <table:table-cell table:style-name="Πίνακας15.B1" office:value-type="float" office:value="49">
            <text:p text:style-name="P51">49</text:p>
          </table:table-cell>
          <table:table-cell table:style-name="Πίνακας15.B1" office:value-type="float" office:value="64">
            <text:p text:style-name="P51">64</text:p>
          </table:table-cell>
          <table:table-cell table:style-name="Πίνακας15.I1" office:value-type="float" office:value="80">
            <text:p text:style-name="P51">80</text:p>
          </table:table-cell>
        </table:table-row>
        <table:table-row>
          <table:table-cell table:style-name="Πίνακας15.A2" office:value-type="string">
            <text:p text:style-name="P51">Time(<text:span text:style-name="T34">sec, </text:span>msec)</text:p>
          </table:table-cell>
          <table:table-cell table:style-name="Πίνακας15.B2" office:value-type="float" office:value="126.513">
            <text:p text:style-name="P145">126,513</text:p>
          </table:table-cell>
          <table:table-cell table:style-name="Πίνακας15.B2" office:value-type="float" office:value="71.254">
            <text:p text:style-name="P146">71,254</text:p>
          </table:table-cell>
          <table:table-cell table:style-name="Πίνακας15.B2" office:value-type="float" office:value="55.762">
            <text:p text:style-name="P147">55,762</text:p>
          </table:table-cell>
          <table:table-cell table:style-name="Πίνακας15.B2" office:value-type="float" office:value="33.3">
            <text:p text:style-name="P147">33,300</text:p>
          </table:table-cell>
          <table:table-cell table:style-name="Πίνακας15.B2" office:value-type="float" office:value="24.796">
            <text:p text:style-name="P147">24,796</text:p>
          </table:table-cell>
          <table:table-cell table:style-name="Πίνακας15.B2" office:value-type="float" office:value="16.922">
            <text:p text:style-name="P148">16,922</text:p>
          </table:table-cell>
          <table:table-cell table:style-name="Πίνακας15.B2" office:value-type="float" office:value="13.955">
            <text:p text:style-name="P148">13,955</text:p>
          </table:table-cell>
          <table:table-cell table:style-name="Πίνακας15.I2" office:value-type="float" office:value="11.168">
            <text:p text:style-name="P187"><text:span text:style-name="T12">1</text:span><text:span text:style-name="T1">1,168</text:span></text:p>
          </table:table-cell>
        </table:table-row>
        <table:table-row>
          <table:table-cell table:style-name="Πίνακας15.A3" office:value-type="string">
            <text:p text:style-name="P110">Challenge(sec)</text:p>
          </table:table-cell>
          <table:table-cell table:style-name="Πίνακας15.B3" office:value-type="float" office:value="216.962">
            <text:p text:style-name="P124">216,962</text:p>
          </table:table-cell>
          <table:table-cell table:style-name="Πίνακας15.B3" office:value-type="float" office:value="101.604">
            <text:p text:style-name="P122">101,604</text:p>
          </table:table-cell>
          <table:table-cell table:style-name="Πίνακας15.B3" office:value-type="float" office:value="63.314">
            <text:p text:style-name="P120">63,314</text:p>
          </table:table-cell>
          <table:table-cell table:style-name="Πίνακας15.B3" office:value-type="float" office:value="42.723">
            <text:p text:style-name="P118">42,723</text:p>
          </table:table-cell>
          <table:table-cell table:style-name="Πίνακας15.B3" office:value-type="float" office:value="33.665">
            <text:p text:style-name="P116">33,665</text:p>
          </table:table-cell>
          <table:table-cell table:style-name="Πίνακας15.B3" office:value-type="float" office:value="29.507">
            <text:p text:style-name="P114">29,507</text:p>
          </table:table-cell>
          <table:table-cell table:style-name="Πίνακας15.B3" office:value-type="float" office:value="25.767">
            <text:p text:style-name="P112">25,767</text:p>
          </table:table-cell>
          <table:table-cell table:style-name="Πίνακας15.I3" office:value-type="float" office:value="22.914">
            <text:p text:style-name="P110"><text:span text:style-name="T49">22</text:span>,<text:span text:style-name="T49">914</text:span></text:p>
          </table:table-cell>
        </table:table-row>
      </table:table>
      <text:p text:style-name="P42"/>
      <text:p text:style-name="P42"/>
      <text:p text:style-name="P42"/>
      <text:p text:style-name="P42"/>
      <text:p text:style-name="P30"/>
      <text:p text:style-name="P41"><text:soft-page-break/>Η επιτάχυνση και η αποδοτικότητα του προγράμματος με την εντολή <text:span text:style-name="T1">Allreduce </text:span><text:span text:style-name="T27">απ</text:span><text:span text:style-name="T25">ενεργοποιημένη για όλα τα μεγέθη προβλήματος, έχει ως εξής:</text:span></text:p>
      <text:p text:style-name="P8"/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column table:style-name="Πίνακας16.D" table:number-columns-repeated="5"/>
        <table:table-column table:style-name="Πίνακας16.I"/>
        <table:table-row>
          <table:table-cell table:style-name="Πίνακας16.A1" table:number-columns-spanned="9" office:value-type="string">
            <text:p text:style-name="P248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6.A2" office:value-type="string">
            <text:p text:style-name="P246"># <text:span text:style-name="T1">Proc.<text:line-break/>_____<text:line-break/>Problem Size</text:span></text:p>
          </table:table-cell>
          <table:table-cell table:style-name="Πίνακας16.B2" office:value-type="float" office:value="4">
            <text:p text:style-name="P217">4</text:p>
          </table:table-cell>
          <table:table-cell table:style-name="Πίνακας16.B2" office:value-type="float" office:value="9">
            <text:p text:style-name="P217">9</text:p>
          </table:table-cell>
          <table:table-cell table:style-name="Πίνακας16.B2" office:value-type="float" office:value="16">
            <text:p text:style-name="P217">16</text:p>
          </table:table-cell>
          <table:table-cell table:style-name="Πίνακας16.B2" office:value-type="float" office:value="25">
            <text:p text:style-name="P217">25</text:p>
          </table:table-cell>
          <table:table-cell table:style-name="Πίνακας16.B2" office:value-type="float" office:value="36">
            <text:p text:style-name="P217">36</text:p>
          </table:table-cell>
          <table:table-cell table:style-name="Πίνακας16.B2" office:value-type="float" office:value="49">
            <text:p text:style-name="P217">49</text:p>
          </table:table-cell>
          <table:table-cell table:style-name="Πίνακας16.B2" office:value-type="float" office:value="64">
            <text:p text:style-name="P217">64</text:p>
          </table:table-cell>
          <table:table-cell table:style-name="Πίνακας16.I2" office:value-type="float" office:value="80">
            <text:p text:style-name="P217">80</text:p>
          </table:table-cell>
        </table:table-row>
        <table:table-row>
          <table:table-cell table:style-name="Πίνακας16.A2" office:value-type="string">
            <text:p text:style-name="P217">840x840</text:p>
          </table:table-cell>
          <table:table-cell table:style-name="Πίνακας16.B3" office:value-type="float" office:value="3.98">
            <text:p text:style-name="P149">3,98</text:p>
          </table:table-cell>
          <table:table-cell table:style-name="Πίνακας16.B3" office:value-type="float" office:value="7.71">
            <text:p text:style-name="P149">7,71</text:p>
          </table:table-cell>
          <table:table-cell table:style-name="Πίνακας16.B3" office:value-type="float" office:value="9">
            <text:p text:style-name="P150">9,00</text:p>
          </table:table-cell>
          <table:table-cell table:style-name="Πίνακας16.B3" office:value-type="float" office:value="8.83">
            <text:p text:style-name="P150">8,83</text:p>
          </table:table-cell>
          <table:table-cell table:style-name="Πίνακας16.B3" office:value-type="float" office:value="9.52">
            <text:p text:style-name="P150">9,52</text:p>
          </table:table-cell>
          <table:table-cell table:style-name="Πίνακας16.B3" office:value-type="float" office:value="11.57">
            <text:p text:style-name="P150">11,57</text:p>
          </table:table-cell>
          <table:table-cell table:style-name="Πίνακας16.B3" office:value-type="float" office:value="11.57">
            <text:p text:style-name="P150">11,57</text:p>
          </table:table-cell>
          <table:table-cell table:style-name="Πίνακας16.I3" office:value-type="float" office:value="8.1">
            <text:p text:style-name="P150">8,10</text:p>
          </table:table-cell>
        </table:table-row>
        <table:table-row>
          <table:table-cell table:style-name="Πίνακας16.A2" office:value-type="string">
            <text:p text:style-name="P217">1680x1680</text:p>
          </table:table-cell>
          <table:table-cell table:style-name="Πίνακας16.B3" office:value-type="float" office:value="3.58">
            <text:p text:style-name="P151">3,58</text:p>
          </table:table-cell>
          <table:table-cell table:style-name="Πίνακας16.B3" office:value-type="float" office:value="7.8">
            <text:p text:style-name="P151">7,80</text:p>
          </table:table-cell>
          <table:table-cell table:style-name="Πίνακας16.B3" office:value-type="float" office:value="12.51">
            <text:p text:style-name="P151">12,51</text:p>
          </table:table-cell>
          <table:table-cell table:style-name="Πίνακας16.B3" office:value-type="float" office:value="17.84">
            <text:p text:style-name="P151">17,84</text:p>
          </table:table-cell>
          <table:table-cell table:style-name="Πίνακας16.B3" office:value-type="float" office:value="19.8">
            <text:p text:style-name="P151">19,80</text:p>
          </table:table-cell>
          <table:table-cell table:style-name="Πίνακας16.B3" office:value-type="float" office:value="22.81">
            <text:p text:style-name="P151">22,81</text:p>
          </table:table-cell>
          <table:table-cell table:style-name="Πίνακας16.B3" office:value-type="float" office:value="28.15">
            <text:p text:style-name="P151">28,15</text:p>
          </table:table-cell>
          <table:table-cell table:style-name="Πίνακας16.I3" office:value-type="float" office:value="24.02">
            <text:p text:style-name="P151">24,02</text:p>
          </table:table-cell>
        </table:table-row>
        <table:table-row>
          <table:table-cell table:style-name="Πίνακας16.A2" office:value-type="string">
            <text:p text:style-name="P217">3360x3360</text:p>
          </table:table-cell>
          <table:table-cell table:style-name="Πίνακας16.B3" office:value-type="float" office:value="3.56">
            <text:p text:style-name="P152">3,56</text:p>
          </table:table-cell>
          <table:table-cell table:style-name="Πίνακας16.B3" office:value-type="float" office:value="6.26">
            <text:p text:style-name="P152">6,26</text:p>
          </table:table-cell>
          <table:table-cell table:style-name="Πίνακας16.B3" office:value-type="float" office:value="7.98">
            <text:p text:style-name="P153">7,98</text:p>
          </table:table-cell>
          <table:table-cell table:style-name="Πίνακας16.B3" office:value-type="float" office:value="13.53">
            <text:p text:style-name="P154">13,53</text:p>
          </table:table-cell>
          <table:table-cell table:style-name="Πίνακας16.B3" office:value-type="float" office:value="18.68">
            <text:p text:style-name="P155">18,68</text:p>
          </table:table-cell>
          <table:table-cell table:style-name="Πίνακας16.B3" office:value-type="float" office:value="33">
            <text:p text:style-name="P156">33,00</text:p>
          </table:table-cell>
          <table:table-cell table:style-name="Πίνακας16.B3" office:value-type="float" office:value="45.87">
            <text:p text:style-name="P157">45,87</text:p>
          </table:table-cell>
          <table:table-cell table:style-name="Πίνακας16.I3" office:value-type="float" office:value="48.05">
            <text:p text:style-name="P274">48,05</text:p>
          </table:table-cell>
        </table:table-row>
        <table:table-row>
          <table:table-cell table:style-name="Πίνακας16.A2" office:value-type="string">
            <text:p text:style-name="P217">6720x6720</text:p>
          </table:table-cell>
          <table:table-cell table:style-name="Πίνακας16.B3" office:value-type="float" office:value="3.58">
            <text:p text:style-name="P158">3,58</text:p>
          </table:table-cell>
          <table:table-cell table:style-name="Πίνακας16.B3" office:value-type="float" office:value="6.14">
            <text:p text:style-name="P159">6,14</text:p>
          </table:table-cell>
          <table:table-cell table:style-name="Πίνακας16.B3" office:value-type="float" office:value="7.96">
            <text:p text:style-name="P160">7,96</text:p>
          </table:table-cell>
          <table:table-cell table:style-name="Πίνακας16.B3" office:value-type="float" office:value="13.27">
            <text:p text:style-name="P161">13,27</text:p>
          </table:table-cell>
          <table:table-cell table:style-name="Πίνακας16.B3" office:value-type="float" office:value="17.58">
            <text:p text:style-name="P161">17,58</text:p>
          </table:table-cell>
          <table:table-cell table:style-name="Πίνακας16.B3" office:value-type="float" office:value="25.93">
            <text:p text:style-name="P161">25,93</text:p>
          </table:table-cell>
          <table:table-cell table:style-name="Πίνακας16.B3" office:value-type="float" office:value="31.62">
            <text:p text:style-name="P161">31,62</text:p>
          </table:table-cell>
          <table:table-cell table:style-name="Πίνακας16.I3" office:value-type="float" office:value="54.78">
            <text:p text:style-name="P161">54,78</text:p>
          </table:table-cell>
        </table:table-row>
        <table:table-row>
          <table:table-cell table:style-name="Πίνακας16.A2" office:value-type="string">
            <text:p text:style-name="P217">13440x13440</text:p>
          </table:table-cell>
          <table:table-cell table:style-name="Πίνακας16.B3" office:value-type="float" office:value="3.6">
            <text:p text:style-name="P144">3,60</text:p>
          </table:table-cell>
          <table:table-cell table:style-name="Πίνακας16.B3" office:value-type="float" office:value="6.41">
            <text:p text:style-name="P162">6,41</text:p>
          </table:table-cell>
          <table:table-cell table:style-name="Πίνακας16.B3" office:value-type="float" office:value="8.02">
            <text:p text:style-name="P162">8,02</text:p>
          </table:table-cell>
          <table:table-cell table:style-name="Πίνακας16.B3" office:value-type="float" office:value="13.35">
            <text:p text:style-name="P162">13,35</text:p>
          </table:table-cell>
          <table:table-cell table:style-name="Πίνακας16.B3" office:value-type="float" office:value="17.96">
            <text:p text:style-name="P162">17,96</text:p>
          </table:table-cell>
          <table:table-cell table:style-name="Πίνακας16.B3" office:value-type="float" office:value="26.22">
            <text:p text:style-name="P162">26,22</text:p>
          </table:table-cell>
          <table:table-cell table:style-name="Πίνακας16.B3" office:value-type="float" office:value="31.87">
            <text:p text:style-name="P162">31,87</text:p>
          </table:table-cell>
          <table:table-cell table:style-name="Πίνακας16.I3" office:value-type="float" office:value="39.62">
            <text:p text:style-name="P162">39,62</text:p>
          </table:table-cell>
        </table:table-row>
        <table:table-row>
          <table:table-cell table:style-name="Πίνακας16.A2" office:value-type="string">
            <text:p text:style-name="P217">26880x26880</text:p>
          </table:table-cell>
          <table:table-cell table:style-name="Πίνακας16.B3" office:value-type="float" office:value="3.55">
            <text:p text:style-name="P163">3,55</text:p>
          </table:table-cell>
          <table:table-cell table:style-name="Πίνακας16.B3" office:value-type="float" office:value="6.31">
            <text:p text:style-name="P163">6,31</text:p>
          </table:table-cell>
          <table:table-cell table:style-name="Πίνακας16.B3" office:value-type="float" office:value="8.06">
            <text:p text:style-name="P163">8,06</text:p>
          </table:table-cell>
          <table:table-cell table:style-name="Πίνακας16.B3" office:value-type="float" office:value="13.5">
            <text:p text:style-name="P163">13,50</text:p>
          </table:table-cell>
          <table:table-cell table:style-name="Πίνακας16.B3" office:value-type="float" office:value="18.13">
            <text:p text:style-name="P163">18,13</text:p>
          </table:table-cell>
          <table:table-cell table:style-name="Πίνακας16.B3" office:value-type="float" office:value="26.57">
            <text:p text:style-name="P163">26,57</text:p>
          </table:table-cell>
          <table:table-cell table:style-name="Πίνακας16.B3" office:value-type="float" office:value="32.22">
            <text:p text:style-name="P163">32,22</text:p>
          </table:table-cell>
          <table:table-cell table:style-name="Πίνακας16.I3" office:value-type="float" office:value="40.26">
            <text:p text:style-name="P163">40,26</text:p>
          </table:table-cell>
        </table:table-row>
      </table:table>
      <text:p text:style-name="P8"/>
      <text:p text:style-name="P30"/>
      <table:table table:name="Πίνακας17" table:style-name="Πίνακας17">
        <table:table-column table:style-name="Πίνακας17.A"/>
        <table:table-column table:style-name="Πίνακας17.B"/>
        <table:table-column table:style-name="Πίνακας17.C"/>
        <table:table-column table:style-name="Πίνακας17.D" table:number-columns-repeated="5"/>
        <table:table-column table:style-name="Πίνακας17.I"/>
        <table:table-row>
          <table:table-cell table:style-name="Πίνακας17.A1" table:number-columns-spanned="9" office:value-type="string">
            <text:p text:style-name="P250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7.A2" office:value-type="string">
            <text:p text:style-name="P246"># <text:span text:style-name="T1">Proc.<text:line-break/>_____<text:line-break/>Problem Size</text:span></text:p>
          </table:table-cell>
          <table:table-cell table:style-name="Πίνακας17.B2" office:value-type="float" office:value="4">
            <text:p text:style-name="P217">4</text:p>
          </table:table-cell>
          <table:table-cell table:style-name="Πίνακας17.B2" office:value-type="float" office:value="9">
            <text:p text:style-name="P217">9</text:p>
          </table:table-cell>
          <table:table-cell table:style-name="Πίνακας17.B2" office:value-type="float" office:value="16">
            <text:p text:style-name="P217">16</text:p>
          </table:table-cell>
          <table:table-cell table:style-name="Πίνακας17.B2" office:value-type="float" office:value="25">
            <text:p text:style-name="P217">25</text:p>
          </table:table-cell>
          <table:table-cell table:style-name="Πίνακας17.B2" office:value-type="float" office:value="36">
            <text:p text:style-name="P217">36</text:p>
          </table:table-cell>
          <table:table-cell table:style-name="Πίνακας17.B2" office:value-type="float" office:value="49">
            <text:p text:style-name="P217">49</text:p>
          </table:table-cell>
          <table:table-cell table:style-name="Πίνακας17.B2" office:value-type="float" office:value="64">
            <text:p text:style-name="P217">64</text:p>
          </table:table-cell>
          <table:table-cell table:style-name="Πίνακας17.I2" office:value-type="float" office:value="80">
            <text:p text:style-name="P217">80</text:p>
          </table:table-cell>
        </table:table-row>
        <table:table-row>
          <table:table-cell table:style-name="Πίνακας17.A2" office:value-type="string">
            <text:p text:style-name="P217">840x840</text:p>
          </table:table-cell>
          <table:table-cell table:style-name="Πίνακας17.B3" office:value-type="float" office:value="0.99">
            <text:p text:style-name="P164">0,99</text:p>
          </table:table-cell>
          <table:table-cell table:style-name="Πίνακας17.B3" office:value-type="float" office:value="0.85">
            <text:p text:style-name="P166">0,85</text:p>
          </table:table-cell>
          <table:table-cell table:style-name="Πίνακας17.B3" office:value-type="float" office:value="0.56">
            <text:p text:style-name="P168">0,56</text:p>
          </table:table-cell>
          <table:table-cell table:style-name="Πίνακας17.B3" office:value-type="float" office:value="0.35">
            <text:p text:style-name="P169">0,35</text:p>
          </table:table-cell>
          <table:table-cell table:style-name="Πίνακας17.B3" office:value-type="float" office:value="0.26">
            <text:p text:style-name="P170">0,26</text:p>
          </table:table-cell>
          <table:table-cell table:style-name="Πίνακας17.B3" office:value-type="float" office:value="0.23">
            <text:p text:style-name="P174">0,23</text:p>
          </table:table-cell>
          <table:table-cell table:style-name="Πίνακας17.B3" office:value-type="float" office:value="0.18">
            <text:p text:style-name="P177">0,18</text:p>
          </table:table-cell>
          <table:table-cell table:style-name="Πίνακας17.I3" office:value-type="float" office:value="0.1">
            <text:p text:style-name="P150"><text:span text:style-name="T60">0</text:span>,10</text:p>
          </table:table-cell>
        </table:table-row>
        <table:table-row>
          <table:table-cell table:style-name="Πίνακας17.A2" office:value-type="string">
            <text:p text:style-name="P217">1680x1680</text:p>
          </table:table-cell>
          <table:table-cell table:style-name="Πίνακας17.B3" office:value-type="float" office:value="0.89">
            <text:p text:style-name="P164">0,89</text:p>
          </table:table-cell>
          <table:table-cell table:style-name="Πίνακας17.B3" office:value-type="float" office:value="0.86">
            <text:p text:style-name="P167">0,86</text:p>
          </table:table-cell>
          <table:table-cell table:style-name="Πίνακας17.B3" office:value-type="float" office:value="0.78">
            <text:p text:style-name="P168">0,78</text:p>
          </table:table-cell>
          <table:table-cell table:style-name="Πίνακας17.B3" office:value-type="float" office:value="0.71">
            <text:p text:style-name="P169">0,71</text:p>
          </table:table-cell>
          <table:table-cell table:style-name="Πίνακας17.B3" office:value-type="float" office:value="0.55">
            <text:p text:style-name="P170">0,55</text:p>
          </table:table-cell>
          <table:table-cell table:style-name="Πίνακας17.B3" office:value-type="float" office:value="0.46">
            <text:p text:style-name="P174">0,46</text:p>
          </table:table-cell>
          <table:table-cell table:style-name="Πίνακας17.B3" office:value-type="float" office:value="0.43">
            <text:p text:style-name="P177">0,43</text:p>
          </table:table-cell>
          <table:table-cell table:style-name="Πίνακας17.I3" office:value-type="float" office:value="0.3">
            <text:p text:style-name="P278">0,30</text:p>
          </table:table-cell>
        </table:table-row>
        <table:table-row>
          <table:table-cell table:style-name="Πίνακας17.A2" office:value-type="string">
            <text:p text:style-name="P217">3360x3360</text:p>
          </table:table-cell>
          <table:table-cell table:style-name="Πίνακας17.B3" office:value-type="float" office:value="0.89">
            <text:p text:style-name="P164">0,89</text:p>
          </table:table-cell>
          <table:table-cell table:style-name="Πίνακας17.B3" office:value-type="float" office:value="0.69">
            <text:p text:style-name="P152"><text:span text:style-name="T62">0</text:span>,<text:span text:style-name="T62">69</text:span></text:p>
          </table:table-cell>
          <table:table-cell table:style-name="Πίνακας17.B3" office:value-type="float" office:value="0.49">
            <text:p text:style-name="P168">0,49</text:p>
          </table:table-cell>
          <table:table-cell table:style-name="Πίνακας17.B3" office:value-type="float" office:value="0.54">
            <text:p text:style-name="P169">0,54</text:p>
          </table:table-cell>
          <table:table-cell table:style-name="Πίνακας17.B3" office:value-type="float" office:value="0.51">
            <text:p text:style-name="P170">0,51</text:p>
          </table:table-cell>
          <table:table-cell table:style-name="Πίνακας17.B3" office:value-type="float" office:value="0.67">
            <text:p text:style-name="P174">0,67</text:p>
          </table:table-cell>
          <table:table-cell table:style-name="Πίνακας17.B3" office:value-type="float" office:value="0.71">
            <text:p text:style-name="P177">0,71</text:p>
          </table:table-cell>
          <table:table-cell table:style-name="Πίνακας17.I3" office:value-type="float" office:value="0.6">
            <text:p text:style-name="P279">0,60</text:p>
          </table:table-cell>
        </table:table-row>
        <table:table-row>
          <table:table-cell table:style-name="Πίνακας17.A2" office:value-type="string">
            <text:p text:style-name="P217">6720x6720</text:p>
          </table:table-cell>
          <table:table-cell table:style-name="Πίνακας17.B3" office:value-type="float" office:value="0.89">
            <text:p text:style-name="P164">0,89</text:p>
          </table:table-cell>
          <table:table-cell table:style-name="Πίνακας17.B3" office:value-type="float" office:value="0.69">
            <text:p text:style-name="P167">0,69</text:p>
          </table:table-cell>
          <table:table-cell table:style-name="Πίνακας17.B3" office:value-type="float" office:value="0.49">
            <text:p text:style-name="P168">0,49</text:p>
          </table:table-cell>
          <table:table-cell table:style-name="Πίνακας17.B3" office:value-type="float" office:value="0.53">
            <text:p text:style-name="P169">0,53</text:p>
          </table:table-cell>
          <table:table-cell table:style-name="Πίνακας17.B3" office:value-type="float" office:value="0.48">
            <text:p text:style-name="P171">0,48</text:p>
          </table:table-cell>
          <table:table-cell table:style-name="Πίνακας17.B3" office:value-type="float" office:value="0.52">
            <text:p text:style-name="P174">0,52</text:p>
          </table:table-cell>
          <table:table-cell table:style-name="Πίνακας17.B3" office:value-type="float" office:value="0.49">
            <text:p text:style-name="P178">0,<text:span text:style-name="T61">49</text:span></text:p>
          </table:table-cell>
          <table:table-cell table:style-name="Πίνακας17.I3" office:value-type="float" office:value="0.68">
            <text:p text:style-name="P188"><text:span text:style-name="T16">0,6</text:span><text:span text:style-name="T1">8</text:span></text:p>
          </table:table-cell>
        </table:table-row>
        <table:table-row>
          <table:table-cell table:style-name="Πίνακας17.A2" office:value-type="string">
            <text:p text:style-name="P217">13440x13440</text:p>
          </table:table-cell>
          <table:table-cell table:style-name="Πίνακας17.B3" office:value-type="float" office:value="0.9">
            <text:p text:style-name="P164">0,90</text:p>
          </table:table-cell>
          <table:table-cell table:style-name="Πίνακας17.B3" office:value-type="float" office:value="0.71">
            <text:p text:style-name="P167">0,71</text:p>
          </table:table-cell>
          <table:table-cell table:style-name="Πίνακας17.B3" office:value-type="float" office:value="0.5">
            <text:p text:style-name="P168">0,50</text:p>
          </table:table-cell>
          <table:table-cell table:style-name="Πίνακας17.B3" office:value-type="float" office:value="0.53">
            <text:p text:style-name="P169">0,53</text:p>
          </table:table-cell>
          <table:table-cell table:style-name="Πίνακας17.B3" office:value-type="float" office:value="0.49">
            <text:p text:style-name="P172">0,49</text:p>
          </table:table-cell>
          <table:table-cell table:style-name="Πίνακας17.B3" office:value-type="float" office:value="0.53">
            <text:p text:style-name="P175">0,53</text:p>
          </table:table-cell>
          <table:table-cell table:style-name="Πίνακας17.B3" office:value-type="float" office:value="0.49">
            <text:p text:style-name="P179">0,<text:span text:style-name="T61">49</text:span></text:p>
          </table:table-cell>
          <table:table-cell table:style-name="Πίνακας17.I3" office:value-type="float" office:value="0.49">
            <text:p text:style-name="P280">0,49</text:p>
          </table:table-cell>
        </table:table-row>
        <table:table-row>
          <table:table-cell table:style-name="Πίνακας17.A2" office:value-type="string">
            <text:p text:style-name="P217">26880x26880</text:p>
          </table:table-cell>
          <table:table-cell table:style-name="Πίνακας17.B3" office:value-type="float" office:value="0.88">
            <text:p text:style-name="P164">0,88</text:p>
          </table:table-cell>
          <table:table-cell table:style-name="Πίνακας17.B3" office:value-type="float" office:value="0.7">
            <text:p text:style-name="P167">0,70</text:p>
          </table:table-cell>
          <table:table-cell table:style-name="Πίνακας17.B3" office:value-type="float" office:value="0.5">
            <text:p text:style-name="P168">0,50</text:p>
          </table:table-cell>
          <table:table-cell table:style-name="Πίνακας17.B3" office:value-type="float" office:value="0.54">
            <text:p text:style-name="P169">0,54</text:p>
          </table:table-cell>
          <table:table-cell table:style-name="Πίνακας17.B3" office:value-type="float" office:value="0.5">
            <text:p text:style-name="P173">0,50</text:p>
          </table:table-cell>
          <table:table-cell table:style-name="Πίνακας17.B3" office:value-type="float" office:value="0.54">
            <text:p text:style-name="P176">0,54</text:p>
          </table:table-cell>
          <table:table-cell table:style-name="Πίνακας17.B3" office:value-type="float" office:value="0.5">
            <text:p text:style-name="P180">0,<text:span text:style-name="T61">50</text:span></text:p>
          </table:table-cell>
          <table:table-cell table:style-name="Πίνακας17.I3" office:value-type="float" office:value="0.5">
            <text:p text:style-name="P281">0,50</text:p>
          </table:table-cell>
        </table:table-row>
      </table:table>
      <text:p text:style-name="P262"/>
      <text:p text:style-name="P43">Παρότι η κλιμάκωση του προγράμματος παραμένει ποιοτικά ίδια (ανάλογη πτώση της απόδοσης στα ίδια παραδείγματα με την περίπτωση της ενεργοποιημένης <text:span text:style-name="T1">Allreduce), </text:span><text:span text:style-name="T28">παρατηρούμε ότι επιτυγχάνεται βελτίωση της αποδοτικότητας για τα μεγαλύτερα πλήθη διεργασιών, κυρίως στα πρώτα 3 μεγέθη προβλήματος, και στο 4ο μέγεθος στην περίπτωση των 80 διεργασιών. </text:span></text:p>
      <text:p text:style-name="P31"/>
      <text:p text:style-name="P31"/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row>
          <table:table-cell table:style-name="Πίνακας20.A1" table:number-columns-spanned="3" office:value-type="string">
            <text:p text:style-name="P253">Αποδοτικότητα για 4 διεργασίες</text:p>
          </table:table-cell>
          <table:covered-table-cell/>
          <table:covered-table-cell/>
        </table:table-row>
        <table:table-row>
          <table:table-cell table:style-name="Πίνακας20.A2" office:value-type="string">
            <text:p text:style-name="P253"/>
          </table:table-cell>
          <table:table-cell table:style-name="Πίνακας20.A2" office:value-type="string">
            <text:p text:style-name="P253">Με <text:span text:style-name="T1">Allreduce</text:span></text:p>
          </table:table-cell>
          <table:table-cell table:style-name="Πίνακας20.C2" office:value-type="string">
            <text:p text:style-name="P253">Χωρίς <text:span text:style-name="T1">Allreduce</text:span></text:p>
          </table:table-cell>
        </table:table-row>
        <table:table-row>
          <table:table-cell table:style-name="Πίνακας20.A2" office:value-type="string">
            <text:p text:style-name="P236">840x840</text:p>
          </table:table-cell>
          <table:table-cell table:style-name="Πίνακας20.B3" office:value-type="float" office:value="0.92">
            <text:p text:style-name="P234">0,92</text:p>
          </table:table-cell>
          <table:table-cell table:style-name="Πίνακας20.C3" office:value-type="float" office:value="0.99">
            <text:p text:style-name="P165">0,99</text:p>
          </table:table-cell>
        </table:table-row>
        <table:table-row>
          <table:table-cell table:style-name="Πίνακας20.A2" office:value-type="string">
            <text:p text:style-name="P236">1680x1680</text:p>
          </table:table-cell>
          <table:table-cell table:style-name="Πίνακας20.B3" office:value-type="float" office:value="0.87">
            <text:p text:style-name="P234">0,87</text:p>
          </table:table-cell>
          <table:table-cell table:style-name="Πίνακας20.C3" office:value-type="float" office:value="0.89">
            <text:p text:style-name="P165">0,89</text:p>
          </table:table-cell>
        </table:table-row>
        <table:table-row>
          <table:table-cell table:style-name="Πίνακας20.A2" office:value-type="string">
            <text:p text:style-name="P236">3360x3360</text:p>
          </table:table-cell>
          <table:table-cell table:style-name="Πίνακας20.B3" office:value-type="float" office:value="0.88">
            <text:p text:style-name="P234">0,88</text:p>
          </table:table-cell>
          <table:table-cell table:style-name="Πίνακας20.C3" office:value-type="float" office:value="0.89">
            <text:p text:style-name="P165">0,89</text:p>
          </table:table-cell>
        </table:table-row>
        <table:table-row>
          <table:table-cell table:style-name="Πίνακας20.A2" office:value-type="string">
            <text:p text:style-name="P236">6720x6720</text:p>
          </table:table-cell>
          <table:table-cell table:style-name="Πίνακας20.B6" office:value-type="float" office:value="0.89">
            <text:p text:style-name="P234">0,89</text:p>
          </table:table-cell>
          <table:table-cell table:style-name="Πίνακας20.C3" office:value-type="float" office:value="0.89">
            <text:p text:style-name="P165">0,89</text:p>
          </table:table-cell>
        </table:table-row>
        <table:table-row>
          <table:table-cell table:style-name="Πίνακας20.A2" office:value-type="string">
            <text:p text:style-name="P236">13440x13440</text:p>
          </table:table-cell>
          <table:table-cell table:style-name="Πίνακας20.B3" office:value-type="float" office:value="0.89">
            <text:p text:style-name="P234">0,89</text:p>
          </table:table-cell>
          <table:table-cell table:style-name="Πίνακας20.C3" office:value-type="float" office:value="0.9">
            <text:p text:style-name="P165">0,90</text:p>
          </table:table-cell>
        </table:table-row>
        <table:table-row>
          <table:table-cell table:style-name="Πίνακας20.A2" office:value-type="string">
            <text:p text:style-name="P236">26880x26880</text:p>
          </table:table-cell>
          <table:table-cell table:style-name="Πίνακας20.B3" office:value-type="float" office:value="0.88">
            <text:p text:style-name="P222">0,88</text:p>
          </table:table-cell>
          <table:table-cell table:style-name="Πίνακας20.C3" office:value-type="float" office:value="0.88">
            <text:p text:style-name="P165">0,88</text:p>
          </table:table-cell>
        </table:table-row>
      </table:table>
      <text:p text:style-name="P32"/>
      <text:p text:style-name="P32"/>
      <table:table table:name="Πίνακας18" table:style-name="Πίνακας18">
        <table:table-column table:style-name="Πίνακας18.A"/>
        <table:table-column table:style-name="Πίνακας18.B"/>
        <table:table-column table:style-name="Πίνακας18.C"/>
        <text:soft-page-break/>
        <table:table-row>
          <table:table-cell table:style-name="Πίνακας18.A1" table:number-columns-spanned="3" office:value-type="string">
            <text:p text:style-name="P254">Αποδοτικότητα για 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18.A2" office:value-type="string">
            <text:p text:style-name="P254"/>
          </table:table-cell>
          <table:table-cell table:style-name="Πίνακας18.A2" office:value-type="string">
            <text:p text:style-name="P254">Με <text:span text:style-name="T1">Allreduce</text:span></text:p>
          </table:table-cell>
          <table:table-cell table:style-name="Πίνακας18.C2" office:value-type="string">
            <text:p text:style-name="P254">Χωρίς <text:span text:style-name="T1">Allreduce</text:span></text:p>
          </table:table-cell>
        </table:table-row>
        <table:table-row>
          <table:table-cell table:style-name="Πίνακας18.A2" office:value-type="string">
            <text:p text:style-name="P237">840x840</text:p>
          </table:table-cell>
          <table:table-cell table:style-name="Πίνακας18.B3" office:value-type="float" office:value="0.76">
            <text:p text:style-name="P232">0,76</text:p>
          </table:table-cell>
          <table:table-cell table:style-name="Πίνακας18.C3" office:value-type="float" office:value="0.85">
            <text:p text:style-name="P166">0,85</text:p>
          </table:table-cell>
        </table:table-row>
        <table:table-row>
          <table:table-cell table:style-name="Πίνακας18.A2" office:value-type="string">
            <text:p text:style-name="P237">1680x1680</text:p>
          </table:table-cell>
          <table:table-cell table:style-name="Πίνακας18.B3" office:value-type="float" office:value="0.83">
            <text:p text:style-name="P232">0,83</text:p>
          </table:table-cell>
          <table:table-cell table:style-name="Πίνακας18.C3" office:value-type="float" office:value="0.86">
            <text:p text:style-name="P167">0,86</text:p>
          </table:table-cell>
        </table:table-row>
        <table:table-row>
          <table:table-cell table:style-name="Πίνακας18.A2" office:value-type="string">
            <text:p text:style-name="P237">3360x3360</text:p>
          </table:table-cell>
          <table:table-cell table:style-name="Πίνακας18.B3" office:value-type="float" office:value="0.66">
            <text:p text:style-name="P232">0,66</text:p>
          </table:table-cell>
          <table:table-cell table:style-name="Πίνακας18.C3" office:value-type="float" office:value="0.69">
            <text:p text:style-name="P181">0,69</text:p>
          </table:table-cell>
        </table:table-row>
        <table:table-row>
          <table:table-cell table:style-name="Πίνακας18.A2" office:value-type="string">
            <text:p text:style-name="P237">6720x6720</text:p>
          </table:table-cell>
          <table:table-cell table:style-name="Πίνακας18.B3" office:value-type="float" office:value="0.67">
            <text:p text:style-name="P232">0,67</text:p>
          </table:table-cell>
          <table:table-cell table:style-name="Πίνακας18.C3" office:value-type="float" office:value="0.69">
            <text:p text:style-name="P167">0,69</text:p>
          </table:table-cell>
        </table:table-row>
        <table:table-row>
          <table:table-cell table:style-name="Πίνακας18.A2" office:value-type="string">
            <text:p text:style-name="P237">13440x13440</text:p>
          </table:table-cell>
          <table:table-cell table:style-name="Πίνακας18.B3" office:value-type="float" office:value="0.67">
            <text:p text:style-name="P232">0,67</text:p>
          </table:table-cell>
          <table:table-cell table:style-name="Πίνακας18.C3" office:value-type="float" office:value="0.71">
            <text:p text:style-name="P167">0,71</text:p>
          </table:table-cell>
        </table:table-row>
        <table:table-row>
          <table:table-cell table:style-name="Πίνακας18.A2" office:value-type="string">
            <text:p text:style-name="P237">26880x26880</text:p>
          </table:table-cell>
          <table:table-cell table:style-name="Πίνακας18.B3" office:value-type="float" office:value="0.67">
            <text:p text:style-name="P223">0,67</text:p>
          </table:table-cell>
          <table:table-cell table:style-name="Πίνακας18.C3" office:value-type="float" office:value="0.7">
            <text:p text:style-name="P167">0,70</text:p>
          </table:table-cell>
        </table:table-row>
      </table:table>
      <text:p text:style-name="P32"/>
      <text:p text:style-name="P33"/>
      <table:table table:name="Πίνακας19" table:style-name="Πίνακας19">
        <table:table-column table:style-name="Πίνακας19.A"/>
        <table:table-column table:style-name="Πίνακας19.B"/>
        <table:table-column table:style-name="Πίνακας19.C"/>
        <table:table-row>
          <table:table-cell table:style-name="Πίνακας19.A1" table:number-columns-spanned="3" office:value-type="string">
            <text:p text:style-name="P255">Αποδοτικότητα για <text:span text:style-name="T18">16</text:span> διεργασίες</text:p>
          </table:table-cell>
          <table:covered-table-cell/>
          <table:covered-table-cell/>
        </table:table-row>
        <table:table-row>
          <table:table-cell table:style-name="Πίνακας19.A2" office:value-type="string">
            <text:p text:style-name="P255"/>
          </table:table-cell>
          <table:table-cell table:style-name="Πίνακας19.A2" office:value-type="string">
            <text:p text:style-name="P255">Με <text:span text:style-name="T1">Allreduce</text:span></text:p>
          </table:table-cell>
          <table:table-cell table:style-name="Πίνακας19.C2" office:value-type="string">
            <text:p text:style-name="P255">Χωρίς <text:span text:style-name="T1">Allreduce</text:span></text:p>
          </table:table-cell>
        </table:table-row>
        <table:table-row>
          <table:table-cell table:style-name="Πίνακας19.A2" office:value-type="string">
            <text:p text:style-name="P238">840x840</text:p>
          </table:table-cell>
          <table:table-cell table:style-name="Πίνακας19.B3" office:value-type="float" office:value="0.55">
            <text:p text:style-name="P231">0,55</text:p>
          </table:table-cell>
          <table:table-cell table:style-name="Πίνακας19.C3" office:value-type="float" office:value="0.56">
            <text:p text:style-name="P168">0,56</text:p>
          </table:table-cell>
        </table:table-row>
        <table:table-row>
          <table:table-cell table:style-name="Πίνακας19.A2" office:value-type="string">
            <text:p text:style-name="P238">1680x1680</text:p>
          </table:table-cell>
          <table:table-cell table:style-name="Πίνακας19.B3" office:value-type="float" office:value="0.69">
            <text:p text:style-name="P231">0,69</text:p>
          </table:table-cell>
          <table:table-cell table:style-name="Πίνακας19.C3" office:value-type="float" office:value="0.78">
            <text:p text:style-name="P168">0,78</text:p>
          </table:table-cell>
        </table:table-row>
        <table:table-row>
          <table:table-cell table:style-name="Πίνακας19.A2" office:value-type="string">
            <text:p text:style-name="P238">3360x3360</text:p>
          </table:table-cell>
          <table:table-cell table:style-name="Πίνακας19.B3" office:value-type="float" office:value="0.47">
            <text:p text:style-name="P231">0,47</text:p>
          </table:table-cell>
          <table:table-cell table:style-name="Πίνακας19.C3" office:value-type="float" office:value="0.49">
            <text:p text:style-name="P168">0,49</text:p>
          </table:table-cell>
        </table:table-row>
        <table:table-row>
          <table:table-cell table:style-name="Πίνακας19.A2" office:value-type="string">
            <text:p text:style-name="P238">6720x6720</text:p>
          </table:table-cell>
          <table:table-cell table:style-name="Πίνακας19.B3" office:value-type="float" office:value="0.49">
            <text:p text:style-name="P231">0,49</text:p>
          </table:table-cell>
          <table:table-cell table:style-name="Πίνακας19.C3" office:value-type="float" office:value="0.49">
            <text:p text:style-name="P168">0,49</text:p>
          </table:table-cell>
        </table:table-row>
        <table:table-row>
          <table:table-cell table:style-name="Πίνακας19.A2" office:value-type="string">
            <text:p text:style-name="P238">13440x13440</text:p>
          </table:table-cell>
          <table:table-cell table:style-name="Πίνακας19.B3" office:value-type="float" office:value="0.5">
            <text:p text:style-name="P231">0,50</text:p>
          </table:table-cell>
          <table:table-cell table:style-name="Πίνακας19.C3" office:value-type="float" office:value="0.5">
            <text:p text:style-name="P168">0,50</text:p>
          </table:table-cell>
        </table:table-row>
        <table:table-row>
          <table:table-cell table:style-name="Πίνακας19.A2" office:value-type="string">
            <text:p text:style-name="P238">26880x26880</text:p>
          </table:table-cell>
          <table:table-cell table:style-name="Πίνακας19.B3" office:value-type="float" office:value="0.5">
            <text:p text:style-name="P224">0,50</text:p>
          </table:table-cell>
          <table:table-cell table:style-name="Πίνακας19.C3" office:value-type="float" office:value="0.5">
            <text:p text:style-name="P168">0,50</text:p>
          </table:table-cell>
        </table:table-row>
      </table:table>
      <text:p text:style-name="P33"/>
      <text:p text:style-name="P34"/>
      <table:table table:name="Πίνακας21" table:style-name="Πίνακας21">
        <table:table-column table:style-name="Πίνακας21.A"/>
        <table:table-column table:style-name="Πίνακας21.B"/>
        <table:table-column table:style-name="Πίνακας21.C"/>
        <table:table-row>
          <table:table-cell table:style-name="Πίνακας21.A1" table:number-columns-spanned="3" office:value-type="string">
            <text:p text:style-name="P256">Αποδοτικότητα για <text:span text:style-name="T19">25</text:span> διεργασίες</text:p>
          </table:table-cell>
          <table:covered-table-cell/>
          <table:covered-table-cell/>
        </table:table-row>
        <table:table-row>
          <table:table-cell table:style-name="Πίνακας21.A2" office:value-type="string">
            <text:p text:style-name="P256"/>
          </table:table-cell>
          <table:table-cell table:style-name="Πίνακας21.A2" office:value-type="string">
            <text:p text:style-name="P256">Με <text:span text:style-name="T1">Allreduce</text:span></text:p>
          </table:table-cell>
          <table:table-cell table:style-name="Πίνακας21.C2" office:value-type="string">
            <text:p text:style-name="P256">Χωρίς <text:span text:style-name="T1">Allreduce</text:span></text:p>
          </table:table-cell>
        </table:table-row>
        <table:table-row>
          <table:table-cell table:style-name="Πίνακας21.A2" office:value-type="string">
            <text:p text:style-name="P239">840x840</text:p>
          </table:table-cell>
          <table:table-cell table:style-name="Πίνακας21.B3" office:value-type="float" office:value="0.3">
            <text:p text:style-name="P230">0,30</text:p>
          </table:table-cell>
          <table:table-cell table:style-name="Πίνακας21.C3" office:value-type="float" office:value="0.35">
            <text:p text:style-name="P169">0,35</text:p>
          </table:table-cell>
        </table:table-row>
        <table:table-row>
          <table:table-cell table:style-name="Πίνακας21.A2" office:value-type="string">
            <text:p text:style-name="P239">1680x1680</text:p>
          </table:table-cell>
          <table:table-cell table:style-name="Πίνακας21.B3" office:value-type="float" office:value="0.56">
            <text:p text:style-name="P230">0,56</text:p>
          </table:table-cell>
          <table:table-cell table:style-name="Πίνακας21.C3" office:value-type="float" office:value="0.71">
            <text:p text:style-name="P169">0,71</text:p>
          </table:table-cell>
        </table:table-row>
        <table:table-row>
          <table:table-cell table:style-name="Πίνακας21.A2" office:value-type="string">
            <text:p text:style-name="P239">3360x3360</text:p>
          </table:table-cell>
          <table:table-cell table:style-name="Πίνακας21.B3" office:value-type="float" office:value="0.5">
            <text:p text:style-name="P230">0,50</text:p>
          </table:table-cell>
          <table:table-cell table:style-name="Πίνακας21.C3" office:value-type="float" office:value="0.54">
            <text:p text:style-name="P169">0,54</text:p>
          </table:table-cell>
        </table:table-row>
        <table:table-row>
          <table:table-cell table:style-name="Πίνακας21.A2" office:value-type="string">
            <text:p text:style-name="P239">6720x6720</text:p>
          </table:table-cell>
          <table:table-cell table:style-name="Πίνακας21.B3" office:value-type="float" office:value="0.51">
            <text:p text:style-name="P230">0,51</text:p>
          </table:table-cell>
          <table:table-cell table:style-name="Πίνακας21.C3" office:value-type="float" office:value="0.53">
            <text:p text:style-name="P169">0,53</text:p>
          </table:table-cell>
        </table:table-row>
        <table:table-row>
          <table:table-cell table:style-name="Πίνακας21.A2" office:value-type="string">
            <text:p text:style-name="P239">13440x13440</text:p>
          </table:table-cell>
          <table:table-cell table:style-name="Πίνακας21.B3" office:value-type="float" office:value="0.53">
            <text:p text:style-name="P230">0,53</text:p>
          </table:table-cell>
          <table:table-cell table:style-name="Πίνακας21.C3" office:value-type="float" office:value="0.53">
            <text:p text:style-name="P169">0,53</text:p>
          </table:table-cell>
        </table:table-row>
        <table:table-row>
          <table:table-cell table:style-name="Πίνακας21.A2" office:value-type="string">
            <text:p text:style-name="P239">26880x26880</text:p>
          </table:table-cell>
          <table:table-cell table:style-name="Πίνακας21.B3" office:value-type="float" office:value="0.53">
            <text:p text:style-name="P225">0,53</text:p>
          </table:table-cell>
          <table:table-cell table:style-name="Πίνακας21.C3" office:value-type="float" office:value="0.54">
            <text:p text:style-name="P169">0,54</text:p>
          </table:table-cell>
        </table:table-row>
      </table:table>
      <text:p text:style-name="P34"/>
      <text:p text:style-name="P34"/>
      <table:table table:name="Πίνακας22" table:style-name="Πίνακας22">
        <table:table-column table:style-name="Πίνακας22.A"/>
        <table:table-column table:style-name="Πίνακας22.B"/>
        <table:table-column table:style-name="Πίνακας22.C"/>
        <table:table-row>
          <table:table-cell table:style-name="Πίνακας22.A1" table:number-columns-spanned="3" office:value-type="string">
            <text:p text:style-name="P257">Αποδοτικότητα για <text:span text:style-name="T20">36</text:span> διεργασίες</text:p>
          </table:table-cell>
          <table:covered-table-cell/>
          <table:covered-table-cell/>
        </table:table-row>
        <table:table-row>
          <table:table-cell table:style-name="Πίνακας22.A2" office:value-type="string">
            <text:p text:style-name="P257"/>
          </table:table-cell>
          <table:table-cell table:style-name="Πίνακας22.A2" office:value-type="string">
            <text:p text:style-name="P257">Με <text:span text:style-name="T1">Allreduce</text:span></text:p>
          </table:table-cell>
          <table:table-cell table:style-name="Πίνακας22.C2" office:value-type="string">
            <text:p text:style-name="P257">Χωρίς <text:span text:style-name="T1">Allreduce</text:span></text:p>
          </table:table-cell>
        </table:table-row>
        <table:table-row>
          <table:table-cell table:style-name="Πίνακας22.A2" office:value-type="string">
            <text:p text:style-name="P240">840x840</text:p>
          </table:table-cell>
          <table:table-cell table:style-name="Πίνακας22.B3" office:value-type="float" office:value="0.15">
            <text:p text:style-name="P230">0,15</text:p>
          </table:table-cell>
          <table:table-cell table:style-name="Πίνακας22.C3" office:value-type="float" office:value="0.26">
            <text:p text:style-name="P170">0,26</text:p>
          </table:table-cell>
        </table:table-row>
        <table:table-row>
          <table:table-cell table:style-name="Πίνακας22.A2" office:value-type="string">
            <text:p text:style-name="P240">1680x1680</text:p>
          </table:table-cell>
          <table:table-cell table:style-name="Πίνακας22.B3" office:value-type="float" office:value="0.41">
            <text:p text:style-name="P230">0,41</text:p>
          </table:table-cell>
          <table:table-cell table:style-name="Πίνακας22.C3" office:value-type="float" office:value="0.55">
            <text:p text:style-name="P170">0,55</text:p>
          </table:table-cell>
        </table:table-row>
        <table:table-row>
          <table:table-cell table:style-name="Πίνακας22.A2" office:value-type="string">
            <text:p text:style-name="P240">3360x3360</text:p>
          </table:table-cell>
          <table:table-cell table:style-name="Πίνακας22.B3" office:value-type="float" office:value="0.46">
            <text:p text:style-name="P230">0,46</text:p>
          </table:table-cell>
          <table:table-cell table:style-name="Πίνακας22.C3" office:value-type="float" office:value="0.51">
            <text:p text:style-name="P170">0,51</text:p>
          </table:table-cell>
        </table:table-row>
        <table:table-row>
          <table:table-cell table:style-name="Πίνακας22.A2" office:value-type="string">
            <text:p text:style-name="P240">6720x6720</text:p>
          </table:table-cell>
          <table:table-cell table:style-name="Πίνακας22.B3" office:value-type="float" office:value="0.47">
            <text:p text:style-name="P230">0,47</text:p>
          </table:table-cell>
          <table:table-cell table:style-name="Πίνακας22.C3" office:value-type="float" office:value="0.48">
            <text:p text:style-name="P171">0,48</text:p>
          </table:table-cell>
        </table:table-row>
        <table:table-row>
          <table:table-cell table:style-name="Πίνακας22.A2" office:value-type="string">
            <text:p text:style-name="P240">13440x13440</text:p>
          </table:table-cell>
          <table:table-cell table:style-name="Πίνακας22.B3" office:value-type="float" office:value="0.49">
            <text:p text:style-name="P230">0,49</text:p>
          </table:table-cell>
          <table:table-cell table:style-name="Πίνακας22.C3" office:value-type="float" office:value="0.49">
            <text:p text:style-name="P172">0,49</text:p>
          </table:table-cell>
        </table:table-row>
        <table:table-row>
          <table:table-cell table:style-name="Πίνακας22.A2" office:value-type="string">
            <text:p text:style-name="P240">26880x26880</text:p>
          </table:table-cell>
          <table:table-cell table:style-name="Πίνακας22.B3" office:value-type="float" office:value="0.5">
            <text:p text:style-name="P225">0,50</text:p>
          </table:table-cell>
          <table:table-cell table:style-name="Πίνακας22.C3" office:value-type="float" office:value="0.5">
            <text:p text:style-name="P173">0,50</text:p>
          </table:table-cell>
        </table:table-row>
      </table:table>
      <text:p text:style-name="P35"/>
      <text:p text:style-name="P36"><text:soft-page-break/></text:p>
      <table:table table:name="Πίνακας23" table:style-name="Πίνακας23">
        <table:table-column table:style-name="Πίνακας23.A"/>
        <table:table-column table:style-name="Πίνακας23.B"/>
        <table:table-column table:style-name="Πίνακας23.C"/>
        <table:table-row>
          <table:table-cell table:style-name="Πίνακας23.A1" table:number-columns-spanned="3" office:value-type="string">
            <text:p text:style-name="P258">Αποδοτικότητα για <text:span text:style-name="T21">4</text:span>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23.A2" office:value-type="string">
            <text:p text:style-name="P258"/>
          </table:table-cell>
          <table:table-cell table:style-name="Πίνακας23.A2" office:value-type="string">
            <text:p text:style-name="P258">Με <text:span text:style-name="T1">Allreduce</text:span></text:p>
          </table:table-cell>
          <table:table-cell table:style-name="Πίνακας23.C2" office:value-type="string">
            <text:p text:style-name="P258">Χωρίς <text:span text:style-name="T1">Allreduce</text:span></text:p>
          </table:table-cell>
        </table:table-row>
        <table:table-row>
          <table:table-cell table:style-name="Πίνακας23.A2" office:value-type="string">
            <text:p text:style-name="P241">840x840</text:p>
          </table:table-cell>
          <table:table-cell table:style-name="Πίνακας23.B3" office:value-type="float" office:value="0.13">
            <text:p text:style-name="P226">0,13</text:p>
          </table:table-cell>
          <table:table-cell table:style-name="Πίνακας23.C3" office:value-type="float" office:value="0.23">
            <text:p text:style-name="P174">0,23</text:p>
          </table:table-cell>
        </table:table-row>
        <table:table-row>
          <table:table-cell table:style-name="Πίνακας23.A2" office:value-type="string">
            <text:p text:style-name="P241">1680x1680</text:p>
          </table:table-cell>
          <table:table-cell table:style-name="Πίνακας23.B3" office:value-type="float" office:value="0.38">
            <text:p text:style-name="P226">0,38</text:p>
          </table:table-cell>
          <table:table-cell table:style-name="Πίνακας23.C3" office:value-type="float" office:value="0.46">
            <text:p text:style-name="P174">0,46</text:p>
          </table:table-cell>
        </table:table-row>
        <table:table-row>
          <table:table-cell table:style-name="Πίνακας23.A2" office:value-type="string">
            <text:p text:style-name="P241">3360x3360</text:p>
          </table:table-cell>
          <table:table-cell table:style-name="Πίνακας23.B3" office:value-type="float" office:value="0.56">
            <text:p text:style-name="P226">0,56</text:p>
          </table:table-cell>
          <table:table-cell table:style-name="Πίνακας23.C3" office:value-type="float" office:value="0.67">
            <text:p text:style-name="P174">0,67</text:p>
          </table:table-cell>
        </table:table-row>
        <table:table-row>
          <table:table-cell table:style-name="Πίνακας23.A2" office:value-type="string">
            <text:p text:style-name="P241">6720x6720</text:p>
          </table:table-cell>
          <table:table-cell table:style-name="Πίνακας23.B3" office:value-type="float" office:value="0.49">
            <text:p text:style-name="P226">0,49</text:p>
          </table:table-cell>
          <table:table-cell table:style-name="Πίνακας23.C3" office:value-type="float" office:value="0.52">
            <text:p text:style-name="P174">0,52</text:p>
          </table:table-cell>
        </table:table-row>
        <table:table-row>
          <table:table-cell table:style-name="Πίνακας23.A2" office:value-type="string">
            <text:p text:style-name="P241">13440x13440</text:p>
          </table:table-cell>
          <table:table-cell table:style-name="Πίνακας23.B3" office:value-type="float" office:value="0.52">
            <text:p text:style-name="P226">0,52</text:p>
          </table:table-cell>
          <table:table-cell table:style-name="Πίνακας23.C3" office:value-type="float" office:value="0.53">
            <text:p text:style-name="P175">0,53</text:p>
          </table:table-cell>
        </table:table-row>
        <table:table-row>
          <table:table-cell table:style-name="Πίνακας23.A2" office:value-type="string">
            <text:p text:style-name="P241">26880x26880</text:p>
          </table:table-cell>
          <table:table-cell table:style-name="Πίνακας23.B3" office:value-type="float" office:value="0.53">
            <text:p text:style-name="P229">0,53</text:p>
          </table:table-cell>
          <table:table-cell table:style-name="Πίνακας23.C3" office:value-type="float" office:value="0.54">
            <text:p text:style-name="P176">0,54</text:p>
          </table:table-cell>
        </table:table-row>
      </table:table>
      <text:p text:style-name="P36"/>
      <text:p text:style-name="P37"/>
      <table:table table:name="Πίνακας24" table:style-name="Πίνακας24">
        <table:table-column table:style-name="Πίνακας24.A"/>
        <table:table-column table:style-name="Πίνακας24.B"/>
        <table:table-column table:style-name="Πίνακας24.C"/>
        <table:table-row>
          <table:table-cell table:style-name="Πίνακας24.A1" table:number-columns-spanned="3" office:value-type="string">
            <text:p text:style-name="P259">Αποδοτικότητα για <text:span text:style-name="T22">64</text:span> διεργασίες</text:p>
          </table:table-cell>
          <table:covered-table-cell/>
          <table:covered-table-cell/>
        </table:table-row>
        <table:table-row>
          <table:table-cell table:style-name="Πίνακας24.A2" office:value-type="string">
            <text:p text:style-name="P259"/>
          </table:table-cell>
          <table:table-cell table:style-name="Πίνακας24.A2" office:value-type="string">
            <text:p text:style-name="P259">Με <text:span text:style-name="T1">Allreduce</text:span></text:p>
          </table:table-cell>
          <table:table-cell table:style-name="Πίνακας24.C2" office:value-type="string">
            <text:p text:style-name="P259">Χωρίς <text:span text:style-name="T1">Allreduce</text:span></text:p>
          </table:table-cell>
        </table:table-row>
        <table:table-row>
          <table:table-cell table:style-name="Πίνακας24.A2" office:value-type="string">
            <text:p text:style-name="P242">840x840</text:p>
          </table:table-cell>
          <table:table-cell table:style-name="Πίνακας24.B3" office:value-type="float" office:value="0.14">
            <text:p text:style-name="P226">0,14</text:p>
          </table:table-cell>
          <table:table-cell table:style-name="Πίνακας24.C3" office:value-type="float" office:value="0.18">
            <text:p text:style-name="P177">0,18</text:p>
          </table:table-cell>
        </table:table-row>
        <table:table-row>
          <table:table-cell table:style-name="Πίνακας24.A2" office:value-type="string">
            <text:p text:style-name="P242">1680x1680</text:p>
          </table:table-cell>
          <table:table-cell table:style-name="Πίνακας24.B3" office:value-type="float" office:value="0.35">
            <text:p text:style-name="P226">0,35</text:p>
          </table:table-cell>
          <table:table-cell table:style-name="Πίνακας24.C3" office:value-type="float" office:value="0.43">
            <text:p text:style-name="P177">0,43</text:p>
          </table:table-cell>
        </table:table-row>
        <table:table-row>
          <table:table-cell table:style-name="Πίνακας24.A2" office:value-type="string">
            <text:p text:style-name="P242">3360x3360</text:p>
          </table:table-cell>
          <table:table-cell table:style-name="Πίνακας24.B3" office:value-type="float" office:value="0.56">
            <text:p text:style-name="P226">0,56</text:p>
          </table:table-cell>
          <table:table-cell table:style-name="Πίνακας24.C3" office:value-type="float" office:value="0.71">
            <text:p text:style-name="P177">0,71</text:p>
          </table:table-cell>
        </table:table-row>
        <table:table-row>
          <table:table-cell table:style-name="Πίνακας24.A2" office:value-type="string">
            <text:p text:style-name="P242">6720x6720</text:p>
          </table:table-cell>
          <table:table-cell table:style-name="Πίνακας24.B3" office:value-type="float" office:value="0.45">
            <text:p text:style-name="P226">0,45</text:p>
          </table:table-cell>
          <table:table-cell table:style-name="Πίνακας24.C3" office:value-type="float" office:value="0.49">
            <text:p text:style-name="P178">0,<text:span text:style-name="T61">49</text:span></text:p>
          </table:table-cell>
        </table:table-row>
        <table:table-row>
          <table:table-cell table:style-name="Πίνακας24.A2" office:value-type="string">
            <text:p text:style-name="P242">13440x13440</text:p>
          </table:table-cell>
          <table:table-cell table:style-name="Πίνακας24.B3" office:value-type="float" office:value="0.48">
            <text:p text:style-name="P226">0,48</text:p>
          </table:table-cell>
          <table:table-cell table:style-name="Πίνακας24.C3" office:value-type="float" office:value="0.49">
            <text:p text:style-name="P179">0,<text:span text:style-name="T61">49</text:span></text:p>
          </table:table-cell>
        </table:table-row>
        <table:table-row>
          <table:table-cell table:style-name="Πίνακας24.A2" office:value-type="string">
            <text:p text:style-name="P242">26880x26880</text:p>
          </table:table-cell>
          <table:table-cell table:style-name="Πίνακας24.B3" office:value-type="float" office:value="0.49">
            <text:p text:style-name="P226">0,49</text:p>
          </table:table-cell>
          <table:table-cell table:style-name="Πίνακας24.C3" office:value-type="float" office:value="0.5">
            <text:p text:style-name="P180">0,<text:span text:style-name="T61">50</text:span></text:p>
          </table:table-cell>
        </table:table-row>
      </table:table>
      <text:p text:style-name="P37"><text:s text:c="6"/></text:p>
      <text:p text:style-name="P38"/>
      <table:table table:name="Πίνακας25" table:style-name="Πίνακας25">
        <table:table-column table:style-name="Πίνακας25.A"/>
        <table:table-column table:style-name="Πίνακας25.B"/>
        <table:table-column table:style-name="Πίνακας25.C"/>
        <table:table-row>
          <table:table-cell table:style-name="Πίνακας25.A1" table:number-columns-spanned="3" office:value-type="string">
            <text:p text:style-name="P260">Αποδοτικότητα για <text:span text:style-name="T23">80</text:span> διεργασίες</text:p>
          </table:table-cell>
          <table:covered-table-cell/>
          <table:covered-table-cell/>
        </table:table-row>
        <table:table-row>
          <table:table-cell table:style-name="Πίνακας25.A2" office:value-type="string">
            <text:p text:style-name="P260"/>
          </table:table-cell>
          <table:table-cell table:style-name="Πίνακας25.A2" office:value-type="string">
            <text:p text:style-name="P260">Με <text:span text:style-name="T1">Allreduce</text:span></text:p>
          </table:table-cell>
          <table:table-cell table:style-name="Πίνακας25.C2" office:value-type="string">
            <text:p text:style-name="P260">Χωρίς <text:span text:style-name="T1">Allreduce</text:span></text:p>
          </table:table-cell>
        </table:table-row>
        <table:table-row>
          <table:table-cell table:style-name="Πίνακας25.A2" office:value-type="string">
            <text:p text:style-name="P243">840x840</text:p>
          </table:table-cell>
          <table:table-cell table:style-name="Πίνακας25.B3" office:value-type="float" office:value="0.06">
            <text:p text:style-name="P227">0,06</text:p>
          </table:table-cell>
          <table:table-cell table:style-name="Πίνακας25.C3" office:value-type="float" office:value="0.1">
            <text:p text:style-name="P150"><text:span text:style-name="T60">0</text:span>,10</text:p>
          </table:table-cell>
        </table:table-row>
        <table:table-row>
          <table:table-cell table:style-name="Πίνακας25.A2" office:value-type="string">
            <text:p text:style-name="P243">1680x1680</text:p>
          </table:table-cell>
          <table:table-cell table:style-name="Πίνακας25.B3" office:value-type="float" office:value="0.19">
            <text:p text:style-name="P227">0,19</text:p>
          </table:table-cell>
          <table:table-cell table:style-name="Πίνακας25.C3" office:value-type="float" office:value="0.3">
            <text:p text:style-name="P278">0,30</text:p>
          </table:table-cell>
        </table:table-row>
        <table:table-row>
          <table:table-cell table:style-name="Πίνακας25.A2" office:value-type="string">
            <text:p text:style-name="P243">3360x3360</text:p>
          </table:table-cell>
          <table:table-cell table:style-name="Πίνακας25.B3" office:value-type="float" office:value="0.46">
            <text:p text:style-name="P227">0,46</text:p>
          </table:table-cell>
          <table:table-cell table:style-name="Πίνακας25.C3" office:value-type="float" office:value="0.6">
            <text:p text:style-name="P279">0,60</text:p>
          </table:table-cell>
        </table:table-row>
        <table:table-row>
          <table:table-cell table:style-name="Πίνακας25.A2" office:value-type="string">
            <text:p text:style-name="P243">6720x6720</text:p>
          </table:table-cell>
          <table:table-cell table:style-name="Πίνακας25.B3" office:value-type="float" office:value="0.43">
            <text:p text:style-name="P227">0,43</text:p>
          </table:table-cell>
          <table:table-cell table:style-name="Πίνακας25.C3" office:value-type="float" office:value="0.68">
            <text:p text:style-name="P188"><text:span text:style-name="T16">0,6</text:span><text:span text:style-name="T1">8</text:span></text:p>
          </table:table-cell>
        </table:table-row>
        <table:table-row>
          <table:table-cell table:style-name="Πίνακας25.A2" office:value-type="string">
            <text:p text:style-name="P243">13440x13440</text:p>
          </table:table-cell>
          <table:table-cell table:style-name="Πίνακας25.B3" office:value-type="float" office:value="0.48">
            <text:p text:style-name="P228">0,48</text:p>
          </table:table-cell>
          <table:table-cell table:style-name="Πίνακας25.C3" office:value-type="float" office:value="0.49">
            <text:p text:style-name="P280">0,49</text:p>
          </table:table-cell>
        </table:table-row>
        <table:table-row>
          <table:table-cell table:style-name="Πίνακας25.A2" office:value-type="string">
            <text:p text:style-name="P243">26880x26880</text:p>
          </table:table-cell>
          <table:table-cell table:style-name="Πίνακας25.B3" office:value-type="float" office:value="0.49">
            <text:p text:style-name="P228">0,49</text:p>
          </table:table-cell>
          <table:table-cell table:style-name="Πίνακας25.C3" office:value-type="float" office:value="0.5">
            <text:p text:style-name="P281">0,50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71"><text:soft-page-break/>VI. <text:span text:style-name="T25">Υβριδικό </text:span>MPI + OpenMP</text:p>
      <text:p text:style-name="P271"/>
      <text:p text:style-name="P272"><text:span text:style-name="T29">Οδηγία 13:</text:span></text:p>
      <text:list xml:id="list3265925473" text:style-name="L1">
        <text:list-item>
          <text:p text:style-name="P263">1δ-8ν</text:p>
          <text:list>
            <text:list-item>
              <text:p text:style-name="P263">Χωρίς κάποια οδηγία για το <text:span text:style-name="T1">scheduling, </text:span><text:span text:style-name="T63">με </text:span><text:span text:style-name="T24">collapse:</text:span></text:p>
              <text:list>
                <text:list-item>
                  <text:p text:style-name="P264"><text:span text:style-name="T24">8</text:span><text:span text:style-name="T1">49 milliseconds (</text:span>ακόμα χειρότερα και από το ακολουθιακό!)</text:p>
                </text:list-item>
              </text:list>
            </text:list-item>
            <text:list-item>
              <text:p text:style-name="P264">Με οδηγία για <text:span text:style-name="T1">dynamic scheduling </text:span>χωρίς ιδιαίτερο <text:span text:style-name="T1">chunk size, </text:span>με <text:span text:style-name="T1">collapse</text:span></text:p>
              <text:list>
                <text:list-item>
                  <text:p text:style-name="P265"><text:span text:style-name="T1">20 seconds 982 milliseconds WHAT WHY</text:span></text:p>
                </text:list-item>
              </text:list>
            </text:list-item>
            <text:list-item>
              <text:p text:style-name="P266">Με οδηγία για <text:span text:style-name="T1">guided scheduling </text:span>χωρίς κάποιο <text:span text:style-name="T1">chunk size, </text:span>με <text:span text:style-name="T1">collapse</text:span></text:p>
              <text:list>
                <text:list-item>
                  <text:p text:style-name="P267"><text:span text:style-name="T1">17 seconds 768 milliseconds </text:span></text:p>
                </text:list-item>
              </text:list>
            </text:list-item>
            <text:list-item>
              <text:p text:style-name="P267">Με οδηγία για <text:span text:style-name="T1">runtime scheduling </text:span>χωρίς κάποιο <text:span text:style-name="T1">chunk size, </text:span>με <text:span text:style-name="T1">collapse</text:span></text:p>
              <text:list>
                <text:list-item>
                  <text:p text:style-name="P268"><text:span text:style-name="T1">17 seconds 684 milliseconds</text:span></text:p>
                </text:list-item>
              </text:list>
            </text:list-item>
            <text:list-item>
              <text:p text:style-name="P268">Άρα ναι, το <text:span text:style-name="T1">static </text:span>είναι σαφέστατα καλύτερο απ’όλα</text:p>
            </text:list-item>
            <text:list-item>
              <text:p text:style-name="P268">Πειραματισμός για το <text:span text:style-name="T1">chunksize </text:span>του <text:span text:style-name="T1">static</text:span></text:p>
              <text:list>
                <text:list-item>
                  <text:p text:style-name="P269"/>
                </text:list-item>
              </text:list>
            </text:list-item>
          </text:list>
        </text:list-item>
        <text:list-item>
          <text:p text:style-name="P263">2δ-4ν</text:p>
        </text:list-item>
        <text:list-item>
          <text:p text:style-name="P263">2δ-8ν</text:p>
        </text:list-item>
        <text:list-item>
          <text:p text:style-name="P263">4δ-4</text:p>
          <text:list>
            <text:list-item>
              <text:p text:style-name="P263"/>
            </text:list-item>
          </text:list>
        </text:list-item>
        <text:list-item>
          <text:p text:style-name="P263">4δ-4ν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10-01T21:44:10.808000000</dc:date>
    <meta:editing-duration>PT9H21M52S</meta:editing-duration>
    <meta:editing-cycles>375</meta:editing-cycles>
    <meta:generator>LibreOffice/5.3.7.2$Windows_X86_64 LibreOffice_project/6b8ed514a9f8b44d37a1b96673cbbdd077e24059</meta:generator>
    <meta:document-statistic meta:table-count="25" meta:image-count="0" meta:object-count="0" meta:page-count="8" meta:paragraph-count="807" meta:word-count="1446" meta:character-count="8207" meta:non-whitespace-character-count="7560"/>
  </office:meta>
</office:document-meta>
</file>